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14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13mm" svg:height="90.04mm" svg:x="307.38mm" svg:y="20.19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.9999997" calcext:value-type="float">
            <text:p>0.9999997</text:p>
          </table:table-cell>
          <table:table-cell office:value-type="float" office:value="0.8905969" calcext:value-type="float">
            <text:p>0.8905969</text:p>
          </table:table-cell>
          <table:table-cell office:value-type="float" office:value="0.04041562" calcext:value-type="float">
            <text:p>0.04041562</text:p>
          </table:table-cell>
          <table:table-cell office:value-type="float" office:value="0.9999997" calcext:value-type="float">
            <text:p>0.9999997</text:p>
          </table:table-cell>
          <table:table-cell office:value-type="float" office:value="1.458584" calcext:value-type="float">
            <text:p>1.458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1.419213E-016" calcext:value-type="float">
            <text:p>1.419213E-16</text:p>
          </table:table-cell>
          <table:table-cell office:value-type="float" office:value="3.73179" calcext:value-type="float">
            <text:p>3.73179</text:p>
          </table:table-cell>
          <table:table-cell office:value-type="float" office:value="0.1018939" calcext:value-type="float">
            <text:p>0.1018939</text:p>
          </table:table-cell>
          <table:table-cell office:value-type="float" office:value="1.419213E-016" calcext:value-type="float">
            <text:p>1.419213E-16</text:p>
          </table:table-cell>
          <table:table-cell office:value-type="float" office:value="2.73179" calcext:value-type="float">
            <text:p>2.73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4076745" calcext:value-type="float">
            <text:p>0.4076745</text:p>
          </table:table-cell>
          <table:table-cell office:value-type="float" office:value="2.540604" calcext:value-type="float">
            <text:p>2.540604</text:p>
          </table:table-cell>
          <table:table-cell office:value-type="float" office:value="0.006720518" calcext:value-type="float">
            <text:p>0.006720518</text:p>
          </table:table-cell>
          <table:table-cell office:value-type="float" office:value="0.4076745" calcext:value-type="float">
            <text:p>0.4076745</text:p>
          </table:table-cell>
          <table:table-cell office:value-type="float" office:value="2.782366" calcext:value-type="float">
            <text:p>2.782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66839" calcext:value-type="float">
            <text:p>0.02066839</text:p>
          </table:table-cell>
          <table:table-cell table:number-columns-repeated="23"/>
        </table:table-row>
        <table:table-row table:style-name="ro1">
          <table:table-cell office:value-type="float" office:value="0.3996661" calcext:value-type="float">
            <text:p>0.3996661</text:p>
          </table:table-cell>
          <table:table-cell office:value-type="float" office:value="2.576871" calcext:value-type="float">
            <text:p>2.576871</text:p>
          </table:table-cell>
          <table:table-cell office:value-type="float" office:value="0.05009099" calcext:value-type="float">
            <text:p>0.05009099</text:p>
          </table:table-cell>
          <table:table-cell office:value-type="float" office:value="0.3996661" calcext:value-type="float">
            <text:p>0.3996661</text:p>
          </table:table-cell>
          <table:table-cell office:value-type="float" office:value="2.811026" calcext:value-type="float">
            <text:p>2.811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9058" calcext:value-type="float">
            <text:p>0.01919058</text:p>
          </table:table-cell>
          <table:table-cell table:number-columns-repeated="23"/>
        </table:table-row>
        <table:table-row table:style-name="ro1">
          <table:table-cell office:value-type="float" office:value="0.4617157" calcext:value-type="float">
            <text:p>0.4617157</text:p>
          </table:table-cell>
          <table:table-cell office:value-type="float" office:value="2.387287" calcext:value-type="float">
            <text:p>2.387287</text:p>
          </table:table-cell>
          <table:table-cell office:value-type="float" office:value="0.004597789" calcext:value-type="float">
            <text:p>0.004597789</text:p>
          </table:table-cell>
          <table:table-cell office:value-type="float" office:value="0.4617157" calcext:value-type="float">
            <text:p>0.4617157</text:p>
          </table:table-cell>
          <table:table-cell office:value-type="float" office:value="2.693107" calcext:value-type="float">
            <text:p>2.693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2131" calcext:value-type="float">
            <text:p>0.01722131</text:p>
          </table:table-cell>
          <table:table-cell table:number-columns-repeated="23"/>
        </table:table-row>
        <table:table-row table:style-name="ro1">
          <table:table-cell office:value-type="float" office:value="0.9263233" calcext:value-type="float">
            <text:p>0.9263233</text:p>
          </table:table-cell>
          <table:table-cell office:value-type="float" office:value="1.086202" calcext:value-type="float">
            <text:p>1.086202</text:p>
          </table:table-cell>
          <table:table-cell office:value-type="float" office:value="0.004321177" calcext:value-type="float">
            <text:p>0.004321177</text:p>
          </table:table-cell>
          <table:table-cell office:value-type="float" office:value="0.9263233" calcext:value-type="float">
            <text:p>0.9263233</text:p>
          </table:table-cell>
          <table:table-cell office:value-type="float" office:value="1.654213" calcext:value-type="float">
            <text:p>1.6542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59255" calcext:value-type="float">
            <text:p>0.01659255</text:p>
          </table:table-cell>
          <table:table-cell table:number-columns-repeated="23"/>
        </table:table-row>
        <table:table-row table:style-name="ro1">
          <table:table-cell office:value-type="float" office:value="0.04050021" calcext:value-type="float">
            <text:p>0.04050021</text:p>
          </table:table-cell>
          <table:table-cell office:value-type="float" office:value="3.604166" calcext:value-type="float">
            <text:p>3.604166</text:p>
          </table:table-cell>
          <table:table-cell office:value-type="float" office:value="0.06660749" calcext:value-type="float">
            <text:p>0.06660749</text:p>
          </table:table-cell>
          <table:table-cell office:value-type="float" office:value="0.04050021" calcext:value-type="float">
            <text:p>0.04050021</text:p>
          </table:table-cell>
          <table:table-cell office:value-type="float" office:value="3.007011" calcext:value-type="float">
            <text:p>3.007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17416" calcext:value-type="float">
            <text:p>0.01617416</text:p>
          </table:table-cell>
          <table:table-cell table:number-columns-repeated="23"/>
        </table:table-row>
        <table:table-row table:style-name="ro1">
          <table:table-cell office:value-type="float" office:value="0.8162715" calcext:value-type="float">
            <text:p>0.8162715</text:p>
          </table:table-cell>
          <table:table-cell office:value-type="float" office:value="1.399792" calcext:value-type="float">
            <text:p>1.399792</text:p>
          </table:table-cell>
          <table:table-cell office:value-type="float" office:value="0.03344457" calcext:value-type="float">
            <text:p>0.03344457</text:p>
          </table:table-cell>
          <table:table-cell office:value-type="float" office:value="0.8162715" calcext:value-type="float">
            <text:p>0.8162715</text:p>
          </table:table-cell>
          <table:table-cell office:value-type="float" office:value="1.952124" calcext:value-type="float">
            <text:p>1.952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0539" calcext:value-type="float">
            <text:p>0.0160539</text:p>
          </table:table-cell>
          <table:table-cell table:number-columns-repeated="23"/>
        </table:table-row>
        <table:table-row table:style-name="ro1">
          <table:table-cell office:value-type="float" office:value="0.8433496" calcext:value-type="float">
            <text:p>0.8433496</text:p>
          </table:table-cell>
          <table:table-cell office:value-type="float" office:value="1.352975" calcext:value-type="float">
            <text:p>1.352975</text:p>
          </table:table-cell>
          <table:table-cell office:value-type="float" office:value="0.1580301" calcext:value-type="float">
            <text:p>0.1580301</text:p>
          </table:table-cell>
          <table:table-cell office:value-type="float" office:value="0.8433496" calcext:value-type="float">
            <text:p>0.8433496</text:p>
          </table:table-cell>
          <table:table-cell office:value-type="float" office:value="1.923057" calcext:value-type="float">
            <text:p>1.923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555" calcext:value-type="float">
            <text:p>0.0159555</text:p>
          </table:table-cell>
          <table:table-cell table:number-columns-repeated="23"/>
        </table:table-row>
        <table:table-row table:style-name="ro1">
          <table:table-cell office:value-type="float" office:value="0.08430091" calcext:value-type="float">
            <text:p>0.08430091</text:p>
          </table:table-cell>
          <table:table-cell office:value-type="float" office:value="3.459746" calcext:value-type="float">
            <text:p>3.459746</text:p>
          </table:table-cell>
          <table:table-cell office:value-type="float" office:value="0.01119541" calcext:value-type="float">
            <text:p>0.01119541</text:p>
          </table:table-cell>
          <table:table-cell office:value-type="float" office:value="0.08430091" calcext:value-type="float">
            <text:p>0.08430091</text:p>
          </table:table-cell>
          <table:table-cell office:value-type="float" office:value="3.043594" calcext:value-type="float">
            <text:p>3.043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1908" calcext:value-type="float">
            <text:p>0.01561908</text:p>
          </table:table-cell>
          <table:table-cell table:number-columns-repeated="23"/>
        </table:table-row>
        <table:table-row table:style-name="ro1">
          <table:table-cell office:value-type="float" office:value="0.3747301" calcext:value-type="float">
            <text:p>0.3747301</text:p>
          </table:table-cell>
          <table:table-cell office:value-type="float" office:value="2.632053" calcext:value-type="float">
            <text:p>2.632053</text:p>
          </table:table-cell>
          <table:table-cell office:value-type="float" office:value="0.001513824" calcext:value-type="float">
            <text:p>0.001513824</text:p>
          </table:table-cell>
          <table:table-cell office:value-type="float" office:value="0.3747301" calcext:value-type="float">
            <text:p>0.3747301</text:p>
          </table:table-cell>
          <table:table-cell office:value-type="float" office:value="2.830069" calcext:value-type="float">
            <text:p>2.830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4872" calcext:value-type="float">
            <text:p>0.01554872</text:p>
          </table:table-cell>
          <table:table-cell table:number-columns-repeated="23"/>
        </table:table-row>
        <table:table-row table:style-name="ro1">
          <table:table-cell office:value-type="float" office:value="0.5174932" calcext:value-type="float">
            <text:p>0.5174932</text:p>
          </table:table-cell>
          <table:table-cell office:value-type="float" office:value="2.230342" calcext:value-type="float">
            <text:p>2.230342</text:p>
          </table:table-cell>
          <table:table-cell office:value-type="float" office:value="0.005728806" calcext:value-type="float">
            <text:p>0.005728806</text:p>
          </table:table-cell>
          <table:table-cell office:value-type="float" office:value="0.5174932" calcext:value-type="float">
            <text:p>0.5174932</text:p>
          </table:table-cell>
          <table:table-cell office:value-type="float" office:value="2.594139" calcext:value-type="float">
            <text:p>2.594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0834" calcext:value-type="float">
            <text:p>0.01550834</text:p>
          </table:table-cell>
          <table:table-cell table:number-columns-repeated="23"/>
        </table:table-row>
        <table:table-row table:style-name="ro1">
          <table:table-cell office:value-type="float" office:value="0.2967124" calcext:value-type="float">
            <text:p>0.2967124</text:p>
          </table:table-cell>
          <table:table-cell office:value-type="float" office:value="2.855296" calcext:value-type="float">
            <text:p>2.855296</text:p>
          </table:table-cell>
          <table:table-cell office:value-type="float" office:value="0.008520545" calcext:value-type="float">
            <text:p>0.008520545</text:p>
          </table:table-cell>
          <table:table-cell office:value-type="float" office:value="0.2967124" calcext:value-type="float">
            <text:p>0.2967124</text:p>
          </table:table-cell>
          <table:table-cell office:value-type="float" office:value="2.935967" calcext:value-type="float">
            <text:p>2.935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0343" calcext:value-type="float">
            <text:p>0.01530343</text:p>
          </table:table-cell>
          <table:table-cell table:number-columns-repeated="23"/>
        </table:table-row>
        <table:table-row table:style-name="ro1">
          <table:table-cell office:value-type="float" office:value="0.3097027" calcext:value-type="float">
            <text:p>0.3097027</text:p>
          </table:table-cell>
          <table:table-cell office:value-type="float" office:value="2.831893" calcext:value-type="float">
            <text:p>2.831893</text:p>
          </table:table-cell>
          <table:table-cell office:value-type="float" office:value="0.04971593" calcext:value-type="float">
            <text:p>0.04971593</text:p>
          </table:table-cell>
          <table:table-cell office:value-type="float" office:value="0.3097027" calcext:value-type="float">
            <text:p>0.3097027</text:p>
          </table:table-cell>
          <table:table-cell office:value-type="float" office:value="2.935967" calcext:value-type="float">
            <text:p>2.935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8381" calcext:value-type="float">
            <text:p>0.01528381</text:p>
          </table:table-cell>
          <table:table-cell table:number-columns-repeated="23"/>
        </table:table-row>
        <table:table-row table:style-name="ro1">
          <table:table-cell office:value-type="float" office:value="0.2834802" calcext:value-type="float">
            <text:p>0.2834802</text:p>
          </table:table-cell>
          <table:table-cell office:value-type="float" office:value="2.890892" calcext:value-type="float">
            <text:p>2.890892</text:p>
          </table:table-cell>
          <table:table-cell office:value-type="float" office:value="0.002885311" calcext:value-type="float">
            <text:p>0.002885311</text:p>
          </table:table-cell>
          <table:table-cell office:value-type="float" office:value="0.2834802" calcext:value-type="float">
            <text:p>0.2834802</text:p>
          </table:table-cell>
          <table:table-cell office:value-type="float" office:value="2.948929" calcext:value-type="float">
            <text:p>2.948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9862" calcext:value-type="float">
            <text:p>0.01499862</text:p>
          </table:table-cell>
          <table:table-cell table:number-columns-repeated="23"/>
        </table:table-row>
        <table:table-row table:style-name="ro1">
          <table:table-cell office:value-type="float" office:value="0.4207316" calcext:value-type="float">
            <text:p>0.4207316</text:p>
          </table:table-cell>
          <table:table-cell office:value-type="float" office:value="2.519277" calcext:value-type="float">
            <text:p>2.519277</text:p>
          </table:table-cell>
          <table:table-cell office:value-type="float" office:value="0.05696948" calcext:value-type="float">
            <text:p>0.05696948</text:p>
          </table:table-cell>
          <table:table-cell office:value-type="float" office:value="0.4207316" calcext:value-type="float">
            <text:p>0.4207316</text:p>
          </table:table-cell>
          <table:table-cell office:value-type="float" office:value="2.780448" calcext:value-type="float">
            <text:p>2.780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3006" calcext:value-type="float">
            <text:p>0.01493006</text:p>
          </table:table-cell>
          <table:table-cell table:number-columns-repeated="23"/>
        </table:table-row>
        <table:table-row table:style-name="ro1">
          <table:table-cell office:value-type="float" office:value="0.355281" calcext:value-type="float">
            <text:p>0.355281</text:p>
          </table:table-cell>
          <table:table-cell office:value-type="float" office:value="2.702794" calcext:value-type="float">
            <text:p>2.702794</text:p>
          </table:table-cell>
          <table:table-cell office:value-type="float" office:value="0.05045718" calcext:value-type="float">
            <text:p>0.05045718</text:p>
          </table:table-cell>
          <table:table-cell office:value-type="float" office:value="0.355281" calcext:value-type="float">
            <text:p>0.355281</text:p>
          </table:table-cell>
          <table:table-cell office:value-type="float" office:value="2.876329" calcext:value-type="float">
            <text:p>2.876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1398" calcext:value-type="float">
            <text:p>0.01451398</text:p>
          </table:table-cell>
          <table:table-cell table:number-columns-repeated="23"/>
        </table:table-row>
        <table:table-row table:style-name="ro1">
          <table:table-cell office:value-type="float" office:value="0.6188584" calcext:value-type="float">
            <text:p>0.6188584</text:p>
          </table:table-cell>
          <table:table-cell office:value-type="float" office:value="1.944902" calcext:value-type="float">
            <text:p>1.944902</text:p>
          </table:table-cell>
          <table:table-cell office:value-type="float" office:value="0.004900665" calcext:value-type="float">
            <text:p>0.004900665</text:p>
          </table:table-cell>
          <table:table-cell office:value-type="float" office:value="0.6188584" calcext:value-type="float">
            <text:p>0.6188584</text:p>
          </table:table-cell>
          <table:table-cell office:value-type="float" office:value="2.394228" calcext:value-type="float">
            <text:p>2.394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1261" calcext:value-type="float">
            <text:p>0.01411261</text:p>
          </table:table-cell>
          <table:table-cell table:number-columns-repeated="23"/>
        </table:table-row>
        <table:table-row table:style-name="ro1">
          <table:table-cell office:value-type="float" office:value="0.7842206" calcext:value-type="float">
            <text:p>0.7842206</text:p>
          </table:table-cell>
          <table:table-cell office:value-type="float" office:value="1.481852" calcext:value-type="float">
            <text:p>1.481852</text:p>
          </table:table-cell>
          <table:table-cell office:value-type="float" office:value="0.005124062" calcext:value-type="float">
            <text:p>0.005124062</text:p>
          </table:table-cell>
          <table:table-cell office:value-type="float" office:value="0.7842206" calcext:value-type="float">
            <text:p>0.7842206</text:p>
          </table:table-cell>
          <table:table-cell office:value-type="float" office:value="2.021068" calcext:value-type="float">
            <text:p>2.021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4513" calcext:value-type="float">
            <text:p>0.01404513</text:p>
          </table:table-cell>
          <table:table-cell table:number-columns-repeated="23"/>
        </table:table-row>
        <table:table-row table:style-name="ro1">
          <table:table-cell office:value-type="float" office:value="0.508383" calcext:value-type="float">
            <text:p>0.508383</text:p>
          </table:table-cell>
          <table:table-cell office:value-type="float" office:value="2.278272" calcext:value-type="float">
            <text:p>2.278272</text:p>
          </table:table-cell>
          <table:table-cell office:value-type="float" office:value="0.08155677" calcext:value-type="float">
            <text:p>0.08155677</text:p>
          </table:table-cell>
          <table:table-cell office:value-type="float" office:value="0.508383" calcext:value-type="float">
            <text:p>0.508383</text:p>
          </table:table-cell>
          <table:table-cell office:value-type="float" office:value="2.638289" calcext:value-type="float">
            <text:p>2.638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93976" calcext:value-type="float">
            <text:p>0.01393976</text:p>
          </table:table-cell>
          <table:table-cell table:number-columns-repeated="23"/>
        </table:table-row>
        <table:table-row table:style-name="ro1">
          <table:table-cell office:value-type="float" office:value="0.6317873" calcext:value-type="float">
            <text:p>0.6317873</text:p>
          </table:table-cell>
          <table:table-cell office:value-type="float" office:value="1.908179" calcext:value-type="float">
            <text:p>1.908179</text:p>
          </table:table-cell>
          <table:table-cell office:value-type="float" office:value="0.003483334" calcext:value-type="float">
            <text:p>0.003483334</text:p>
          </table:table-cell>
          <table:table-cell office:value-type="float" office:value="0.6317873" calcext:value-type="float">
            <text:p>0.6317873</text:p>
          </table:table-cell>
          <table:table-cell office:value-type="float" office:value="2.366593" calcext:value-type="float">
            <text:p>2.366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3045" calcext:value-type="float">
            <text:p>0.01383045</text:p>
          </table:table-cell>
          <table:table-cell table:number-columns-repeated="23"/>
        </table:table-row>
        <table:table-row table:style-name="ro1">
          <table:table-cell office:value-type="float" office:value="0.3641949" calcext:value-type="float">
            <text:p>0.3641949</text:p>
          </table:table-cell>
          <table:table-cell office:value-type="float" office:value="2.661572" calcext:value-type="float">
            <text:p>2.661572</text:p>
          </table:table-cell>
          <table:table-cell office:value-type="float" office:value="0.0006634526" calcext:value-type="float">
            <text:p>0.0006634526</text:p>
          </table:table-cell>
          <table:table-cell office:value-type="float" office:value="0.3641949" calcext:value-type="float">
            <text:p>0.3641949</text:p>
          </table:table-cell>
          <table:table-cell office:value-type="float" office:value="2.844914" calcext:value-type="float">
            <text:p>2.8449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5925" calcext:value-type="float">
            <text:p>0.01365925</text:p>
          </table:table-cell>
          <table:table-cell table:number-columns-repeated="23"/>
        </table:table-row>
        <table:table-row table:style-name="ro1">
          <table:table-cell office:value-type="float" office:value="0.9196156" calcext:value-type="float">
            <text:p>0.9196156</text:p>
          </table:table-cell>
          <table:table-cell office:value-type="float" office:value="1.108134" calcext:value-type="float">
            <text:p>1.108134</text:p>
          </table:table-cell>
          <table:table-cell office:value-type="float" office:value="0.01779856" calcext:value-type="float">
            <text:p>0.01779856</text:p>
          </table:table-cell>
          <table:table-cell office:value-type="float" office:value="0.9196156" calcext:value-type="float">
            <text:p>0.9196156</text:p>
          </table:table-cell>
          <table:table-cell office:value-type="float" office:value="1.677212" calcext:value-type="float">
            <text:p>1.677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1279" calcext:value-type="float">
            <text:p>0.01361279</text:p>
          </table:table-cell>
          <table:table-cell table:number-columns-repeated="23"/>
        </table:table-row>
        <table:table-row table:style-name="ro1">
          <table:table-cell office:value-type="float" office:value="0.7780716" calcext:value-type="float">
            <text:p>0.7780716</text:p>
          </table:table-cell>
          <table:table-cell office:value-type="float" office:value="1.515055" calcext:value-type="float">
            <text:p>1.515055</text:p>
          </table:table-cell>
          <table:table-cell office:value-type="float" office:value="0.06696353" calcext:value-type="float">
            <text:p>0.06696353</text:p>
          </table:table-cell>
          <table:table-cell office:value-type="float" office:value="0.7780716" calcext:value-type="float">
            <text:p>0.7780716</text:p>
          </table:table-cell>
          <table:table-cell office:value-type="float" office:value="2.057421" calcext:value-type="float">
            <text:p>2.057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0308" calcext:value-type="float">
            <text:p>0.01350308</text:p>
          </table:table-cell>
          <table:table-cell table:number-columns-repeated="23"/>
        </table:table-row>
        <table:table-row table:style-name="ro1">
          <table:table-cell office:value-type="float" office:value="0.9603653" calcext:value-type="float">
            <text:p>0.9603653</text:p>
          </table:table-cell>
          <table:table-cell office:value-type="float" office:value="0.9921108" calcext:value-type="float">
            <text:p>0.9921108</text:p>
          </table:table-cell>
          <table:table-cell office:value-type="float" office:value="0.005274343" calcext:value-type="float">
            <text:p>0.005274343</text:p>
          </table:table-cell>
          <table:table-cell office:value-type="float" office:value="0.9603653" calcext:value-type="float">
            <text:p>0.9603653</text:p>
          </table:table-cell>
          <table:table-cell office:value-type="float" office:value="1.560119" calcext:value-type="float">
            <text:p>1.560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0788" calcext:value-type="float">
            <text:p>0.01340788</text:p>
          </table:table-cell>
          <table:table-cell table:number-columns-repeated="23"/>
        </table:table-row>
        <table:table-row table:style-name="ro1">
          <table:table-cell office:value-type="float" office:value="0.4530517" calcext:value-type="float">
            <text:p>0.4530517</text:p>
          </table:table-cell>
          <table:table-cell office:value-type="float" office:value="2.414029" calcext:value-type="float">
            <text:p>2.414029</text:p>
          </table:table-cell>
          <table:table-cell office:value-type="float" office:value="0.01183109" calcext:value-type="float">
            <text:p>0.01183109</text:p>
          </table:table-cell>
          <table:table-cell office:value-type="float" office:value="0.4530517" calcext:value-type="float">
            <text:p>0.4530517</text:p>
          </table:table-cell>
          <table:table-cell office:value-type="float" office:value="2.710599" calcext:value-type="float">
            <text:p>2.710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3286" calcext:value-type="float">
            <text:p>0.01323286</text:p>
          </table:table-cell>
          <table:table-cell table:number-columns-repeated="23"/>
        </table:table-row>
        <table:table-row table:style-name="ro1">
          <table:table-cell office:value-type="float" office:value="0.7068566" calcext:value-type="float">
            <text:p>0.7068566</text:p>
          </table:table-cell>
          <table:table-cell office:value-type="float" office:value="1.710156" calcext:value-type="float">
            <text:p>1.710156</text:p>
          </table:table-cell>
          <table:table-cell office:value-type="float" office:value="0.04908587" calcext:value-type="float">
            <text:p>0.04908587</text:p>
          </table:table-cell>
          <table:table-cell office:value-type="float" office:value="0.7068566" calcext:value-type="float">
            <text:p>0.7068566</text:p>
          </table:table-cell>
          <table:table-cell office:value-type="float" office:value="2.218463" calcext:value-type="float">
            <text:p>2.218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0287" calcext:value-type="float">
            <text:p>0.01320287</text:p>
          </table:table-cell>
          <table:table-cell table:number-columns-repeated="23"/>
        </table:table-row>
        <table:table-row table:style-name="ro1">
          <table:table-cell office:value-type="float" office:value="0.6254225" calcext:value-type="float">
            <text:p>0.6254225</text:p>
          </table:table-cell>
          <table:table-cell office:value-type="float" office:value="1.937236" calcext:value-type="float">
            <text:p>1.937236</text:p>
          </table:table-cell>
          <table:table-cell office:value-type="float" office:value="0.04261239" calcext:value-type="float">
            <text:p>0.04261239</text:p>
          </table:table-cell>
          <table:table-cell office:value-type="float" office:value="0.6254225" calcext:value-type="float">
            <text:p>0.6254225</text:p>
          </table:table-cell>
          <table:table-cell office:value-type="float" office:value="2.394228" calcext:value-type="float">
            <text:p>2.394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92707" calcext:value-type="float">
            <text:p>0.01292707</text:p>
          </table:table-cell>
          <table:table-cell table:number-columns-repeated="23"/>
        </table:table-row>
        <table:table-row table:style-name="ro1">
          <table:table-cell office:value-type="float" office:value="0.04796577" calcext:value-type="float">
            <text:p>0.04796577</text:p>
          </table:table-cell>
          <table:table-cell office:value-type="float" office:value="3.574365" calcext:value-type="float">
            <text:p>3.574365</text:p>
          </table:table-cell>
          <table:table-cell office:value-type="float" office:value="0.04209473" calcext:value-type="float">
            <text:p>0.04209473</text:p>
          </table:table-cell>
          <table:table-cell office:value-type="float" office:value="0.04796577" calcext:value-type="float">
            <text:p>0.04796577</text:p>
          </table:table-cell>
          <table:table-cell office:value-type="float" office:value="3.013104" calcext:value-type="float">
            <text:p>3.013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4209" calcext:value-type="float">
            <text:p>0.01284209</text:p>
          </table:table-cell>
          <table:table-cell table:number-columns-repeated="23"/>
        </table:table-row>
        <table:table-row table:style-name="ro1">
          <table:table-cell office:value-type="float" office:value="0.4871812" calcext:value-type="float">
            <text:p>0.4871812</text:p>
          </table:table-cell>
          <table:table-cell office:value-type="float" office:value="2.317791" calcext:value-type="float">
            <text:p>2.317791</text:p>
          </table:table-cell>
          <table:table-cell office:value-type="float" office:value="0.01214068" calcext:value-type="float">
            <text:p>0.01214068</text:p>
          </table:table-cell>
          <table:table-cell office:value-type="float" office:value="0.4871812" calcext:value-type="float">
            <text:p>0.4871812</text:p>
          </table:table-cell>
          <table:table-cell office:value-type="float" office:value="2.651575" calcext:value-type="float">
            <text:p>2.651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3198" calcext:value-type="float">
            <text:p>0.01283198</text:p>
          </table:table-cell>
          <table:table-cell table:number-columns-repeated="23"/>
        </table:table-row>
        <table:table-row table:style-name="ro1">
          <table:table-cell office:value-type="float" office:value="0.329153" calcext:value-type="float">
            <text:p>0.329153</text:p>
          </table:table-cell>
          <table:table-cell office:value-type="float" office:value="2.780679" calcext:value-type="float">
            <text:p>2.780679</text:p>
          </table:table-cell>
          <table:table-cell office:value-type="float" office:value="0.06256253" calcext:value-type="float">
            <text:p>0.06256253</text:p>
          </table:table-cell>
          <table:table-cell office:value-type="float" office:value="0.329153" calcext:value-type="float">
            <text:p>0.329153</text:p>
          </table:table-cell>
          <table:table-cell office:value-type="float" office:value="2.916005" calcext:value-type="float">
            <text:p>2.916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1243" calcext:value-type="float">
            <text:p>0.01281243</text:p>
          </table:table-cell>
          <table:table-cell table:number-columns-repeated="23"/>
        </table:table-row>
        <table:table-row table:style-name="ro1">
          <table:table-cell office:value-type="float" office:value="0.4431391" calcext:value-type="float">
            <text:p>0.4431391</text:p>
          </table:table-cell>
          <table:table-cell office:value-type="float" office:value="2.446157" calcext:value-type="float">
            <text:p>2.446157</text:p>
          </table:table-cell>
          <table:table-cell office:value-type="float" office:value="0.02503657" calcext:value-type="float">
            <text:p>0.02503657</text:p>
          </table:table-cell>
          <table:table-cell office:value-type="float" office:value="0.4431391" calcext:value-type="float">
            <text:p>0.4431391</text:p>
          </table:table-cell>
          <table:table-cell office:value-type="float" office:value="2.732189" calcext:value-type="float">
            <text:p>2.732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0971" calcext:value-type="float">
            <text:p>0.01280971</text:p>
          </table:table-cell>
          <table:table-cell table:number-columns-repeated="23"/>
        </table:table-row>
        <table:table-row table:style-name="ro1">
          <table:table-cell office:value-type="float" office:value="0.9413413" calcext:value-type="float">
            <text:p>0.9413413</text:p>
          </table:table-cell>
          <table:table-cell office:value-type="float" office:value="1.046046" calcext:value-type="float">
            <text:p>1.046046</text:p>
          </table:table-cell>
          <table:table-cell office:value-type="float" office:value="0.01035615" calcext:value-type="float">
            <text:p>0.01035615</text:p>
          </table:table-cell>
          <table:table-cell office:value-type="float" office:value="0.9413413" calcext:value-type="float">
            <text:p>0.9413413</text:p>
          </table:table-cell>
          <table:table-cell office:value-type="float" office:value="1.614996" calcext:value-type="float">
            <text:p>1.6149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0532" calcext:value-type="float">
            <text:p>0.01270532</text:p>
          </table:table-cell>
          <table:table-cell table:number-columns-repeated="23"/>
        </table:table-row>
        <table:table-row table:style-name="ro1">
          <table:table-cell office:value-type="float" office:value="0.6056951" calcext:value-type="float">
            <text:p>0.6056951</text:p>
          </table:table-cell>
          <table:table-cell office:value-type="float" office:value="2.003403" calcext:value-type="float">
            <text:p>2.003403</text:p>
          </table:table-cell>
          <table:table-cell office:value-type="float" office:value="0.0815679" calcext:value-type="float">
            <text:p>0.0815679</text:p>
          </table:table-cell>
          <table:table-cell office:value-type="float" office:value="0.6056951" calcext:value-type="float">
            <text:p>0.6056951</text:p>
          </table:table-cell>
          <table:table-cell office:value-type="float" office:value="2.44869" calcext:value-type="float">
            <text:p>2.448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432" calcext:value-type="float">
            <text:p>0.0124432</text:p>
          </table:table-cell>
          <table:table-cell table:number-columns-repeated="23"/>
        </table:table-row>
        <table:table-row table:style-name="ro1">
          <table:table-cell office:value-type="float" office:value="0.9815899" calcext:value-type="float">
            <text:p>0.9815899</text:p>
          </table:table-cell>
          <table:table-cell office:value-type="float" office:value="0.9525877" calcext:value-type="float">
            <text:p>0.9525877</text:p>
          </table:table-cell>
          <table:table-cell office:value-type="float" office:value="0.09048389" calcext:value-type="float">
            <text:p>0.09048389</text:p>
          </table:table-cell>
          <table:table-cell office:value-type="float" office:value="0.9815899" calcext:value-type="float">
            <text:p>0.9815899</text:p>
          </table:table-cell>
          <table:table-cell office:value-type="float" office:value="1.527786" calcext:value-type="float">
            <text:p>1.527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1149" calcext:value-type="float">
            <text:p>0.01211149</text:p>
          </table:table-cell>
          <table:table-cell table:number-columns-repeated="23"/>
        </table:table-row>
        <table:table-row table:style-name="ro1">
          <table:table-cell office:value-type="float" office:value="0.2722685" calcext:value-type="float">
            <text:p>0.2722685</text:p>
          </table:table-cell>
          <table:table-cell office:value-type="float" office:value="2.927643" calcext:value-type="float">
            <text:p>2.927643</text:p>
          </table:table-cell>
          <table:table-cell office:value-type="float" office:value="0.01750903" calcext:value-type="float">
            <text:p>0.01750903</text:p>
          </table:table-cell>
          <table:table-cell office:value-type="float" office:value="0.2722685" calcext:value-type="float">
            <text:p>0.2722685</text:p>
          </table:table-cell>
          <table:table-cell office:value-type="float" office:value="2.966904" calcext:value-type="float">
            <text:p>2.966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7345" calcext:value-type="float">
            <text:p>0.01207345</text:p>
          </table:table-cell>
          <table:table-cell table:number-columns-repeated="23"/>
        </table:table-row>
        <table:table-row table:style-name="ro1">
          <table:table-cell office:value-type="float" office:value="0.9724725" calcext:value-type="float">
            <text:p>0.9724725</text:p>
          </table:table-cell>
          <table:table-cell office:value-type="float" office:value="0.977427" calcext:value-type="float">
            <text:p>0.977427</text:p>
          </table:table-cell>
          <table:table-cell office:value-type="float" office:value="0.08816734" calcext:value-type="float">
            <text:p>0.08816734</text:p>
          </table:table-cell>
          <table:table-cell office:value-type="float" office:value="0.9724725" calcext:value-type="float">
            <text:p>0.9724725</text:p>
          </table:table-cell>
          <table:table-cell office:value-type="float" office:value="1.553134" calcext:value-type="float">
            <text:p>1.553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3873" calcext:value-type="float">
            <text:p>0.01193873</text:p>
          </table:table-cell>
          <table:table-cell table:number-columns-repeated="23"/>
        </table:table-row>
        <table:table-row table:style-name="ro1">
          <table:table-cell office:value-type="float" office:value="0.809109" calcext:value-type="float">
            <text:p>0.809109</text:p>
          </table:table-cell>
          <table:table-cell office:value-type="float" office:value="1.427428" calcext:value-type="float">
            <text:p>1.427428</text:p>
          </table:table-cell>
          <table:table-cell office:value-type="float" office:value="0.06394961" calcext:value-type="float">
            <text:p>0.06394961</text:p>
          </table:table-cell>
          <table:table-cell office:value-type="float" office:value="0.809109" calcext:value-type="float">
            <text:p>0.809109</text:p>
          </table:table-cell>
          <table:table-cell office:value-type="float" office:value="1.98029" calcext:value-type="float">
            <text:p>1.98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8289" calcext:value-type="float">
            <text:p>0.01188289</text:p>
          </table:table-cell>
          <table:table-cell table:number-columns-repeated="23"/>
        </table:table-row>
        <table:table-row table:style-name="ro1">
          <table:table-cell office:value-type="float" office:value="0.07595534" calcext:value-type="float">
            <text:p>0.07595534</text:p>
          </table:table-cell>
          <table:table-cell office:value-type="float" office:value="3.489399" calcext:value-type="float">
            <text:p>3.489399</text:p>
          </table:table-cell>
          <table:table-cell office:value-type="float" office:value="0.02754057" calcext:value-type="float">
            <text:p>0.02754057</text:p>
          </table:table-cell>
          <table:table-cell office:value-type="float" office:value="0.07595534" calcext:value-type="float">
            <text:p>0.07595534</text:p>
          </table:table-cell>
          <table:table-cell office:value-type="float" office:value="3.043594" calcext:value-type="float">
            <text:p>3.043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238" calcext:value-type="float">
            <text:p>0.01177238</text:p>
          </table:table-cell>
          <table:table-cell table:number-columns-repeated="23"/>
        </table:table-row>
        <table:table-row table:style-name="ro1">
          <table:table-cell office:value-type="float" office:value="0.6540479" calcext:value-type="float">
            <text:p>0.6540479</text:p>
          </table:table-cell>
          <table:table-cell office:value-type="float" office:value="1.845751" calcext:value-type="float">
            <text:p>1.845751</text:p>
          </table:table-cell>
          <table:table-cell office:value-type="float" office:value="0.003633793" calcext:value-type="float">
            <text:p>0.003633793</text:p>
          </table:table-cell>
          <table:table-cell office:value-type="float" office:value="0.6540479" calcext:value-type="float">
            <text:p>0.6540479</text:p>
          </table:table-cell>
          <table:table-cell office:value-type="float" office:value="2.319141" calcext:value-type="float">
            <text:p>2.319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089" calcext:value-type="float">
            <text:p>0.01177089</text:p>
          </table:table-cell>
          <table:table-cell table:number-columns-repeated="23"/>
        </table:table-row>
        <table:table-row table:style-name="ro1">
          <table:table-cell office:value-type="float" office:value="0.01635157" calcext:value-type="float">
            <text:p>0.01635157</text:p>
          </table:table-cell>
          <table:table-cell office:value-type="float" office:value="3.670149" calcext:value-type="float">
            <text:p>3.670149</text:p>
          </table:table-cell>
          <table:table-cell office:value-type="float" office:value="0.05789333" calcext:value-type="float">
            <text:p>0.05789333</text:p>
          </table:table-cell>
          <table:table-cell office:value-type="float" office:value="0.01635157" calcext:value-type="float">
            <text:p>0.01635157</text:p>
          </table:table-cell>
          <table:table-cell office:value-type="float" office:value="2.923436" calcext:value-type="float">
            <text:p>2.923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1925" calcext:value-type="float">
            <text:p>0.01171925</text:p>
          </table:table-cell>
          <table:table-cell table:number-columns-repeated="23"/>
        </table:table-row>
        <table:table-row table:style-name="ro1">
          <table:table-cell office:value-type="float" office:value="0.3611143" calcext:value-type="float">
            <text:p>0.3611143</text:p>
          </table:table-cell>
          <table:table-cell office:value-type="float" office:value="2.670985" calcext:value-type="float">
            <text:p>2.670985</text:p>
          </table:table-cell>
          <table:table-cell office:value-type="float" office:value="0.002766859" calcext:value-type="float">
            <text:p>0.002766859</text:p>
          </table:table-cell>
          <table:table-cell office:value-type="float" office:value="0.3611143" calcext:value-type="float">
            <text:p>0.3611143</text:p>
          </table:table-cell>
          <table:table-cell office:value-type="float" office:value="2.850107" calcext:value-type="float">
            <text:p>2.850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1126" calcext:value-type="float">
            <text:p>0.01171126</text:p>
          </table:table-cell>
          <table:table-cell table:number-columns-repeated="23"/>
        </table:table-row>
        <table:table-row table:style-name="ro1">
          <table:table-cell office:value-type="float" office:value="0.5261813" calcext:value-type="float">
            <text:p>0.5261813</text:p>
          </table:table-cell>
          <table:table-cell office:value-type="float" office:value="2.206551" calcext:value-type="float">
            <text:p>2.206551</text:p>
          </table:table-cell>
          <table:table-cell office:value-type="float" office:value="0.007974653" calcext:value-type="float">
            <text:p>0.007974653</text:p>
          </table:table-cell>
          <table:table-cell office:value-type="float" office:value="0.5261813" calcext:value-type="float">
            <text:p>0.5261813</text:p>
          </table:table-cell>
          <table:table-cell office:value-type="float" office:value="2.578814" calcext:value-type="float">
            <text:p>2.5788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1163" calcext:value-type="float">
            <text:p>0.01161163</text:p>
          </table:table-cell>
          <table:table-cell table:number-columns-repeated="23"/>
        </table:table-row>
        <table:table-row table:style-name="ro1">
          <table:table-cell office:value-type="float" office:value="0.3465749" calcext:value-type="float">
            <text:p>0.3465749</text:p>
          </table:table-cell>
          <table:table-cell office:value-type="float" office:value="2.71215" calcext:value-type="float">
            <text:p>2.71215</text:p>
          </table:table-cell>
          <table:table-cell office:value-type="float" office:value="0.002824187" calcext:value-type="float">
            <text:p>0.002824187</text:p>
          </table:table-cell>
          <table:table-cell office:value-type="float" office:value="0.3465749" calcext:value-type="float">
            <text:p>0.3465749</text:p>
          </table:table-cell>
          <table:table-cell office:value-type="float" office:value="2.870319" calcext:value-type="float">
            <text:p>2.8703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7942" calcext:value-type="float">
            <text:p>0.01147942</text:p>
          </table:table-cell>
          <table:table-cell table:number-columns-repeated="23"/>
        </table:table-row>
        <table:table-row table:style-name="ro1">
          <table:table-cell office:value-type="float" office:value="0.8482137" calcext:value-type="float">
            <text:p>0.8482137</text:p>
          </table:table-cell>
          <table:table-cell office:value-type="float" office:value="1.30385" calcext:value-type="float">
            <text:p>1.30385</text:p>
          </table:table-cell>
          <table:table-cell office:value-type="float" office:value="0.006670041" calcext:value-type="float">
            <text:p>0.006670041</text:p>
          </table:table-cell>
          <table:table-cell office:value-type="float" office:value="0.8482137" calcext:value-type="float">
            <text:p>0.8482137</text:p>
          </table:table-cell>
          <table:table-cell office:value-type="float" office:value="1.861892" calcext:value-type="float">
            <text:p>1.8618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42416" calcext:value-type="float">
            <text:p>0.01142416</text:p>
          </table:table-cell>
          <table:table-cell table:number-columns-repeated="23"/>
        </table:table-row>
        <table:table-row table:style-name="ro1">
          <table:table-cell office:value-type="float" office:value="0.1421185" calcext:value-type="float">
            <text:p>0.1421185</text:p>
          </table:table-cell>
          <table:table-cell office:value-type="float" office:value="3.296316" calcext:value-type="float">
            <text:p>3.296316</text:p>
          </table:table-cell>
          <table:table-cell office:value-type="float" office:value="0.01433151" calcext:value-type="float">
            <text:p>0.01433151</text:p>
          </table:table-cell>
          <table:table-cell office:value-type="float" office:value="0.1421185" calcext:value-type="float">
            <text:p>0.1421185</text:p>
          </table:table-cell>
          <table:table-cell office:value-type="float" office:value="3.055501" calcext:value-type="float">
            <text:p>3.055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8681" calcext:value-type="float">
            <text:p>0.01138681</text:p>
          </table:table-cell>
          <table:table-cell table:number-columns-repeated="23"/>
        </table:table-row>
        <table:table-row table:style-name="ro1">
          <table:table-cell office:value-type="float" office:value="0.2299052" calcext:value-type="float">
            <text:p>0.2299052</text:p>
          </table:table-cell>
          <table:table-cell office:value-type="float" office:value="3.045201" calcext:value-type="float">
            <text:p>3.045201</text:p>
          </table:table-cell>
          <table:table-cell office:value-type="float" office:value="0.009653822" calcext:value-type="float">
            <text:p>0.009653822</text:p>
          </table:table-cell>
          <table:table-cell office:value-type="float" office:value="0.2299052" calcext:value-type="float">
            <text:p>0.2299052</text:p>
          </table:table-cell>
          <table:table-cell office:value-type="float" office:value="3.004737" calcext:value-type="float">
            <text:p>3.004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0823" calcext:value-type="float">
            <text:p>0.01130823</text:p>
          </table:table-cell>
          <table:table-cell table:number-columns-repeated="23"/>
        </table:table-row>
        <table:table-row table:style-name="ro1">
          <table:table-cell office:value-type="float" office:value="0.5542451" calcext:value-type="float">
            <text:p>0.5542451</text:p>
          </table:table-cell>
          <table:table-cell office:value-type="float" office:value="2.126244" calcext:value-type="float">
            <text:p>2.126244</text:p>
          </table:table-cell>
          <table:table-cell office:value-type="float" office:value="0.00378342" calcext:value-type="float">
            <text:p>0.00378342</text:p>
          </table:table-cell>
          <table:table-cell office:value-type="float" office:value="0.5542451" calcext:value-type="float">
            <text:p>0.5542451</text:p>
          </table:table-cell>
          <table:table-cell office:value-type="float" office:value="2.523749" calcext:value-type="float">
            <text:p>2.523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5551" calcext:value-type="float">
            <text:p>0.01125551</text:p>
          </table:table-cell>
          <table:table-cell table:number-columns-repeated="23"/>
        </table:table-row>
        <table:table-row table:style-name="ro1">
          <table:table-cell office:value-type="float" office:value="0.1712356" calcext:value-type="float">
            <text:p>0.1712356</text:p>
          </table:table-cell>
          <table:table-cell office:value-type="float" office:value="3.215138" calcext:value-type="float">
            <text:p>3.215138</text:p>
          </table:table-cell>
          <table:table-cell office:value-type="float" office:value="0.01898976" calcext:value-type="float">
            <text:p>0.01898976</text:p>
          </table:table-cell>
          <table:table-cell office:value-type="float" office:value="0.1712356" calcext:value-type="float">
            <text:p>0.1712356</text:p>
          </table:table-cell>
          <table:table-cell office:value-type="float" office:value="3.047667" calcext:value-type="float">
            <text:p>3.047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428" calcext:value-type="float">
            <text:p>0.0112428</text:p>
          </table:table-cell>
          <table:table-cell table:number-columns-repeated="23"/>
        </table:table-row>
        <table:table-row table:style-name="ro1">
          <table:table-cell office:value-type="float" office:value="0.5416934" calcext:value-type="float">
            <text:p>0.5416934</text:p>
          </table:table-cell>
          <table:table-cell office:value-type="float" office:value="2.170662" calcext:value-type="float">
            <text:p>2.170662</text:p>
          </table:table-cell>
          <table:table-cell office:value-type="float" office:value="0.03414361" calcext:value-type="float">
            <text:p>0.03414361</text:p>
          </table:table-cell>
          <table:table-cell office:value-type="float" office:value="0.5416934" calcext:value-type="float">
            <text:p>0.5416934</text:p>
          </table:table-cell>
          <table:table-cell office:value-type="float" office:value="2.559181" calcext:value-type="float">
            <text:p>2.559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3348" calcext:value-type="float">
            <text:p>0.01123348</text:p>
          </table:table-cell>
          <table:table-cell table:number-columns-repeated="23"/>
        </table:table-row>
        <table:table-row table:style-name="ro1">
          <table:table-cell office:value-type="float" office:value="0.9955401" calcext:value-type="float">
            <text:p>0.9955401</text:p>
          </table:table-cell>
          <table:table-cell office:value-type="float" office:value="0.9197096" calcext:value-type="float">
            <text:p>0.9197096</text:p>
          </table:table-cell>
          <table:table-cell office:value-type="float" office:value="0.1188349" calcext:value-type="float">
            <text:p>0.1188349</text:p>
          </table:table-cell>
          <table:table-cell office:value-type="float" office:value="0.9955401" calcext:value-type="float">
            <text:p>0.9955401</text:p>
          </table:table-cell>
          <table:table-cell office:value-type="float" office:value="1.496082" calcext:value-type="float">
            <text:p>1.496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21415" calcext:value-type="float">
            <text:p>0.01121415</text:p>
          </table:table-cell>
          <table:table-cell table:number-columns-repeated="23"/>
        </table:table-row>
        <table:table-row table:style-name="ro1">
          <table:table-cell office:value-type="float" office:value="0.8487383" calcext:value-type="float">
            <text:p>0.8487383</text:p>
          </table:table-cell>
          <table:table-cell office:value-type="float" office:value="1.303368" calcext:value-type="float">
            <text:p>1.303368</text:p>
          </table:table-cell>
          <table:table-cell office:value-type="float" office:value="0.01045269" calcext:value-type="float">
            <text:p>0.01045269</text:p>
          </table:table-cell>
          <table:table-cell office:value-type="float" office:value="0.8487383" calcext:value-type="float">
            <text:p>0.8487383</text:p>
          </table:table-cell>
          <table:table-cell office:value-type="float" office:value="1.861892" calcext:value-type="float">
            <text:p>1.8618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0307" calcext:value-type="float">
            <text:p>0.01110307</text:p>
          </table:table-cell>
          <table:table-cell table:number-columns-repeated="23"/>
        </table:table-row>
        <table:table-row table:style-name="ro1">
          <table:table-cell office:value-type="float" office:value="0.3411035" calcext:value-type="float">
            <text:p>0.3411035</text:p>
          </table:table-cell>
          <table:table-cell office:value-type="float" office:value="2.727743" calcext:value-type="float">
            <text:p>2.727743</text:p>
          </table:table-cell>
          <table:table-cell office:value-type="float" office:value="0.003141333" calcext:value-type="float">
            <text:p>0.003141333</text:p>
          </table:table-cell>
          <table:table-cell office:value-type="float" office:value="0.3411035" calcext:value-type="float">
            <text:p>0.3411035</text:p>
          </table:table-cell>
          <table:table-cell office:value-type="float" office:value="2.877851" calcext:value-type="float">
            <text:p>2.877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1129" calcext:value-type="float">
            <text:p>0.01101129</text:p>
          </table:table-cell>
          <table:table-cell table:number-columns-repeated="23"/>
        </table:table-row>
        <table:table-row table:style-name="ro1">
          <table:table-cell office:value-type="float" office:value="0.6746368" calcext:value-type="float">
            <text:p>0.6746368</text:p>
          </table:table-cell>
          <table:table-cell office:value-type="float" office:value="1.795459" calcext:value-type="float">
            <text:p>1.795459</text:p>
          </table:table-cell>
          <table:table-cell office:value-type="float" office:value="0.03009936" calcext:value-type="float">
            <text:p>0.03009936</text:p>
          </table:table-cell>
          <table:table-cell office:value-type="float" office:value="0.6746368" calcext:value-type="float">
            <text:p>0.6746368</text:p>
          </table:table-cell>
          <table:table-cell office:value-type="float" office:value="2.283893" calcext:value-type="float">
            <text:p>2.2838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00177" calcext:value-type="float">
            <text:p>0.01100177</text:p>
          </table:table-cell>
          <table:table-cell table:number-columns-repeated="23"/>
        </table:table-row>
        <table:table-row table:style-name="ro1">
          <table:table-cell office:value-type="float" office:value="0.5370607" calcext:value-type="float">
            <text:p>0.5370607</text:p>
          </table:table-cell>
          <table:table-cell office:value-type="float" office:value="2.177295" calcext:value-type="float">
            <text:p>2.177295</text:p>
          </table:table-cell>
          <table:table-cell office:value-type="float" office:value="0.01255831" calcext:value-type="float">
            <text:p>0.01255831</text:p>
          </table:table-cell>
          <table:table-cell office:value-type="float" office:value="0.5370607" calcext:value-type="float">
            <text:p>0.5370607</text:p>
          </table:table-cell>
          <table:table-cell office:value-type="float" office:value="2.560028" calcext:value-type="float">
            <text:p>2.560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9118" calcext:value-type="float">
            <text:p>0.01099118</text:p>
          </table:table-cell>
          <table:table-cell table:number-columns-repeated="23"/>
        </table:table-row>
        <table:table-row table:style-name="ro1">
          <table:table-cell office:value-type="float" office:value="0.3121129" calcext:value-type="float">
            <text:p>0.3121129</text:p>
          </table:table-cell>
          <table:table-cell office:value-type="float" office:value="2.812204" calcext:value-type="float">
            <text:p>2.812204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3121129" calcext:value-type="float">
            <text:p>0.3121129</text:p>
          </table:table-cell>
          <table:table-cell office:value-type="float" office:value="2.918038" calcext:value-type="float">
            <text:p>2.9180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5673" calcext:value-type="float">
            <text:p>0.01095673</text:p>
          </table:table-cell>
          <table:table-cell table:number-columns-repeated="23"/>
        </table:table-row>
        <table:table-row table:style-name="ro1">
          <table:table-cell office:value-type="float" office:value="0.06909403" calcext:value-type="float">
            <text:p>0.06909403</text:p>
          </table:table-cell>
          <table:table-cell office:value-type="float" office:value="3.504146" calcext:value-type="float">
            <text:p>3.504146</text:p>
          </table:table-cell>
          <table:table-cell office:value-type="float" office:value="0.01419048" calcext:value-type="float">
            <text:p>0.01419048</text:p>
          </table:table-cell>
          <table:table-cell office:value-type="float" office:value="0.06909403" calcext:value-type="float">
            <text:p>0.06909403</text:p>
          </table:table-cell>
          <table:table-cell office:value-type="float" office:value="3.031956" calcext:value-type="float">
            <text:p>3.031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9517" calcext:value-type="float">
            <text:p>0.01089517</text:p>
          </table:table-cell>
          <table:table-cell table:number-columns-repeated="23"/>
        </table:table-row>
        <table:table-row table:style-name="ro1">
          <table:table-cell office:value-type="float" office:value="0.805035" calcext:value-type="float">
            <text:p>0.805035</text:p>
          </table:table-cell>
          <table:table-cell office:value-type="float" office:value="1.43539" calcext:value-type="float">
            <text:p>1.43539</text:p>
          </table:table-cell>
          <table:table-cell office:value-type="float" office:value="0.0500949" calcext:value-type="float">
            <text:p>0.0500949</text:p>
          </table:table-cell>
          <table:table-cell office:value-type="float" office:value="0.805035" calcext:value-type="float">
            <text:p>0.805035</text:p>
          </table:table-cell>
          <table:table-cell office:value-type="float" office:value="1.985757" calcext:value-type="float">
            <text:p>1.9857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7255" calcext:value-type="float">
            <text:p>0.01087255</text:p>
          </table:table-cell>
          <table:table-cell table:number-columns-repeated="23"/>
        </table:table-row>
        <table:table-row table:style-name="ro1">
          <table:table-cell office:value-type="float" office:value="0.9059803" calcext:value-type="float">
            <text:p>0.9059803</text:p>
          </table:table-cell>
          <table:table-cell office:value-type="float" office:value="1.155132" calcext:value-type="float">
            <text:p>1.155132</text:p>
          </table:table-cell>
          <table:table-cell office:value-type="float" office:value="0.05581138" calcext:value-type="float">
            <text:p>0.05581138</text:p>
          </table:table-cell>
          <table:table-cell office:value-type="float" office:value="0.9059803" calcext:value-type="float">
            <text:p>0.9059803</text:p>
          </table:table-cell>
          <table:table-cell office:value-type="float" office:value="1.726928" calcext:value-type="float">
            <text:p>1.726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7041" calcext:value-type="float">
            <text:p>0.01087041</text:p>
          </table:table-cell>
          <table:table-cell table:number-columns-repeated="23"/>
        </table:table-row>
        <table:table-row table:style-name="ro1">
          <table:table-cell office:value-type="float" office:value="0.6481424" calcext:value-type="float">
            <text:p>0.6481424</text:p>
          </table:table-cell>
          <table:table-cell office:value-type="float" office:value="1.871731" calcext:value-type="float">
            <text:p>1.871731</text:p>
          </table:table-cell>
          <table:table-cell office:value-type="float" office:value="0.03679529" calcext:value-type="float">
            <text:p>0.03679529</text:p>
          </table:table-cell>
          <table:table-cell office:value-type="float" office:value="0.6481424" calcext:value-type="float">
            <text:p>0.6481424</text:p>
          </table:table-cell>
          <table:table-cell office:value-type="float" office:value="2.343918" calcext:value-type="float">
            <text:p>2.343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6311" calcext:value-type="float">
            <text:p>0.01086311</text:p>
          </table:table-cell>
          <table:table-cell table:number-columns-repeated="23"/>
        </table:table-row>
        <table:table-row table:style-name="ro1">
          <table:table-cell office:value-type="float" office:value="0.6685915" calcext:value-type="float">
            <text:p>0.6685915</text:p>
          </table:table-cell>
          <table:table-cell office:value-type="float" office:value="1.816531" calcext:value-type="float">
            <text:p>1.816531</text:p>
          </table:table-cell>
          <table:table-cell office:value-type="float" office:value="0.04505834" calcext:value-type="float">
            <text:p>0.04505834</text:p>
          </table:table-cell>
          <table:table-cell office:value-type="float" office:value="0.6685915" calcext:value-type="float">
            <text:p>0.6685915</text:p>
          </table:table-cell>
          <table:table-cell office:value-type="float" office:value="2.302465" calcext:value-type="float">
            <text:p>2.302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6859" calcext:value-type="float">
            <text:p>0.01076859</text:p>
          </table:table-cell>
          <table:table-cell table:number-columns-repeated="23"/>
        </table:table-row>
        <table:table-row table:style-name="ro1">
          <table:table-cell office:value-type="float" office:value="0.8602674" calcext:value-type="float">
            <text:p>0.8602674</text:p>
          </table:table-cell>
          <table:table-cell office:value-type="float" office:value="1.275005" calcext:value-type="float">
            <text:p>1.275005</text:p>
          </table:table-cell>
          <table:table-cell office:value-type="float" office:value="0.02517352" calcext:value-type="float">
            <text:p>0.02517352</text:p>
          </table:table-cell>
          <table:table-cell office:value-type="float" office:value="0.8602674" calcext:value-type="float">
            <text:p>0.8602674</text:p>
          </table:table-cell>
          <table:table-cell office:value-type="float" office:value="1.837331" calcext:value-type="float">
            <text:p>1.837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5606" calcext:value-type="float">
            <text:p>0.01075606</text:p>
          </table:table-cell>
          <table:table-cell table:number-columns-repeated="23"/>
        </table:table-row>
        <table:table-row table:style-name="ro1">
          <table:table-cell office:value-type="float" office:value="0.8948579" calcext:value-type="float">
            <text:p>0.8948579</text:p>
          </table:table-cell>
          <table:table-cell office:value-type="float" office:value="1.206417" calcext:value-type="float">
            <text:p>1.206417</text:p>
          </table:table-cell>
          <table:table-cell office:value-type="float" office:value="0.147402" calcext:value-type="float">
            <text:p>0.147402</text:p>
          </table:table-cell>
          <table:table-cell office:value-type="float" office:value="0.8948579" calcext:value-type="float">
            <text:p>0.8948579</text:p>
          </table:table-cell>
          <table:table-cell office:value-type="float" office:value="1.785113" calcext:value-type="float">
            <text:p>1.785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72347" calcext:value-type="float">
            <text:p>0.01072347</text:p>
          </table:table-cell>
          <table:table-cell table:number-columns-repeated="23"/>
        </table:table-row>
        <table:table-row table:style-name="ro1">
          <table:table-cell office:value-type="float" office:value="0.6828019" calcext:value-type="float">
            <text:p>0.6828019</text:p>
          </table:table-cell>
          <table:table-cell office:value-type="float" office:value="1.794389" calcext:value-type="float">
            <text:p>1.794389</text:p>
          </table:table-cell>
          <table:table-cell office:value-type="float" office:value="0.1142445" calcext:value-type="float">
            <text:p>0.1142445</text:p>
          </table:table-cell>
          <table:table-cell office:value-type="float" office:value="0.6828019" calcext:value-type="float">
            <text:p>0.6828019</text:p>
          </table:table-cell>
          <table:table-cell office:value-type="float" office:value="2.294136" calcext:value-type="float">
            <text:p>2.294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7825" calcext:value-type="float">
            <text:p>0.01067825</text:p>
          </table:table-cell>
          <table:table-cell table:number-columns-repeated="23"/>
        </table:table-row>
        <table:table-row table:style-name="ro1">
          <table:table-cell office:value-type="float" office:value="0.4229397" calcext:value-type="float">
            <text:p>0.4229397</text:p>
          </table:table-cell>
          <table:table-cell office:value-type="float" office:value="2.499137" calcext:value-type="float">
            <text:p>2.499137</text:p>
          </table:table-cell>
          <table:table-cell office:value-type="float" office:value="0.01195452" calcext:value-type="float">
            <text:p>0.01195452</text:p>
          </table:table-cell>
          <table:table-cell office:value-type="float" office:value="0.4229397" calcext:value-type="float">
            <text:p>0.4229397</text:p>
          </table:table-cell>
          <table:table-cell office:value-type="float" office:value="2.760227" calcext:value-type="float">
            <text:p>2.760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7713" calcext:value-type="float">
            <text:p>0.01067713</text:p>
          </table:table-cell>
          <table:table-cell table:number-columns-repeated="23"/>
        </table:table-row>
        <table:table-row table:style-name="ro1">
          <table:table-cell office:value-type="float" office:value="0.4516459" calcext:value-type="float">
            <text:p>0.4516459</text:p>
          </table:table-cell>
          <table:table-cell office:value-type="float" office:value="2.433872" calcext:value-type="float">
            <text:p>2.433872</text:p>
          </table:table-cell>
          <table:table-cell office:value-type="float" office:value="0.06418013" calcext:value-type="float">
            <text:p>0.06418013</text:p>
          </table:table-cell>
          <table:table-cell office:value-type="float" office:value="0.4516459" calcext:value-type="float">
            <text:p>0.4516459</text:p>
          </table:table-cell>
          <table:table-cell office:value-type="float" office:value="2.732189" calcext:value-type="float">
            <text:p>2.732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1018" calcext:value-type="float">
            <text:p>0.01061018</text:p>
          </table:table-cell>
          <table:table-cell table:number-columns-repeated="23"/>
        </table:table-row>
        <table:table-row table:style-name="ro1">
          <table:table-cell office:value-type="float" office:value="0.1226892" calcext:value-type="float">
            <text:p>0.1226892</text:p>
          </table:table-cell>
          <table:table-cell office:value-type="float" office:value="3.349339" calcext:value-type="float">
            <text:p>3.349339</text:p>
          </table:table-cell>
          <table:table-cell office:value-type="float" office:value="0.008032003" calcext:value-type="float">
            <text:p>0.008032003</text:p>
          </table:table-cell>
          <table:table-cell office:value-type="float" office:value="0.1226892" calcext:value-type="float">
            <text:p>0.1226892</text:p>
          </table:table-cell>
          <table:table-cell office:value-type="float" office:value="3.054649" calcext:value-type="float">
            <text:p>3.054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6446" calcext:value-type="float">
            <text:p>0.01056446</text:p>
          </table:table-cell>
          <table:table-cell table:number-columns-repeated="23"/>
        </table:table-row>
        <table:table-row table:style-name="ro1">
          <table:table-cell office:value-type="float" office:value="0.7187009" calcext:value-type="float">
            <text:p>0.7187009</text:p>
          </table:table-cell>
          <table:table-cell office:value-type="float" office:value="1.665684" calcext:value-type="float">
            <text:p>1.665684</text:p>
          </table:table-cell>
          <table:table-cell office:value-type="float" office:value="0.007556107" calcext:value-type="float">
            <text:p>0.007556107</text:p>
          </table:table-cell>
          <table:table-cell office:value-type="float" office:value="0.7187009" calcext:value-type="float">
            <text:p>0.7187009</text:p>
          </table:table-cell>
          <table:table-cell office:value-type="float" office:value="2.176669" calcext:value-type="float">
            <text:p>2.176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4555" calcext:value-type="float">
            <text:p>0.01054555</text:p>
          </table:table-cell>
          <table:table-cell table:number-columns-repeated="23"/>
        </table:table-row>
        <table:table-row table:style-name="ro1">
          <table:table-cell office:value-type="float" office:value="0.4773741" calcext:value-type="float">
            <text:p>0.4773741</text:p>
          </table:table-cell>
          <table:table-cell office:value-type="float" office:value="2.342756" calcext:value-type="float">
            <text:p>2.342756</text:p>
          </table:table-cell>
          <table:table-cell office:value-type="float" office:value="0.00348798" calcext:value-type="float">
            <text:p>0.00348798</text:p>
          </table:table-cell>
          <table:table-cell office:value-type="float" office:value="0.4773741" calcext:value-type="float">
            <text:p>0.4773741</text:p>
          </table:table-cell>
          <table:table-cell office:value-type="float" office:value="2.665575" calcext:value-type="float">
            <text:p>2.665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53653" calcext:value-type="float">
            <text:p>0.01053653</text:p>
          </table:table-cell>
          <table:table-cell table:number-columns-repeated="23"/>
        </table:table-row>
        <table:table-row table:style-name="ro1">
          <table:table-cell office:value-type="float" office:value="0.0203724" calcext:value-type="float">
            <text:p>0.0203724</text:p>
          </table:table-cell>
          <table:table-cell office:value-type="float" office:value="3.639845" calcext:value-type="float">
            <text:p>3.639845</text:p>
          </table:table-cell>
          <table:table-cell office:value-type="float" office:value="0.005715264" calcext:value-type="float">
            <text:p>0.005715264</text:p>
          </table:table-cell>
          <table:table-cell office:value-type="float" office:value="0.0203724" calcext:value-type="float">
            <text:p>0.0203724</text:p>
          </table:table-cell>
          <table:table-cell office:value-type="float" office:value="2.922531" calcext:value-type="float">
            <text:p>2.922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8322" calcext:value-type="float">
            <text:p>0.01048322</text:p>
          </table:table-cell>
          <table:table-cell table:number-columns-repeated="23"/>
        </table:table-row>
        <table:table-row table:style-name="ro1">
          <table:table-cell office:value-type="float" office:value="0.9555713" calcext:value-type="float">
            <text:p>0.9555713</text:p>
          </table:table-cell>
          <table:table-cell office:value-type="float" office:value="1.005596" calcext:value-type="float">
            <text:p>1.005596</text:p>
          </table:table-cell>
          <table:table-cell office:value-type="float" office:value="0.006146255" calcext:value-type="float">
            <text:p>0.006146255</text:p>
          </table:table-cell>
          <table:table-cell office:value-type="float" office:value="0.9555713" calcext:value-type="float">
            <text:p>0.9555713</text:p>
          </table:table-cell>
          <table:table-cell office:value-type="float" office:value="1.573885" calcext:value-type="float">
            <text:p>1.573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47834" calcext:value-type="float">
            <text:p>0.01047834</text:p>
          </table:table-cell>
          <table:table-cell table:number-columns-repeated="23"/>
        </table:table-row>
        <table:table-row table:style-name="ro1">
          <table:table-cell office:value-type="float" office:value="0.1981396" calcext:value-type="float">
            <text:p>0.1981396</text:p>
          </table:table-cell>
          <table:table-cell office:value-type="float" office:value="3.132251" calcext:value-type="float">
            <text:p>3.132251</text:p>
          </table:table-cell>
          <table:table-cell office:value-type="float" office:value="0.0006697127" calcext:value-type="float">
            <text:p>0.0006697127</text:p>
          </table:table-cell>
          <table:table-cell office:value-type="float" office:value="0.1981396" calcext:value-type="float">
            <text:p>0.1981396</text:p>
          </table:table-cell>
          <table:table-cell office:value-type="float" office:value="3.025322" calcext:value-type="float">
            <text:p>3.025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4371" calcext:value-type="float">
            <text:p>0.01024371</text:p>
          </table:table-cell>
          <table:table-cell table:number-columns-repeated="23"/>
        </table:table-row>
        <table:table-row table:style-name="ro1">
          <table:table-cell office:value-type="float" office:value="0.7396644" calcext:value-type="float">
            <text:p>0.7396644</text:p>
          </table:table-cell>
          <table:table-cell office:value-type="float" office:value="1.61328" calcext:value-type="float">
            <text:p>1.61328</text:p>
          </table:table-cell>
          <table:table-cell office:value-type="float" office:value="0.03063374" calcext:value-type="float">
            <text:p>0.03063374</text:p>
          </table:table-cell>
          <table:table-cell office:value-type="float" office:value="0.7396644" calcext:value-type="float">
            <text:p>0.7396644</text:p>
          </table:table-cell>
          <table:table-cell office:value-type="float" office:value="2.136395" calcext:value-type="float">
            <text:p>2.136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2306" calcext:value-type="float">
            <text:p>0.01022306</text:p>
          </table:table-cell>
          <table:table-cell table:number-columns-repeated="23"/>
        </table:table-row>
        <table:table-row table:style-name="ro1">
          <table:table-cell office:value-type="float" office:value="0.4283143" calcext:value-type="float">
            <text:p>0.4283143</text:p>
          </table:table-cell>
          <table:table-cell office:value-type="float" office:value="2.480149" calcext:value-type="float">
            <text:p>2.480149</text:p>
          </table:table-cell>
          <table:table-cell office:value-type="float" office:value="0.0001022682" calcext:value-type="float">
            <text:p>0.0001022682</text:p>
          </table:table-cell>
          <table:table-cell office:value-type="float" office:value="0.4283143" calcext:value-type="float">
            <text:p>0.4283143</text:p>
          </table:table-cell>
          <table:table-cell office:value-type="float" office:value="2.746991" calcext:value-type="float">
            <text:p>2.746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1794" calcext:value-type="float">
            <text:p>0.01021794</text:p>
          </table:table-cell>
          <table:table-cell table:number-columns-repeated="23"/>
        </table:table-row>
        <table:table-row table:style-name="ro1">
          <table:table-cell office:value-type="float" office:value="0.6094543" calcext:value-type="float">
            <text:p>0.6094543</text:p>
          </table:table-cell>
          <table:table-cell office:value-type="float" office:value="1.97206" calcext:value-type="float">
            <text:p>1.97206</text:p>
          </table:table-cell>
          <table:table-cell office:value-type="float" office:value="0.007405876" calcext:value-type="float">
            <text:p>0.007405876</text:p>
          </table:table-cell>
          <table:table-cell office:value-type="float" office:value="0.6094543" calcext:value-type="float">
            <text:p>0.6094543</text:p>
          </table:table-cell>
          <table:table-cell office:value-type="float" office:value="2.414654" calcext:value-type="float">
            <text:p>2.414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21776" calcext:value-type="float">
            <text:p>0.01021776</text:p>
          </table:table-cell>
          <table:table-cell table:number-columns-repeated="23"/>
        </table:table-row>
        <table:table-row table:style-name="ro1">
          <table:table-cell office:value-type="float" office:value="0.8797564" calcext:value-type="float">
            <text:p>0.8797564</text:p>
          </table:table-cell>
          <table:table-cell office:value-type="float" office:value="1.218331" calcext:value-type="float">
            <text:p>1.218331</text:p>
          </table:table-cell>
          <table:table-cell office:value-type="float" office:value="0.01550825" calcext:value-type="float">
            <text:p>0.01550825</text:p>
          </table:table-cell>
          <table:table-cell office:value-type="float" office:value="0.8797564" calcext:value-type="float">
            <text:p>0.8797564</text:p>
          </table:table-cell>
          <table:table-cell office:value-type="float" office:value="1.783076" calcext:value-type="float">
            <text:p>1.783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13082" calcext:value-type="float">
            <text:p>0.01013082</text:p>
          </table:table-cell>
          <table:table-cell table:number-columns-repeated="23"/>
        </table:table-row>
        <table:table-row table:style-name="ro1">
          <table:table-cell office:value-type="float" office:value="0.7962118" calcext:value-type="float">
            <text:p>0.7962118</text:p>
          </table:table-cell>
          <table:table-cell office:value-type="float" office:value="1.452567" calcext:value-type="float">
            <text:p>1.452567</text:p>
          </table:table-cell>
          <table:table-cell office:value-type="float" office:value="0.02090326" calcext:value-type="float">
            <text:p>0.02090326</text:p>
          </table:table-cell>
          <table:table-cell office:value-type="float" office:value="0.7962118" calcext:value-type="float">
            <text:p>0.7962118</text:p>
          </table:table-cell>
          <table:table-cell office:value-type="float" office:value="1.997425" calcext:value-type="float">
            <text:p>1.997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73991" calcext:value-type="float">
            <text:p>0.009973991</text:p>
          </table:table-cell>
          <table:table-cell table:number-columns-repeated="23"/>
        </table:table-row>
        <table:table-row table:style-name="ro1">
          <table:table-cell office:value-type="float" office:value="0.136692" calcext:value-type="float">
            <text:p>0.136692</text:p>
          </table:table-cell>
          <table:table-cell office:value-type="float" office:value="3.313465" calcext:value-type="float">
            <text:p>3.313465</text:p>
          </table:table-cell>
          <table:table-cell office:value-type="float" office:value="0.01916673" calcext:value-type="float">
            <text:p>0.01916673</text:p>
          </table:table-cell>
          <table:table-cell office:value-type="float" office:value="0.136692" calcext:value-type="float">
            <text:p>0.136692</text:p>
          </table:table-cell>
          <table:table-cell office:value-type="float" office:value="3.058269" calcext:value-type="float">
            <text:p>3.058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65743" calcext:value-type="float">
            <text:p>0.009965743</text:p>
          </table:table-cell>
          <table:table-cell table:number-columns-repeated="23"/>
        </table:table-row>
        <table:table-row table:style-name="ro1">
          <table:table-cell office:value-type="float" office:value="0.2934011" calcext:value-type="float">
            <text:p>0.2934011</text:p>
          </table:table-cell>
          <table:table-cell office:value-type="float" office:value="2.872537" calcext:value-type="float">
            <text:p>2.872537</text:p>
          </table:table-cell>
          <table:table-cell office:value-type="float" office:value="0.03219047" calcext:value-type="float">
            <text:p>0.03219047</text:p>
          </table:table-cell>
          <table:table-cell office:value-type="float" office:value="0.2934011" calcext:value-type="float">
            <text:p>0.2934011</text:p>
          </table:table-cell>
          <table:table-cell office:value-type="float" office:value="2.948929" calcext:value-type="float">
            <text:p>2.948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55147" calcext:value-type="float">
            <text:p>0.009955147</text:p>
          </table:table-cell>
          <table:table-cell table:number-columns-repeated="23"/>
        </table:table-row>
        <table:table-row table:style-name="ro1">
          <table:table-cell office:value-type="float" office:value="0.6933046" calcext:value-type="float">
            <text:p>0.6933046</text:p>
          </table:table-cell>
          <table:table-cell office:value-type="float" office:value="1.736695" calcext:value-type="float">
            <text:p>1.736695</text:p>
          </table:table-cell>
          <table:table-cell office:value-type="float" office:value="0.007149529" calcext:value-type="float">
            <text:p>0.007149529</text:p>
          </table:table-cell>
          <table:table-cell office:value-type="float" office:value="0.6933046" calcext:value-type="float">
            <text:p>0.6933046</text:p>
          </table:table-cell>
          <table:table-cell office:value-type="float" office:value="2.234098" calcext:value-type="float">
            <text:p>2.234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908516" calcext:value-type="float">
            <text:p>0.009908516</text:p>
          </table:table-cell>
          <table:table-cell table:number-columns-repeated="23"/>
        </table:table-row>
        <table:table-row table:style-name="ro1">
          <table:table-cell office:value-type="float" office:value="0.1478363" calcext:value-type="float">
            <text:p>0.1478363</text:p>
          </table:table-cell>
          <table:table-cell office:value-type="float" office:value="3.280424" calcext:value-type="float">
            <text:p>3.280424</text:p>
          </table:table-cell>
          <table:table-cell office:value-type="float" office:value="0.01538459" calcext:value-type="float">
            <text:p>0.01538459</text:p>
          </table:table-cell>
          <table:table-cell office:value-type="float" office:value="0.1478363" calcext:value-type="float">
            <text:p>0.1478363</text:p>
          </table:table-cell>
          <table:table-cell office:value-type="float" office:value="3.054649" calcext:value-type="float">
            <text:p>3.054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95446" calcext:value-type="float">
            <text:p>0.009895446</text:p>
          </table:table-cell>
          <table:table-cell table:number-columns-repeated="23"/>
        </table:table-row>
        <table:table-row table:style-name="ro1">
          <table:table-cell office:value-type="float" office:value="0.5933977" calcext:value-type="float">
            <text:p>0.5933977</text:p>
          </table:table-cell>
          <table:table-cell office:value-type="float" office:value="2.020301" calcext:value-type="float">
            <text:p>2.020301</text:p>
          </table:table-cell>
          <table:table-cell office:value-type="float" office:value="0.01795367" calcext:value-type="float">
            <text:p>0.01795367</text:p>
          </table:table-cell>
          <table:table-cell office:value-type="float" office:value="0.5933977" calcext:value-type="float">
            <text:p>0.5933977</text:p>
          </table:table-cell>
          <table:table-cell office:value-type="float" office:value="2.451404" calcext:value-type="float">
            <text:p>2.451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75122" calcext:value-type="float">
            <text:p>0.009875122</text:p>
          </table:table-cell>
          <table:table-cell table:number-columns-repeated="23"/>
        </table:table-row>
        <table:table-row table:style-name="ro1">
          <table:table-cell office:value-type="float" office:value="0.156007" calcext:value-type="float">
            <text:p>0.156007</text:p>
          </table:table-cell>
          <table:table-cell office:value-type="float" office:value="3.25302" calcext:value-type="float">
            <text:p>3.25302</text:p>
          </table:table-cell>
          <table:table-cell office:value-type="float" office:value="0.003658937" calcext:value-type="float">
            <text:p>0.003658937</text:p>
          </table:table-cell>
          <table:table-cell office:value-type="float" office:value="0.156007" calcext:value-type="float">
            <text:p>0.156007</text:p>
          </table:table-cell>
          <table:table-cell office:value-type="float" office:value="3.047667" calcext:value-type="float">
            <text:p>3.047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68307" calcext:value-type="float">
            <text:p>0.009868307</text:p>
          </table:table-cell>
          <table:table-cell table:number-columns-repeated="23"/>
        </table:table-row>
        <table:table-row table:style-name="ro1">
          <table:table-cell office:value-type="float" office:value="0.7637357" calcext:value-type="float">
            <text:p>0.7637357</text:p>
          </table:table-cell>
          <table:table-cell office:value-type="float" office:value="1.537974" calcext:value-type="float">
            <text:p>1.537974</text:p>
          </table:table-cell>
          <table:table-cell office:value-type="float" office:value="0.001141927" calcext:value-type="float">
            <text:p>0.001141927</text:p>
          </table:table-cell>
          <table:table-cell office:value-type="float" office:value="0.7637357" calcext:value-type="float">
            <text:p>0.7637357</text:p>
          </table:table-cell>
          <table:table-cell office:value-type="float" office:value="2.068941" calcext:value-type="float">
            <text:p>2.068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42493" calcext:value-type="float">
            <text:p>0.009842493</text:p>
          </table:table-cell>
          <table:table-cell table:number-columns-repeated="23"/>
        </table:table-row>
        <table:table-row table:style-name="ro1">
          <table:table-cell office:value-type="float" office:value="0.3359741" calcext:value-type="float">
            <text:p>0.3359741</text:p>
          </table:table-cell>
          <table:table-cell office:value-type="float" office:value="2.760516" calcext:value-type="float">
            <text:p>2.760516</text:p>
          </table:table-cell>
          <table:table-cell office:value-type="float" office:value="0.0599729" calcext:value-type="float">
            <text:p>0.0599729</text:p>
          </table:table-cell>
          <table:table-cell office:value-type="float" office:value="0.3359741" calcext:value-type="float">
            <text:p>0.3359741</text:p>
          </table:table-cell>
          <table:table-cell office:value-type="float" office:value="2.906093" calcext:value-type="float">
            <text:p>2.906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59642" calcext:value-type="float">
            <text:p>0.009759642</text:p>
          </table:table-cell>
          <table:table-cell table:number-columns-repeated="23"/>
        </table:table-row>
        <table:table-row table:style-name="ro1">
          <table:table-cell office:value-type="float" office:value="0.2624524" calcext:value-type="float">
            <text:p>0.2624524</text:p>
          </table:table-cell>
          <table:table-cell office:value-type="float" office:value="2.952798" calcext:value-type="float">
            <text:p>2.952798</text:p>
          </table:table-cell>
          <table:table-cell office:value-type="float" office:value="0.009550531" calcext:value-type="float">
            <text:p>0.009550531</text:p>
          </table:table-cell>
          <table:table-cell office:value-type="float" office:value="0.2624524" calcext:value-type="float">
            <text:p>0.2624524</text:p>
          </table:table-cell>
          <table:table-cell office:value-type="float" office:value="2.974075" calcext:value-type="float">
            <text:p>2.974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732304" calcext:value-type="float">
            <text:p>0.009732304</text:p>
          </table:table-cell>
          <table:table-cell table:number-columns-repeated="23"/>
        </table:table-row>
        <table:table-row table:style-name="ro1">
          <table:table-cell office:value-type="float" office:value="0.4726646" calcext:value-type="float">
            <text:p>0.4726646</text:p>
          </table:table-cell>
          <table:table-cell office:value-type="float" office:value="2.371895" calcext:value-type="float">
            <text:p>2.371895</text:p>
          </table:table-cell>
          <table:table-cell office:value-type="float" office:value="0.05562684" calcext:value-type="float">
            <text:p>0.05562684</text:p>
          </table:table-cell>
          <table:table-cell office:value-type="float" office:value="0.4726646" calcext:value-type="float">
            <text:p>0.4726646</text:p>
          </table:table-cell>
          <table:table-cell office:value-type="float" office:value="2.693107" calcext:value-type="float">
            <text:p>2.693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88994" calcext:value-type="float">
            <text:p>0.009688994</text:p>
          </table:table-cell>
          <table:table-cell table:number-columns-repeated="23"/>
        </table:table-row>
        <table:table-row table:style-name="ro1">
          <table:table-cell office:value-type="float" office:value="0.2527832" calcext:value-type="float">
            <text:p>0.2527832</text:p>
          </table:table-cell>
          <table:table-cell office:value-type="float" office:value="2.980212" calcext:value-type="float">
            <text:p>2.980212</text:p>
          </table:table-cell>
          <table:table-cell office:value-type="float" office:value="0.009491359" calcext:value-type="float">
            <text:p>0.009491359</text:p>
          </table:table-cell>
          <table:table-cell office:value-type="float" office:value="0.2527832" calcext:value-type="float">
            <text:p>0.2527832</text:p>
          </table:table-cell>
          <table:table-cell office:value-type="float" office:value="2.983713" calcext:value-type="float">
            <text:p>2.983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58815" calcext:value-type="float">
            <text:p>0.009658815</text:p>
          </table:table-cell>
          <table:table-cell table:number-columns-repeated="23"/>
        </table:table-row>
        <table:table-row table:style-name="ro1">
          <table:table-cell office:value-type="float" office:value="0.8884269" calcext:value-type="float">
            <text:p>0.8884269</text:p>
          </table:table-cell>
          <table:table-cell office:value-type="float" office:value="1.210639" calcext:value-type="float">
            <text:p>1.210639</text:p>
          </table:table-cell>
          <table:table-cell office:value-type="float" office:value="0.08434558" calcext:value-type="float">
            <text:p>0.08434558</text:p>
          </table:table-cell>
          <table:table-cell office:value-type="float" office:value="0.8884269" calcext:value-type="float">
            <text:p>0.8884269</text:p>
          </table:table-cell>
          <table:table-cell office:value-type="float" office:value="1.783076" calcext:value-type="float">
            <text:p>1.783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647307" calcext:value-type="float">
            <text:p>0.009647307</text:p>
          </table:table-cell>
          <table:table-cell table:number-columns-repeated="23"/>
        </table:table-row>
        <table:table-row table:style-name="ro1">
          <table:table-cell office:value-type="float" office:value="0.9366131" calcext:value-type="float">
            <text:p>0.9366131</text:p>
          </table:table-cell>
          <table:table-cell office:value-type="float" office:value="1.062142" calcext:value-type="float">
            <text:p>1.062142</text:p>
          </table:table-cell>
          <table:table-cell office:value-type="float" office:value="0.02268574" calcext:value-type="float">
            <text:p>0.02268574</text:p>
          </table:table-cell>
          <table:table-cell office:value-type="float" office:value="0.9366131" calcext:value-type="float">
            <text:p>0.9366131</text:p>
          </table:table-cell>
          <table:table-cell office:value-type="float" office:value="1.632322" calcext:value-type="float">
            <text:p>1.632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79102" calcext:value-type="float">
            <text:p>0.009379102</text:p>
          </table:table-cell>
          <table:table-cell table:number-columns-repeated="23"/>
        </table:table-row>
        <table:table-row table:style-name="ro1">
          <table:table-cell office:value-type="float" office:value="0.8224967" calcext:value-type="float">
            <text:p>0.8224967</text:p>
          </table:table-cell>
          <table:table-cell office:value-type="float" office:value="1.374241" calcext:value-type="float">
            <text:p>1.374241</text:p>
          </table:table-cell>
          <table:table-cell office:value-type="float" office:value="0.001938899" calcext:value-type="float">
            <text:p>0.001938899</text:p>
          </table:table-cell>
          <table:table-cell office:value-type="float" office:value="0.8224967" calcext:value-type="float">
            <text:p>0.8224967</text:p>
          </table:table-cell>
          <table:table-cell office:value-type="float" office:value="1.925417" calcext:value-type="float">
            <text:p>1.925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59391" calcext:value-type="float">
            <text:p>0.009359391</text:p>
          </table:table-cell>
          <table:table-cell table:number-columns-repeated="23"/>
        </table:table-row>
        <table:table-row table:style-name="ro1">
          <table:table-cell office:value-type="float" office:value="0.2722685" calcext:value-type="float">
            <text:p>0.2722685</text:p>
          </table:table-cell>
          <table:table-cell office:value-type="float" office:value="2.927643" calcext:value-type="float">
            <text:p>2.927643</text:p>
          </table:table-cell>
          <table:table-cell office:value-type="float" office:value="0.01750903" calcext:value-type="float">
            <text:p>0.01750903</text:p>
          </table:table-cell>
          <table:table-cell office:value-type="float" office:value="0.2722685" calcext:value-type="float">
            <text:p>0.2722685</text:p>
          </table:table-cell>
          <table:table-cell office:value-type="float" office:value="2.966904" calcext:value-type="float">
            <text:p>2.966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334944" calcext:value-type="float">
            <text:p>0.009334944</text:p>
          </table:table-cell>
          <table:table-cell table:number-columns-repeated="23"/>
        </table:table-row>
        <table:table-row table:style-name="ro1">
          <table:table-cell office:value-type="float" office:value="0.2624524" calcext:value-type="float">
            <text:p>0.2624524</text:p>
          </table:table-cell>
          <table:table-cell office:value-type="float" office:value="2.952798" calcext:value-type="float">
            <text:p>2.952798</text:p>
          </table:table-cell>
          <table:table-cell office:value-type="float" office:value="0.009550531" calcext:value-type="float">
            <text:p>0.009550531</text:p>
          </table:table-cell>
          <table:table-cell office:value-type="float" office:value="0.2624524" calcext:value-type="float">
            <text:p>0.2624524</text:p>
          </table:table-cell>
          <table:table-cell office:value-type="float" office:value="2.974075" calcext:value-type="float">
            <text:p>2.974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61455" calcext:value-type="float">
            <text:p>0.009261455</text:p>
          </table:table-cell>
          <table:table-cell table:number-columns-repeated="23"/>
        </table:table-row>
        <table:table-row table:style-name="ro1">
          <table:table-cell office:value-type="float" office:value="0.4374175" calcext:value-type="float">
            <text:p>0.4374175</text:p>
          </table:table-cell>
          <table:table-cell office:value-type="float" office:value="2.466236" calcext:value-type="float">
            <text:p>2.466236</text:p>
          </table:table-cell>
          <table:table-cell office:value-type="float" office:value="0.0377248" calcext:value-type="float">
            <text:p>0.0377248</text:p>
          </table:table-cell>
          <table:table-cell office:value-type="float" office:value="0.4374175" calcext:value-type="float">
            <text:p>0.4374175</text:p>
          </table:table-cell>
          <table:table-cell office:value-type="float" office:value="2.746362" calcext:value-type="float">
            <text:p>2.7463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205287" calcext:value-type="float">
            <text:p>0.009205287</text:p>
          </table:table-cell>
          <table:table-cell table:number-columns-repeated="23"/>
        </table:table-row>
        <table:table-row table:style-name="ro1">
          <table:table-cell office:value-type="float" office:value="0.02973246" calcext:value-type="float">
            <text:p>0.02973246</text:p>
          </table:table-cell>
          <table:table-cell office:value-type="float" office:value="3.614468" calcext:value-type="float">
            <text:p>3.614468</text:p>
          </table:table-cell>
          <table:table-cell office:value-type="float" office:value="0.009202236" calcext:value-type="float">
            <text:p>0.009202236</text:p>
          </table:table-cell>
          <table:table-cell office:value-type="float" office:value="0.02973246" calcext:value-type="float">
            <text:p>0.02973246</text:p>
          </table:table-cell>
          <table:table-cell office:value-type="float" office:value="2.957493" calcext:value-type="float">
            <text:p>2.957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45826" calcext:value-type="float">
            <text:p>0.009145826</text:p>
          </table:table-cell>
          <table:table-cell table:number-columns-repeated="23"/>
        </table:table-row>
        <table:table-row table:style-name="ro1">
          <table:table-cell office:value-type="float" office:value="0.5991228" calcext:value-type="float">
            <text:p>0.5991228</text:p>
          </table:table-cell>
          <table:table-cell office:value-type="float" office:value="2.013414" calcext:value-type="float">
            <text:p>2.013414</text:p>
          </table:table-cell>
          <table:table-cell office:value-type="float" office:value="0.0502919" calcext:value-type="float">
            <text:p>0.0502919</text:p>
          </table:table-cell>
          <table:table-cell office:value-type="float" office:value="0.5991228" calcext:value-type="float">
            <text:p>0.5991228</text:p>
          </table:table-cell>
          <table:table-cell office:value-type="float" office:value="2.451404" calcext:value-type="float">
            <text:p>2.451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22462" calcext:value-type="float">
            <text:p>0.009122462</text:p>
          </table:table-cell>
          <table:table-cell table:number-columns-repeated="23"/>
        </table:table-row>
        <table:table-row table:style-name="ro1">
          <table:table-cell office:value-type="float" office:value="0.006880798" calcext:value-type="float">
            <text:p>0.006880798</text:p>
          </table:table-cell>
          <table:table-cell office:value-type="float" office:value="3.682305" calcext:value-type="float">
            <text:p>3.682305</text:p>
          </table:table-cell>
          <table:table-cell office:value-type="float" office:value="0.01643809" calcext:value-type="float">
            <text:p>0.01643809</text:p>
          </table:table-cell>
          <table:table-cell office:value-type="float" office:value="0.006880798" calcext:value-type="float">
            <text:p>0.006880798</text:p>
          </table:table-cell>
          <table:table-cell office:value-type="float" office:value="2.84496" calcext:value-type="float">
            <text:p>2.84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1111" calcext:value-type="float">
            <text:p>0.0091111</text:p>
          </table:table-cell>
          <table:table-cell table:number-columns-repeated="23"/>
        </table:table-row>
        <table:table-row table:style-name="ro1">
          <table:table-cell office:value-type="float" office:value="0.8648534" calcext:value-type="float">
            <text:p>0.8648534</text:p>
          </table:table-cell>
          <table:table-cell office:value-type="float" office:value="1.255982" calcext:value-type="float">
            <text:p>1.255982</text:p>
          </table:table-cell>
          <table:table-cell office:value-type="float" office:value="0.0006316335" calcext:value-type="float">
            <text:p>0.0006316335</text:p>
          </table:table-cell>
          <table:table-cell office:value-type="float" office:value="0.8648534" calcext:value-type="float">
            <text:p>0.8648534</text:p>
          </table:table-cell>
          <table:table-cell office:value-type="float" office:value="1.816785" calcext:value-type="float">
            <text:p>1.816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89777" calcext:value-type="float">
            <text:p>0.009089777</text:p>
          </table:table-cell>
          <table:table-cell table:number-columns-repeated="23"/>
        </table:table-row>
        <table:table-row table:style-name="ro1">
          <table:table-cell office:value-type="float" office:value="0.1226892" calcext:value-type="float">
            <text:p>0.1226892</text:p>
          </table:table-cell>
          <table:table-cell office:value-type="float" office:value="3.349339" calcext:value-type="float">
            <text:p>3.349339</text:p>
          </table:table-cell>
          <table:table-cell office:value-type="float" office:value="0.008032003" calcext:value-type="float">
            <text:p>0.008032003</text:p>
          </table:table-cell>
          <table:table-cell office:value-type="float" office:value="0.1226892" calcext:value-type="float">
            <text:p>0.1226892</text:p>
          </table:table-cell>
          <table:table-cell office:value-type="float" office:value="3.054649" calcext:value-type="float">
            <text:p>3.054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7995" calcext:value-type="float">
            <text:p>0.00907995</text:p>
          </table:table-cell>
          <table:table-cell table:number-columns-repeated="23"/>
        </table:table-row>
        <table:table-row table:style-name="ro1">
          <table:table-cell office:value-type="float" office:value="0.1335802" calcext:value-type="float">
            <text:p>0.1335802</text:p>
          </table:table-cell>
          <table:table-cell office:value-type="float" office:value="3.328687" calcext:value-type="float">
            <text:p>3.328687</text:p>
          </table:table-cell>
          <table:table-cell office:value-type="float" office:value="0.03744566" calcext:value-type="float">
            <text:p>0.03744566</text:p>
          </table:table-cell>
          <table:table-cell office:value-type="float" office:value="0.1335802" calcext:value-type="float">
            <text:p>0.1335802</text:p>
          </table:table-cell>
          <table:table-cell office:value-type="float" office:value="3.065632" calcext:value-type="float">
            <text:p>3.065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7995" calcext:value-type="float">
            <text:p>0.00907995</text:p>
          </table:table-cell>
          <table:table-cell table:number-columns-repeated="23"/>
        </table:table-row>
        <table:table-row table:style-name="ro1">
          <table:table-cell office:value-type="float" office:value="0.6433749" calcext:value-type="float">
            <text:p>0.6433749</text:p>
          </table:table-cell>
          <table:table-cell office:value-type="float" office:value="1.877155" calcext:value-type="float">
            <text:p>1.877155</text:p>
          </table:table-cell>
          <table:table-cell office:value-type="float" office:value="0.008655723" calcext:value-type="float">
            <text:p>0.008655723</text:p>
          </table:table-cell>
          <table:table-cell office:value-type="float" office:value="0.6433749" calcext:value-type="float">
            <text:p>0.6433749</text:p>
          </table:table-cell>
          <table:table-cell office:value-type="float" office:value="2.343918" calcext:value-type="float">
            <text:p>2.343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057198" calcext:value-type="float">
            <text:p>0.009057198</text:p>
          </table:table-cell>
          <table:table-cell table:number-columns-repeated="23"/>
        </table:table-row>
        <table:table-row table:style-name="ro1">
          <table:table-cell office:value-type="float" office:value="0.6866431" calcext:value-type="float">
            <text:p>0.6866431</text:p>
          </table:table-cell>
          <table:table-cell office:value-type="float" office:value="1.754647" calcext:value-type="float">
            <text:p>1.754647</text:p>
          </table:table-cell>
          <table:table-cell office:value-type="float" office:value="0.004630262" calcext:value-type="float">
            <text:p>0.004630262</text:p>
          </table:table-cell>
          <table:table-cell office:value-type="float" office:value="0.6866431" calcext:value-type="float">
            <text:p>0.6866431</text:p>
          </table:table-cell>
          <table:table-cell office:value-type="float" office:value="2.248049" calcext:value-type="float">
            <text:p>2.2480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9705" calcext:value-type="float">
            <text:p>0.00899705</text:p>
          </table:table-cell>
          <table:table-cell table:number-columns-repeated="23"/>
        </table:table-row>
        <table:table-row table:style-name="ro1">
          <table:table-cell office:value-type="float" office:value="0.4969505" calcext:value-type="float">
            <text:p>0.4969505</text:p>
          </table:table-cell>
          <table:table-cell office:value-type="float" office:value="2.299551" calcext:value-type="float">
            <text:p>2.299551</text:p>
          </table:table-cell>
          <table:table-cell office:value-type="float" office:value="0.04303674" calcext:value-type="float">
            <text:p>0.04303674</text:p>
          </table:table-cell>
          <table:table-cell office:value-type="float" office:value="0.4969505" calcext:value-type="float">
            <text:p>0.4969505</text:p>
          </table:table-cell>
          <table:table-cell office:value-type="float" office:value="2.645525" calcext:value-type="float">
            <text:p>2.645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26221" calcext:value-type="float">
            <text:p>0.008926221</text:p>
          </table:table-cell>
          <table:table-cell table:number-columns-repeated="23"/>
        </table:table-row>
        <table:table-row table:style-name="ro1">
          <table:table-cell office:value-type="float" office:value="0.684206" calcext:value-type="float">
            <text:p>0.684206</text:p>
          </table:table-cell>
          <table:table-cell office:value-type="float" office:value="1.761969" calcext:value-type="float">
            <text:p>1.761969</text:p>
          </table:table-cell>
          <table:table-cell office:value-type="float" office:value="0.006361374" calcext:value-type="float">
            <text:p>0.006361374</text:p>
          </table:table-cell>
          <table:table-cell office:value-type="float" office:value="0.684206" calcext:value-type="float">
            <text:p>0.684206</text:p>
          </table:table-cell>
          <table:table-cell office:value-type="float" office:value="2.254109" calcext:value-type="float">
            <text:p>2.254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14439" calcext:value-type="float">
            <text:p>0.008914439</text:p>
          </table:table-cell>
          <table:table-cell table:number-columns-repeated="23"/>
        </table:table-row>
        <table:table-row table:style-name="ro1">
          <table:table-cell office:value-type="float" office:value="0.1527886" calcext:value-type="float">
            <text:p>0.1527886</text:p>
          </table:table-cell>
          <table:table-cell office:value-type="float" office:value="3.270403" calcext:value-type="float">
            <text:p>3.270403</text:p>
          </table:table-cell>
          <table:table-cell office:value-type="float" office:value="0.02701612" calcext:value-type="float">
            <text:p>0.02701612</text:p>
          </table:table-cell>
          <table:table-cell office:value-type="float" office:value="0.1527886" calcext:value-type="float">
            <text:p>0.1527886</text:p>
          </table:table-cell>
          <table:table-cell office:value-type="float" office:value="3.057794" calcext:value-type="float">
            <text:p>3.057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907919" calcext:value-type="float">
            <text:p>0.008907919</text:p>
          </table:table-cell>
          <table:table-cell table:number-columns-repeated="23"/>
        </table:table-row>
        <table:table-row table:style-name="ro1">
          <table:table-cell office:value-type="float" office:value="0.7503058" calcext:value-type="float">
            <text:p>0.7503058</text:p>
          </table:table-cell>
          <table:table-cell office:value-type="float" office:value="1.578337" calcext:value-type="float">
            <text:p>1.578337</text:p>
          </table:table-cell>
          <table:table-cell office:value-type="float" office:value="0.01147747" calcext:value-type="float">
            <text:p>0.01147747</text:p>
          </table:table-cell>
          <table:table-cell office:value-type="float" office:value="0.7503058" calcext:value-type="float">
            <text:p>0.7503058</text:p>
          </table:table-cell>
          <table:table-cell office:value-type="float" office:value="2.104565" calcext:value-type="float">
            <text:p>2.104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60238" calcext:value-type="float">
            <text:p>0.008860238</text:p>
          </table:table-cell>
          <table:table-cell table:number-columns-repeated="23"/>
        </table:table-row>
        <table:table-row table:style-name="ro1">
          <table:table-cell office:value-type="float" office:value="0.3882867" calcext:value-type="float">
            <text:p>0.3882867</text:p>
          </table:table-cell>
          <table:table-cell office:value-type="float" office:value="2.594567" calcext:value-type="float">
            <text:p>2.594567</text:p>
          </table:table-cell>
          <table:table-cell office:value-type="float" office:value="0.004108349" calcext:value-type="float">
            <text:p>0.004108349</text:p>
          </table:table-cell>
          <table:table-cell office:value-type="float" office:value="0.3882867" calcext:value-type="float">
            <text:p>0.3882867</text:p>
          </table:table-cell>
          <table:table-cell office:value-type="float" office:value="2.811026" calcext:value-type="float">
            <text:p>2.811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803947" calcext:value-type="float">
            <text:p>0.008803947</text:p>
          </table:table-cell>
          <table:table-cell table:number-columns-repeated="23"/>
        </table:table-row>
        <table:table-row table:style-name="ro1">
          <table:table-cell office:value-type="float" office:value="0.7271898" calcext:value-type="float">
            <text:p>0.7271898</text:p>
          </table:table-cell>
          <table:table-cell office:value-type="float" office:value="1.656787" calcext:value-type="float">
            <text:p>1.656787</text:p>
          </table:table-cell>
          <table:table-cell office:value-type="float" office:value="0.06326789" calcext:value-type="float">
            <text:p>0.06326789</text:p>
          </table:table-cell>
          <table:table-cell office:value-type="float" office:value="0.7271898" calcext:value-type="float">
            <text:p>0.7271898</text:p>
          </table:table-cell>
          <table:table-cell office:value-type="float" office:value="2.176669" calcext:value-type="float">
            <text:p>2.176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7544" calcext:value-type="float">
            <text:p>0.00877544</text:p>
          </table:table-cell>
          <table:table-cell table:number-columns-repeated="23"/>
        </table:table-row>
        <table:table-row table:style-name="ro1">
          <table:table-cell office:value-type="float" office:value="0.06443324" calcext:value-type="float">
            <text:p>0.06443324</text:p>
          </table:table-cell>
          <table:table-cell office:value-type="float" office:value="3.532104" calcext:value-type="float">
            <text:p>3.532104</text:p>
          </table:table-cell>
          <table:table-cell office:value-type="float" office:value="0.05571032" calcext:value-type="float">
            <text:p>0.05571032</text:p>
          </table:table-cell>
          <table:table-cell office:value-type="float" office:value="0.06443324" calcext:value-type="float">
            <text:p>0.06443324</text:p>
          </table:table-cell>
          <table:table-cell office:value-type="float" office:value="3.042466" calcext:value-type="float">
            <text:p>3.0424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707577" calcext:value-type="float">
            <text:p>0.008707577</text:p>
          </table:table-cell>
          <table:table-cell table:number-columns-repeated="23"/>
        </table:table-row>
        <table:table-row table:style-name="ro1">
          <table:table-cell office:value-type="float" office:value="0.9106532" calcext:value-type="float">
            <text:p>0.9106532</text:p>
          </table:table-cell>
          <table:table-cell office:value-type="float" office:value="1.151083" calcext:value-type="float">
            <text:p>1.151083</text:p>
          </table:table-cell>
          <table:table-cell office:value-type="float" office:value="0.09525438" calcext:value-type="float">
            <text:p>0.09525438</text:p>
          </table:table-cell>
          <table:table-cell office:value-type="float" office:value="0.9106532" calcext:value-type="float">
            <text:p>0.9106532</text:p>
          </table:table-cell>
          <table:table-cell office:value-type="float" office:value="1.726928" calcext:value-type="float">
            <text:p>1.726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89097" calcext:value-type="float">
            <text:p>0.008689097</text:p>
          </table:table-cell>
          <table:table-cell table:number-columns-repeated="23"/>
        </table:table-row>
        <table:table-row table:style-name="ro1">
          <table:table-cell office:value-type="float" office:value="0.4969505" calcext:value-type="float">
            <text:p>0.4969505</text:p>
          </table:table-cell>
          <table:table-cell office:value-type="float" office:value="2.299551" calcext:value-type="float">
            <text:p>2.299551</text:p>
          </table:table-cell>
          <table:table-cell office:value-type="float" office:value="0.04303674" calcext:value-type="float">
            <text:p>0.04303674</text:p>
          </table:table-cell>
          <table:table-cell office:value-type="float" office:value="0.4969505" calcext:value-type="float">
            <text:p>0.4969505</text:p>
          </table:table-cell>
          <table:table-cell office:value-type="float" office:value="2.645525" calcext:value-type="float">
            <text:p>2.645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29356" calcext:value-type="float">
            <text:p>0.008629356</text:p>
          </table:table-cell>
          <table:table-cell table:number-columns-repeated="23"/>
        </table:table-row>
        <table:table-row table:style-name="ro1">
          <table:table-cell office:value-type="float" office:value="0.7905481" calcext:value-type="float">
            <text:p>0.7905481</text:p>
          </table:table-cell>
          <table:table-cell office:value-type="float" office:value="1.470694" calcext:value-type="float">
            <text:p>1.470694</text:p>
          </table:table-cell>
          <table:table-cell office:value-type="float" office:value="0.02973703" calcext:value-type="float">
            <text:p>0.02973703</text:p>
          </table:table-cell>
          <table:table-cell office:value-type="float" office:value="0.7905481" calcext:value-type="float">
            <text:p>0.7905481</text:p>
          </table:table-cell>
          <table:table-cell office:value-type="float" office:value="2.0144" calcext:value-type="float">
            <text:p>2.0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609769" calcext:value-type="float">
            <text:p>0.008609769</text:p>
          </table:table-cell>
          <table:table-cell table:number-columns-repeated="23"/>
        </table:table-row>
        <table:table-row table:style-name="ro1">
          <table:table-cell office:value-type="float" office:value="0.1083728" calcext:value-type="float">
            <text:p>0.1083728</text:p>
          </table:table-cell>
          <table:table-cell office:value-type="float" office:value="3.392549" calcext:value-type="float">
            <text:p>3.392549</text:p>
          </table:table-cell>
          <table:table-cell office:value-type="float" office:value="0.01489959" calcext:value-type="float">
            <text:p>0.01489959</text:p>
          </table:table-cell>
          <table:table-cell office:value-type="float" office:value="0.1083728" calcext:value-type="float">
            <text:p>0.1083728</text:p>
          </table:table-cell>
          <table:table-cell office:value-type="float" office:value="3.055501" calcext:value-type="float">
            <text:p>3.055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97292" calcext:value-type="float">
            <text:p>0.008597292</text:p>
          </table:table-cell>
          <table:table-cell table:number-columns-repeated="23"/>
        </table:table-row>
        <table:table-row table:style-name="ro1">
          <table:table-cell office:value-type="float" office:value="0.5144451" calcext:value-type="float">
            <text:p>0.5144451</text:p>
          </table:table-cell>
          <table:table-cell office:value-type="float" office:value="2.261331" calcext:value-type="float">
            <text:p>2.261331</text:p>
          </table:table-cell>
          <table:table-cell office:value-type="float" office:value="0.08229473" calcext:value-type="float">
            <text:p>0.08229473</text:p>
          </table:table-cell>
          <table:table-cell office:value-type="float" office:value="0.5144451" calcext:value-type="float">
            <text:p>0.5144451</text:p>
          </table:table-cell>
          <table:table-cell office:value-type="float" office:value="2.627379" calcext:value-type="float">
            <text:p>2.627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511115" calcext:value-type="float">
            <text:p>0.008511115</text:p>
          </table:table-cell>
          <table:table-cell table:number-columns-repeated="23"/>
        </table:table-row>
        <table:table-row table:style-name="ro1">
          <table:table-cell office:value-type="float" office:value="0.2484013" calcext:value-type="float">
            <text:p>0.2484013</text:p>
          </table:table-cell>
          <table:table-cell office:value-type="float" office:value="3.007013" calcext:value-type="float">
            <text:p>3.007013</text:p>
          </table:table-cell>
          <table:table-cell office:value-type="float" office:value="0.05269698" calcext:value-type="float">
            <text:p>0.05269698</text:p>
          </table:table-cell>
          <table:table-cell office:value-type="float" office:value="0.2484013" calcext:value-type="float">
            <text:p>0.2484013</text:p>
          </table:table-cell>
          <table:table-cell office:value-type="float" office:value="3.004353" calcext:value-type="float">
            <text:p>3.004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84415" calcext:value-type="float">
            <text:p>0.008484415</text:p>
          </table:table-cell>
          <table:table-cell table:number-columns-repeated="23"/>
        </table:table-row>
        <table:table-row table:style-name="ro1">
          <table:table-cell office:value-type="float" office:value="0.7158688" calcext:value-type="float">
            <text:p>0.7158688</text:p>
          </table:table-cell>
          <table:table-cell office:value-type="float" office:value="1.687976" calcext:value-type="float">
            <text:p>1.687976</text:p>
          </table:table-cell>
          <table:table-cell office:value-type="float" office:value="0.06099431" calcext:value-type="float">
            <text:p>0.06099431</text:p>
          </table:table-cell>
          <table:table-cell office:value-type="float" office:value="0.7158688" calcext:value-type="float">
            <text:p>0.7158688</text:p>
          </table:table-cell>
          <table:table-cell office:value-type="float" office:value="2.201975" calcext:value-type="float">
            <text:p>2.201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2907" calcext:value-type="float">
            <text:p>0.00842907</text:p>
          </table:table-cell>
          <table:table-cell table:number-columns-repeated="23"/>
        </table:table-row>
        <table:table-row table:style-name="ro1">
          <table:table-cell office:value-type="float" office:value="0.8700908" calcext:value-type="float">
            <text:p>0.8700908</text:p>
          </table:table-cell>
          <table:table-cell office:value-type="float" office:value="1.251263" calcext:value-type="float">
            <text:p>1.251263</text:p>
          </table:table-cell>
          <table:table-cell office:value-type="float" office:value="0.03980968" calcext:value-type="float">
            <text:p>0.03980968</text:p>
          </table:table-cell>
          <table:table-cell office:value-type="float" office:value="0.8700908" calcext:value-type="float">
            <text:p>0.8700908</text:p>
          </table:table-cell>
          <table:table-cell office:value-type="float" office:value="1.816785" calcext:value-type="float">
            <text:p>1.816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414217" calcext:value-type="float">
            <text:p>0.008414217</text:p>
          </table:table-cell>
          <table:table-cell table:number-columns-repeated="23"/>
        </table:table-row>
        <table:table-row table:style-name="ro1">
          <table:table-cell office:value-type="float" office:value="0.660447" calcext:value-type="float">
            <text:p>0.660447</text:p>
          </table:table-cell>
          <table:table-cell office:value-type="float" office:value="1.839804" calcext:value-type="float">
            <text:p>1.839804</text:p>
          </table:table-cell>
          <table:table-cell office:value-type="float" office:value="0.04647743" calcext:value-type="float">
            <text:p>0.04647743</text:p>
          </table:table-cell>
          <table:table-cell office:value-type="float" office:value="0.660447" calcext:value-type="float">
            <text:p>0.660447</text:p>
          </table:table-cell>
          <table:table-cell office:value-type="float" office:value="2.320741" calcext:value-type="float">
            <text:p>2.3207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76318" calcext:value-type="float">
            <text:p>0.008376318</text:p>
          </table:table-cell>
          <table:table-cell table:number-columns-repeated="23"/>
        </table:table-row>
        <table:table-row table:style-name="ro1">
          <table:table-cell office:value-type="float" office:value="0.05095562" calcext:value-type="float">
            <text:p>0.05095562</text:p>
          </table:table-cell>
          <table:table-cell office:value-type="float" office:value="3.560898" calcext:value-type="float">
            <text:p>3.560898</text:p>
          </table:table-cell>
          <table:table-cell office:value-type="float" office:value="0.02819054" calcext:value-type="float">
            <text:p>0.02819054</text:p>
          </table:table-cell>
          <table:table-cell office:value-type="float" office:value="0.05095562" calcext:value-type="float">
            <text:p>0.05095562</text:p>
          </table:table-cell>
          <table:table-cell office:value-type="float" office:value="3.013104" calcext:value-type="float">
            <text:p>3.013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43516" calcext:value-type="float">
            <text:p>0.008343516</text:p>
          </table:table-cell>
          <table:table-cell table:number-columns-repeated="23"/>
        </table:table-row>
        <table:table-row table:style-name="ro1">
          <table:table-cell office:value-type="float" office:value="0.3387578" calcext:value-type="float">
            <text:p>0.3387578</text:p>
          </table:table-cell>
          <table:table-cell office:value-type="float" office:value="2.75251" calcext:value-type="float">
            <text:p>2.75251</text:p>
          </table:table-cell>
          <table:table-cell office:value-type="float" office:value="0.05963281" calcext:value-type="float">
            <text:p>0.05963281</text:p>
          </table:table-cell>
          <table:table-cell office:value-type="float" office:value="0.3387578" calcext:value-type="float">
            <text:p>0.3387578</text:p>
          </table:table-cell>
          <table:table-cell office:value-type="float" office:value="2.902258" calcext:value-type="float">
            <text:p>2.902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33224" calcext:value-type="float">
            <text:p>0.00833224</text:p>
          </table:table-cell>
          <table:table-cell table:number-columns-repeated="23"/>
        </table:table-row>
        <table:table-row table:style-name="ro1">
          <table:table-cell office:value-type="float" office:value="0.2071524" calcext:value-type="float">
            <text:p>0.2071524</text:p>
          </table:table-cell>
          <table:table-cell office:value-type="float" office:value="3.126243" calcext:value-type="float">
            <text:p>3.126243</text:p>
          </table:table-cell>
          <table:table-cell office:value-type="float" office:value="0.05851025" calcext:value-type="float">
            <text:p>0.05851025</text:p>
          </table:table-cell>
          <table:table-cell office:value-type="float" office:value="0.2071524" calcext:value-type="float">
            <text:p>0.2071524</text:p>
          </table:table-cell>
          <table:table-cell office:value-type="float" office:value="3.041199" calcext:value-type="float">
            <text:p>3.041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06783" calcext:value-type="float">
            <text:p>0.008206783</text:p>
          </table:table-cell>
          <table:table-cell table:number-columns-repeated="23"/>
        </table:table-row>
        <table:table-row table:style-name="ro1">
          <table:table-cell office:value-type="float" office:value="0.2870156" calcext:value-type="float">
            <text:p>0.2870156</text:p>
          </table:table-cell>
          <table:table-cell office:value-type="float" office:value="2.884315" calcext:value-type="float">
            <text:p>2.884315</text:p>
          </table:table-cell>
          <table:table-cell office:value-type="float" office:value="0.01305375" calcext:value-type="float">
            <text:p>0.01305375</text:p>
          </table:table-cell>
          <table:table-cell office:value-type="float" office:value="0.2870156" calcext:value-type="float">
            <text:p>0.2870156</text:p>
          </table:table-cell>
          <table:table-cell office:value-type="float" office:value="2.948929" calcext:value-type="float">
            <text:p>2.948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9055" calcext:value-type="float">
            <text:p>0.00819055</text:p>
          </table:table-cell>
          <table:table-cell table:number-columns-repeated="23"/>
        </table:table-row>
        <table:table-row table:style-name="ro1">
          <table:table-cell office:value-type="float" office:value="0.735112" calcext:value-type="float">
            <text:p>0.735112</text:p>
          </table:table-cell>
          <table:table-cell office:value-type="float" office:value="1.63286" calcext:value-type="float">
            <text:p>1.63286</text:p>
          </table:table-cell>
          <table:table-cell office:value-type="float" office:value="0.05665294" calcext:value-type="float">
            <text:p>0.05665294</text:p>
          </table:table-cell>
          <table:table-cell office:value-type="float" office:value="0.735112" calcext:value-type="float">
            <text:p>0.735112</text:p>
          </table:table-cell>
          <table:table-cell office:value-type="float" office:value="2.156025" calcext:value-type="float">
            <text:p>2.156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71798" calcext:value-type="float">
            <text:p>0.008171798</text:p>
          </table:table-cell>
          <table:table-cell table:number-columns-repeated="23"/>
        </table:table-row>
        <table:table-row table:style-name="ro1">
          <table:table-cell office:value-type="float" office:value="0.6649498" calcext:value-type="float">
            <text:p>0.6649498</text:p>
          </table:table-cell>
          <table:table-cell office:value-type="float" office:value="1.829128" calcext:value-type="float">
            <text:p>1.829128</text:p>
          </table:table-cell>
          <table:table-cell office:value-type="float" office:value="0.05381479" calcext:value-type="float">
            <text:p>0.05381479</text:p>
          </table:table-cell>
          <table:table-cell office:value-type="float" office:value="0.6649498" calcext:value-type="float">
            <text:p>0.6649498</text:p>
          </table:table-cell>
          <table:table-cell office:value-type="float" office:value="2.313479" calcext:value-type="float">
            <text:p>2.313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167947" calcext:value-type="float">
            <text:p>0.008167947</text:p>
          </table:table-cell>
          <table:table-cell table:number-columns-repeated="23"/>
        </table:table-row>
        <table:table-row table:style-name="ro1">
          <table:table-cell office:value-type="float" office:value="0.1613383" calcext:value-type="float">
            <text:p>0.1613383</text:p>
          </table:table-cell>
          <table:table-cell office:value-type="float" office:value="3.238618" calcext:value-type="float">
            <text:p>3.238618</text:p>
          </table:table-cell>
          <table:table-cell office:value-type="float" office:value="0.005765708" calcext:value-type="float">
            <text:p>0.005765708</text:p>
          </table:table-cell>
          <table:table-cell office:value-type="float" office:value="0.1613383" calcext:value-type="float">
            <text:p>0.1613383</text:p>
          </table:table-cell>
          <table:table-cell office:value-type="float" office:value="3.046625" calcext:value-type="float">
            <text:p>3.046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97209" calcext:value-type="float">
            <text:p>0.008097209</text:p>
          </table:table-cell>
          <table:table-cell table:number-columns-repeated="23"/>
        </table:table-row>
        <table:table-row table:style-name="ro1">
          <table:table-cell office:value-type="float" office:value="0.2387349" calcext:value-type="float">
            <text:p>0.2387349</text:p>
          </table:table-cell>
          <table:table-cell office:value-type="float" office:value="3.026948" calcext:value-type="float">
            <text:p>3.026948</text:p>
          </table:table-cell>
          <table:table-cell office:value-type="float" office:value="0.02973502" calcext:value-type="float">
            <text:p>0.02973502</text:p>
          </table:table-cell>
          <table:table-cell office:value-type="float" office:value="0.2387349" calcext:value-type="float">
            <text:p>0.2387349</text:p>
          </table:table-cell>
          <table:table-cell office:value-type="float" office:value="3.004737" calcext:value-type="float">
            <text:p>3.004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45281" calcext:value-type="float">
            <text:p>0.008045281</text:p>
          </table:table-cell>
          <table:table-cell table:number-columns-repeated="23"/>
        </table:table-row>
        <table:table-row table:style-name="ro1">
          <table:table-cell office:value-type="float" office:value="0.9893441" calcext:value-type="float">
            <text:p>0.9893441</text:p>
          </table:table-cell>
          <table:table-cell office:value-type="float" office:value="0.9246227" calcext:value-type="float">
            <text:p>0.9246227</text:p>
          </table:table-cell>
          <table:table-cell office:value-type="float" office:value="0.06069162" calcext:value-type="float">
            <text:p>0.06069162</text:p>
          </table:table-cell>
          <table:table-cell office:value-type="float" office:value="0.9893441" calcext:value-type="float">
            <text:p>0.9893441</text:p>
          </table:table-cell>
          <table:table-cell office:value-type="float" office:value="1.496082" calcext:value-type="float">
            <text:p>1.496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019342" calcext:value-type="float">
            <text:p>0.008019342</text:p>
          </table:table-cell>
          <table:table-cell table:number-columns-repeated="23"/>
        </table:table-row>
        <table:table-row table:style-name="ro1">
          <table:table-cell office:value-type="float" office:value="0.2387349" calcext:value-type="float">
            <text:p>0.2387349</text:p>
          </table:table-cell>
          <table:table-cell office:value-type="float" office:value="3.026948" calcext:value-type="float">
            <text:p>3.026948</text:p>
          </table:table-cell>
          <table:table-cell office:value-type="float" office:value="0.02973502" calcext:value-type="float">
            <text:p>0.02973502</text:p>
          </table:table-cell>
          <table:table-cell office:value-type="float" office:value="0.2387349" calcext:value-type="float">
            <text:p>0.2387349</text:p>
          </table:table-cell>
          <table:table-cell office:value-type="float" office:value="3.004737" calcext:value-type="float">
            <text:p>3.004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923072" calcext:value-type="float">
            <text:p>0.007923072</text:p>
          </table:table-cell>
          <table:table-cell table:number-columns-repeated="23"/>
        </table:table-row>
        <table:table-row table:style-name="ro1">
          <table:table-cell office:value-type="float" office:value="0.8983058" calcext:value-type="float">
            <text:p>0.8983058</text:p>
          </table:table-cell>
          <table:table-cell office:value-type="float" office:value="1.177772" calcext:value-type="float">
            <text:p>1.177772</text:p>
          </table:table-cell>
          <table:table-cell office:value-type="float" office:value="0.06123879" calcext:value-type="float">
            <text:p>0.06123879</text:p>
          </table:table-cell>
          <table:table-cell office:value-type="float" office:value="0.8983058" calcext:value-type="float">
            <text:p>0.8983058</text:p>
          </table:table-cell>
          <table:table-cell office:value-type="float" office:value="1.749305" calcext:value-type="float">
            <text:p>1.749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21509" calcext:value-type="float">
            <text:p>0.007821509</text:p>
          </table:table-cell>
          <table:table-cell table:number-columns-repeated="23"/>
        </table:table-row>
        <table:table-row table:style-name="ro1">
          <table:table-cell office:value-type="float" office:value="0.6396704" calcext:value-type="float">
            <text:p>0.6396704</text:p>
          </table:table-cell>
          <table:table-cell office:value-type="float" office:value="1.899127" calcext:value-type="float">
            <text:p>1.899127</text:p>
          </table:table-cell>
          <table:table-cell office:value-type="float" office:value="0.04977974" calcext:value-type="float">
            <text:p>0.04977974</text:p>
          </table:table-cell>
          <table:table-cell office:value-type="float" office:value="0.6396704" calcext:value-type="float">
            <text:p>0.6396704</text:p>
          </table:table-cell>
          <table:table-cell office:value-type="float" office:value="2.366616" calcext:value-type="float">
            <text:p>2.366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808186" calcext:value-type="float">
            <text:p>0.007808186</text:p>
          </table:table-cell>
          <table:table-cell table:number-columns-repeated="23"/>
        </table:table-row>
        <table:table-row table:style-name="ro1">
          <table:table-cell office:value-type="float" office:value="0.221142" calcext:value-type="float">
            <text:p>0.221142</text:p>
          </table:table-cell>
          <table:table-cell office:value-type="float" office:value="3.078327" calcext:value-type="float">
            <text:p>3.078327</text:p>
          </table:table-cell>
          <table:table-cell office:value-type="float" office:value="0.03387212" calcext:value-type="float">
            <text:p>0.03387212</text:p>
          </table:table-cell>
          <table:table-cell office:value-type="float" office:value="0.221142" calcext:value-type="float">
            <text:p>0.221142</text:p>
          </table:table-cell>
          <table:table-cell office:value-type="float" office:value="3.021349" calcext:value-type="float">
            <text:p>3.021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74723" calcext:value-type="float">
            <text:p>0.007774723</text:p>
          </table:table-cell>
          <table:table-cell table:number-columns-repeated="23"/>
        </table:table-row>
        <table:table-row table:style-name="ro1">
          <table:table-cell office:value-type="float" office:value="0.5481312" calcext:value-type="float">
            <text:p>0.5481312</text:p>
          </table:table-cell>
          <table:table-cell office:value-type="float" office:value="2.144915" calcext:value-type="float">
            <text:p>2.144915</text:p>
          </table:table-cell>
          <table:table-cell office:value-type="float" office:value="0.008595745" calcext:value-type="float">
            <text:p>0.008595745</text:p>
          </table:table-cell>
          <table:table-cell office:value-type="float" office:value="0.5481312" calcext:value-type="float">
            <text:p>0.5481312</text:p>
          </table:table-cell>
          <table:table-cell office:value-type="float" office:value="2.537376" calcext:value-type="float">
            <text:p>2.537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49791" calcext:value-type="float">
            <text:p>0.007749791</text:p>
          </table:table-cell>
          <table:table-cell table:number-columns-repeated="23"/>
        </table:table-row>
        <table:table-row table:style-name="ro1">
          <table:table-cell office:value-type="float" office:value="0.09724567" calcext:value-type="float">
            <text:p>0.09724567</text:p>
          </table:table-cell>
          <table:table-cell office:value-type="float" office:value="3.427504" calcext:value-type="float">
            <text:p>3.427504</text:p>
          </table:table-cell>
          <table:table-cell office:value-type="float" office:value="0.02406895" calcext:value-type="float">
            <text:p>0.02406895</text:p>
          </table:table-cell>
          <table:table-cell office:value-type="float" office:value="0.09724567" calcext:value-type="float">
            <text:p>0.09724567</text:p>
          </table:table-cell>
          <table:table-cell office:value-type="float" office:value="3.055501" calcext:value-type="float">
            <text:p>3.055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707477" calcext:value-type="float">
            <text:p>0.007707477</text:p>
          </table:table-cell>
          <table:table-cell table:number-columns-repeated="23"/>
        </table:table-row>
        <table:table-row table:style-name="ro1">
          <table:table-cell office:value-type="float" office:value="0.3183" calcext:value-type="float">
            <text:p>0.3183</text:p>
          </table:table-cell>
          <table:table-cell office:value-type="float" office:value="2.794059" calcext:value-type="float">
            <text:p>2.794059</text:p>
          </table:table-cell>
          <table:table-cell office:value-type="float" office:value="0.008339522" calcext:value-type="float">
            <text:p>0.008339522</text:p>
          </table:table-cell>
          <table:table-cell office:value-type="float" office:value="0.3183" calcext:value-type="float">
            <text:p>0.3183</text:p>
          </table:table-cell>
          <table:table-cell office:value-type="float" office:value="2.909597" calcext:value-type="float">
            <text:p>2.909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90959" calcext:value-type="float">
            <text:p>0.007690959</text:p>
          </table:table-cell>
          <table:table-cell table:number-columns-repeated="23"/>
        </table:table-row>
        <table:table-row table:style-name="ro1">
          <table:table-cell office:value-type="float" office:value="0.5667228" calcext:value-type="float">
            <text:p>0.5667228</text:p>
          </table:table-cell>
          <table:table-cell office:value-type="float" office:value="2.090413" calcext:value-type="float">
            <text:p>2.090413</text:p>
          </table:table-cell>
          <table:table-cell office:value-type="float" office:value="0.001410552" calcext:value-type="float">
            <text:p>0.001410552</text:p>
          </table:table-cell>
          <table:table-cell office:value-type="float" office:value="0.5667228" calcext:value-type="float">
            <text:p>0.5667228</text:p>
          </table:table-cell>
          <table:table-cell office:value-type="float" office:value="2.498487" calcext:value-type="float">
            <text:p>2.498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83095" calcext:value-type="float">
            <text:p>0.007683095</text:p>
          </table:table-cell>
          <table:table-cell table:number-columns-repeated="23"/>
        </table:table-row>
        <table:table-row table:style-name="ro1">
          <table:table-cell office:value-type="float" office:value="2.529436E-016" calcext:value-type="float">
            <text:p>2.529436E-16</text:p>
          </table:table-cell>
          <table:table-cell office:value-type="float" office:value="3.707929" calcext:value-type="float">
            <text:p>3.707929</text:p>
          </table:table-cell>
          <table:table-cell office:value-type="float" office:value="0.03278535" calcext:value-type="float">
            <text:p>0.03278535</text:p>
          </table:table-cell>
          <table:table-cell office:value-type="float" office:value="2.529436E-016" calcext:value-type="float">
            <text:p>2.529436E-16</text:p>
          </table:table-cell>
          <table:table-cell office:value-type="float" office:value="2.707929" calcext:value-type="float">
            <text:p>2.7079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39666" calcext:value-type="float">
            <text:p>0.007639666</text:p>
          </table:table-cell>
          <table:table-cell table:number-columns-repeated="23"/>
        </table:table-row>
        <table:table-row table:style-name="ro1">
          <table:table-cell office:value-type="float" office:value="0.5614887" calcext:value-type="float">
            <text:p>0.5614887</text:p>
          </table:table-cell>
          <table:table-cell office:value-type="float" office:value="2.118491" calcext:value-type="float">
            <text:p>2.118491</text:p>
          </table:table-cell>
          <table:table-cell office:value-type="float" office:value="0.04677592" calcext:value-type="float">
            <text:p>0.04677592</text:p>
          </table:table-cell>
          <table:table-cell office:value-type="float" office:value="0.5614887" calcext:value-type="float">
            <text:p>0.5614887</text:p>
          </table:table-cell>
          <table:table-cell office:value-type="float" office:value="2.525436" calcext:value-type="float">
            <text:p>2.525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31701" calcext:value-type="float">
            <text:p>0.007631701</text:p>
          </table:table-cell>
          <table:table-cell table:number-columns-repeated="23"/>
        </table:table-row>
        <table:table-row table:style-name="ro1">
          <table:table-cell office:value-type="float" office:value="0.8364178" calcext:value-type="float">
            <text:p>0.8364178</text:p>
          </table:table-cell>
          <table:table-cell office:value-type="float" office:value="1.361001" calcext:value-type="float">
            <text:p>1.361001</text:p>
          </table:table-cell>
          <table:table-cell office:value-type="float" office:value="0.1062433" calcext:value-type="float">
            <text:p>0.1062433</text:p>
          </table:table-cell>
          <table:table-cell office:value-type="float" office:value="0.8364178" calcext:value-type="float">
            <text:p>0.8364178</text:p>
          </table:table-cell>
          <table:table-cell office:value-type="float" office:value="1.925187" calcext:value-type="float">
            <text:p>1.925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617589" calcext:value-type="float">
            <text:p>0.007617589</text:p>
          </table:table-cell>
          <table:table-cell table:number-columns-repeated="23"/>
        </table:table-row>
        <table:table-row table:style-name="ro1">
          <table:table-cell office:value-type="float" office:value="0.7434413" calcext:value-type="float">
            <text:p>0.7434413</text:p>
          </table:table-cell>
          <table:table-cell office:value-type="float" office:value="1.598434" calcext:value-type="float">
            <text:p>1.598434</text:p>
          </table:table-cell>
          <table:table-cell office:value-type="float" office:value="0.0147693" calcext:value-type="float">
            <text:p>0.0147693</text:p>
          </table:table-cell>
          <table:table-cell office:value-type="float" office:value="0.7434413" calcext:value-type="float">
            <text:p>0.7434413</text:p>
          </table:table-cell>
          <table:table-cell office:value-type="float" office:value="2.1219" calcext:value-type="float">
            <text:p>2.1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92034" calcext:value-type="float">
            <text:p>0.007592034</text:p>
          </table:table-cell>
          <table:table-cell table:number-columns-repeated="23"/>
        </table:table-row>
        <table:table-row table:style-name="ro1">
          <table:table-cell office:value-type="float" office:value="0.5743083" calcext:value-type="float">
            <text:p>0.5743083</text:p>
          </table:table-cell>
          <table:table-cell office:value-type="float" office:value="2.074066" calcext:value-type="float">
            <text:p>2.074066</text:p>
          </table:table-cell>
          <table:table-cell office:value-type="float" office:value="0.0181195" calcext:value-type="float">
            <text:p>0.0181195</text:p>
          </table:table-cell>
          <table:table-cell office:value-type="float" office:value="0.5743083" calcext:value-type="float">
            <text:p>0.5743083</text:p>
          </table:table-cell>
          <table:table-cell office:value-type="float" office:value="2.489764" calcext:value-type="float">
            <text:p>2.4897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91035" calcext:value-type="float">
            <text:p>0.007591035</text:p>
          </table:table-cell>
          <table:table-cell table:number-columns-repeated="23"/>
        </table:table-row>
        <table:table-row table:style-name="ro1">
          <table:table-cell office:value-type="float" office:value="0.7712765" calcext:value-type="float">
            <text:p>0.7712765</text:p>
          </table:table-cell>
          <table:table-cell office:value-type="float" office:value="1.521805" calcext:value-type="float">
            <text:p>1.521805</text:p>
          </table:table-cell>
          <table:table-cell office:value-type="float" office:value="0.01927315" calcext:value-type="float">
            <text:p>0.01927315</text:p>
          </table:table-cell>
          <table:table-cell office:value-type="float" office:value="0.7712765" calcext:value-type="float">
            <text:p>0.7712765</text:p>
          </table:table-cell>
          <table:table-cell office:value-type="float" office:value="2.057421" calcext:value-type="float">
            <text:p>2.057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89725" calcext:value-type="float">
            <text:p>0.007589725</text:p>
          </table:table-cell>
          <table:table-cell table:number-columns-repeated="23"/>
        </table:table-row>
        <table:table-row table:style-name="ro1">
          <table:table-cell office:value-type="float" office:value="0.3812503" calcext:value-type="float">
            <text:p>0.3812503</text:p>
          </table:table-cell>
          <table:table-cell office:value-type="float" office:value="2.621675" calcext:value-type="float">
            <text:p>2.621675</text:p>
          </table:table-cell>
          <table:table-cell office:value-type="float" office:value="0.02645435" calcext:value-type="float">
            <text:p>0.02645435</text:p>
          </table:table-cell>
          <table:table-cell office:value-type="float" office:value="0.3812503" calcext:value-type="float">
            <text:p>0.3812503</text:p>
          </table:table-cell>
          <table:table-cell office:value-type="float" office:value="2.830069" calcext:value-type="float">
            <text:p>2.830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65531" calcext:value-type="float">
            <text:p>0.007565531</text:p>
          </table:table-cell>
          <table:table-cell table:number-columns-repeated="23"/>
        </table:table-row>
        <table:table-row table:style-name="ro1">
          <table:table-cell office:value-type="float" office:value="0.8318838" calcext:value-type="float">
            <text:p>0.8318838</text:p>
          </table:table-cell>
          <table:table-cell office:value-type="float" office:value="1.363684" calcext:value-type="float">
            <text:p>1.363684</text:p>
          </table:table-cell>
          <table:table-cell office:value-type="float" office:value="0.06367508" calcext:value-type="float">
            <text:p>0.06367508</text:p>
          </table:table-cell>
          <table:table-cell office:value-type="float" office:value="0.8318838" calcext:value-type="float">
            <text:p>0.8318838</text:p>
          </table:table-cell>
          <table:table-cell office:value-type="float" office:value="1.923057" calcext:value-type="float">
            <text:p>1.923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40312" calcext:value-type="float">
            <text:p>0.007540312</text:p>
          </table:table-cell>
          <table:table-cell table:number-columns-repeated="23"/>
        </table:table-row>
        <table:table-row table:style-name="ro1">
          <table:table-cell office:value-type="float" office:value="0.9508099" calcext:value-type="float">
            <text:p>0.9508099</text:p>
          </table:table-cell>
          <table:table-cell office:value-type="float" office:value="1.030281" calcext:value-type="float">
            <text:p>1.030281</text:p>
          </table:table-cell>
          <table:table-cell office:value-type="float" office:value="0.05498729" calcext:value-type="float">
            <text:p>0.05498729</text:p>
          </table:table-cell>
          <table:table-cell office:value-type="float" office:value="0.9508099" calcext:value-type="float">
            <text:p>0.9508099</text:p>
          </table:table-cell>
          <table:table-cell office:value-type="float" office:value="1.603689" calcext:value-type="float">
            <text:p>1.603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513116" calcext:value-type="float">
            <text:p>0.007513116</text:p>
          </table:table-cell>
          <table:table-cell table:number-columns-repeated="23"/>
        </table:table-row>
        <table:table-row table:style-name="ro1">
          <table:table-cell office:value-type="float" office:value="0.4731509" calcext:value-type="float">
            <text:p>0.4731509</text:p>
          </table:table-cell>
          <table:table-cell office:value-type="float" office:value="2.364721" calcext:value-type="float">
            <text:p>2.364721</text:p>
          </table:table-cell>
          <table:table-cell office:value-type="float" office:value="0.03609843" calcext:value-type="float">
            <text:p>0.03609843</text:p>
          </table:table-cell>
          <table:table-cell office:value-type="float" office:value="0.4731509" calcext:value-type="float">
            <text:p>0.4731509</text:p>
          </table:table-cell>
          <table:table-cell office:value-type="float" office:value="2.685195" calcext:value-type="float">
            <text:p>2.685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82749" calcext:value-type="float">
            <text:p>0.007482749</text:p>
          </table:table-cell>
          <table:table-cell table:number-columns-repeated="23"/>
        </table:table-row>
        <table:table-row table:style-name="ro1">
          <table:table-cell office:value-type="float" office:value="0.1124353" calcext:value-type="float">
            <text:p>0.1124353</text:p>
          </table:table-cell>
          <table:table-cell office:value-type="float" office:value="3.380237" calcext:value-type="float">
            <text:p>3.380237</text:p>
          </table:table-cell>
          <table:table-cell office:value-type="float" office:value="0.0128144" calcext:value-type="float">
            <text:p>0.0128144</text:p>
          </table:table-cell>
          <table:table-cell office:value-type="float" office:value="0.1124353" calcext:value-type="float">
            <text:p>0.1124353</text:p>
          </table:table-cell>
          <table:table-cell office:value-type="float" office:value="3.055501" calcext:value-type="float">
            <text:p>3.055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68742" calcext:value-type="float">
            <text:p>0.007468742</text:p>
          </table:table-cell>
          <table:table-cell table:number-columns-repeated="23"/>
        </table:table-row>
        <table:table-row table:style-name="ro1">
          <table:table-cell office:value-type="float" office:value="0.7576482" calcext:value-type="float">
            <text:p>0.7576482</text:p>
          </table:table-cell>
          <table:table-cell office:value-type="float" office:value="1.570887" calcext:value-type="float">
            <text:p>1.570887</text:p>
          </table:table-cell>
          <table:table-cell office:value-type="float" office:value="0.06139683" calcext:value-type="float">
            <text:p>0.06139683</text:p>
          </table:table-cell>
          <table:table-cell office:value-type="float" office:value="0.7576482" calcext:value-type="float">
            <text:p>0.7576482</text:p>
          </table:table-cell>
          <table:table-cell office:value-type="float" office:value="2.104565" calcext:value-type="float">
            <text:p>2.104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42041" calcext:value-type="float">
            <text:p>0.00742041</text:p>
          </table:table-cell>
          <table:table-cell table:number-columns-repeated="23"/>
        </table:table-row>
        <table:table-row table:style-name="ro1">
          <table:table-cell office:value-type="float" office:value="0.9998405" calcext:value-type="float">
            <text:p>0.9998405</text:p>
          </table:table-cell>
          <table:table-cell office:value-type="float" office:value="0.8907217" calcext:value-type="float">
            <text:p>0.8907217</text:p>
          </table:table-cell>
          <table:table-cell office:value-type="float" office:value="0.03901047" calcext:value-type="float">
            <text:p>0.03901047</text:p>
          </table:table-cell>
          <table:table-cell office:value-type="float" office:value="0.9998405" calcext:value-type="float">
            <text:p>0.9998405</text:p>
          </table:table-cell>
          <table:table-cell office:value-type="float" office:value="1.458584" calcext:value-type="float">
            <text:p>1.458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53143" calcext:value-type="float">
            <text:p>0.007353143</text:p>
          </table:table-cell>
          <table:table-cell table:number-columns-repeated="23"/>
        </table:table-row>
        <table:table-row table:style-name="ro1">
          <table:table-cell office:value-type="float" office:value="0.01968874" calcext:value-type="float">
            <text:p>0.01968874</text:p>
          </table:table-cell>
          <table:table-cell office:value-type="float" office:value="3.645502" calcext:value-type="float">
            <text:p>3.645502</text:p>
          </table:table-cell>
          <table:table-cell office:value-type="float" office:value="0.01568646" calcext:value-type="float">
            <text:p>0.01568646</text:p>
          </table:table-cell>
          <table:table-cell office:value-type="float" office:value="0.01968874" calcext:value-type="float">
            <text:p>0.01968874</text:p>
          </table:table-cell>
          <table:table-cell office:value-type="float" office:value="2.923436" calcext:value-type="float">
            <text:p>2.923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43469" calcext:value-type="float">
            <text:p>0.007343469</text:p>
          </table:table-cell>
          <table:table-cell table:number-columns-repeated="23"/>
        </table:table-row>
        <table:table-row table:style-name="ro1">
          <table:table-cell office:value-type="float" office:value="0.05685844" calcext:value-type="float">
            <text:p>0.05685844</text:p>
          </table:table-cell>
          <table:table-cell office:value-type="float" office:value="3.535727" calcext:value-type="float">
            <text:p>3.535727</text:p>
          </table:table-cell>
          <table:table-cell office:value-type="float" office:value="0.005275656" calcext:value-type="float">
            <text:p>0.005275656</text:p>
          </table:table-cell>
          <table:table-cell office:value-type="float" office:value="0.05685844" calcext:value-type="float">
            <text:p>0.05685844</text:p>
          </table:table-cell>
          <table:table-cell office:value-type="float" office:value="3.013427" calcext:value-type="float">
            <text:p>3.013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27365" calcext:value-type="float">
            <text:p>0.007327365</text:p>
          </table:table-cell>
          <table:table-cell table:number-columns-repeated="23"/>
        </table:table-row>
        <table:table-row table:style-name="ro1">
          <table:table-cell office:value-type="float" office:value="0.1029526" calcext:value-type="float">
            <text:p>0.1029526</text:p>
          </table:table-cell>
          <table:table-cell office:value-type="float" office:value="3.40934" calcext:value-type="float">
            <text:p>3.40934</text:p>
          </table:table-cell>
          <table:table-cell office:value-type="float" office:value="0.01870021" calcext:value-type="float">
            <text:p>0.01870021</text:p>
          </table:table-cell>
          <table:table-cell office:value-type="float" office:value="0.1029526" calcext:value-type="float">
            <text:p>0.1029526</text:p>
          </table:table-cell>
          <table:table-cell office:value-type="float" office:value="3.055501" calcext:value-type="float">
            <text:p>3.055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315738" calcext:value-type="float">
            <text:p>0.007315738</text:p>
          </table:table-cell>
          <table:table-cell table:number-columns-repeated="23"/>
        </table:table-row>
        <table:table-row table:style-name="ro1">
          <table:table-cell office:value-type="float" office:value="0.1124353" calcext:value-type="float">
            <text:p>0.1124353</text:p>
          </table:table-cell>
          <table:table-cell office:value-type="float" office:value="3.380237" calcext:value-type="float">
            <text:p>3.380237</text:p>
          </table:table-cell>
          <table:table-cell office:value-type="float" office:value="0.0128144" calcext:value-type="float">
            <text:p>0.0128144</text:p>
          </table:table-cell>
          <table:table-cell office:value-type="float" office:value="0.1124353" calcext:value-type="float">
            <text:p>0.1124353</text:p>
          </table:table-cell>
          <table:table-cell office:value-type="float" office:value="3.055501" calcext:value-type="float">
            <text:p>3.055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293541" calcext:value-type="float">
            <text:p>0.007293541</text:p>
          </table:table-cell>
          <table:table-cell table:number-columns-repeated="23"/>
        </table:table-row>
        <table:table-row table:style-name="ro1">
          <table:table-cell office:value-type="float" office:value="0.02973246" calcext:value-type="float">
            <text:p>0.02973246</text:p>
          </table:table-cell>
          <table:table-cell office:value-type="float" office:value="3.614468" calcext:value-type="float">
            <text:p>3.614468</text:p>
          </table:table-cell>
          <table:table-cell office:value-type="float" office:value="0.009202236" calcext:value-type="float">
            <text:p>0.009202236</text:p>
          </table:table-cell>
          <table:table-cell office:value-type="float" office:value="0.02973246" calcext:value-type="float">
            <text:p>0.02973246</text:p>
          </table:table-cell>
          <table:table-cell office:value-type="float" office:value="2.957493" calcext:value-type="float">
            <text:p>2.957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196998" calcext:value-type="float">
            <text:p>0.007196998</text:p>
          </table:table-cell>
          <table:table-cell table:number-columns-repeated="23"/>
        </table:table-row>
        <table:table-row table:style-name="ro1">
          <table:table-cell office:value-type="float" office:value="0.5844527" calcext:value-type="float">
            <text:p>0.5844527</text:p>
          </table:table-cell>
          <table:table-cell office:value-type="float" office:value="2.057675" calcext:value-type="float">
            <text:p>2.057675</text:p>
          </table:table-cell>
          <table:table-cell office:value-type="float" office:value="0.06079963" calcext:value-type="float">
            <text:p>0.06079963</text:p>
          </table:table-cell>
          <table:table-cell office:value-type="float" office:value="0.5844527" calcext:value-type="float">
            <text:p>0.5844527</text:p>
          </table:table-cell>
          <table:table-cell office:value-type="float" office:value="2.484807" calcext:value-type="float">
            <text:p>2.484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93559" calcext:value-type="float">
            <text:p>0.007093559</text:p>
          </table:table-cell>
          <table:table-cell table:number-columns-repeated="23"/>
        </table:table-row>
        <table:table-row table:style-name="ro1">
          <table:table-cell office:value-type="float" office:value="0.432635" calcext:value-type="float">
            <text:p>0.432635</text:p>
          </table:table-cell>
          <table:table-cell office:value-type="float" office:value="2.46862" calcext:value-type="float">
            <text:p>2.46862</text:p>
          </table:table-cell>
          <table:table-cell office:value-type="float" office:value="0.002192262" calcext:value-type="float">
            <text:p>0.002192262</text:p>
          </table:table-cell>
          <table:table-cell office:value-type="float" office:value="0.432635" calcext:value-type="float">
            <text:p>0.432635</text:p>
          </table:table-cell>
          <table:table-cell office:value-type="float" office:value="2.740781" calcext:value-type="float">
            <text:p>2.7407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000076" calcext:value-type="float">
            <text:p>0.007000076</text:p>
          </table:table-cell>
          <table:table-cell table:number-columns-repeated="23"/>
        </table:table-row>
        <table:table-row table:style-name="ro1">
          <table:table-cell office:value-type="float" office:value="0.2169724" calcext:value-type="float">
            <text:p>0.2169724</text:p>
          </table:table-cell>
          <table:table-cell office:value-type="float" office:value="3.090686" calcext:value-type="float">
            <text:p>3.090686</text:p>
          </table:table-cell>
          <table:table-cell office:value-type="float" office:value="0.03538035" calcext:value-type="float">
            <text:p>0.03538035</text:p>
          </table:table-cell>
          <table:table-cell office:value-type="float" office:value="0.2169724" calcext:value-type="float">
            <text:p>0.2169724</text:p>
          </table:table-cell>
          <table:table-cell office:value-type="float" office:value="3.025224" calcext:value-type="float">
            <text:p>3.0252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85649" calcext:value-type="float">
            <text:p>0.006985649</text:p>
          </table:table-cell>
          <table:table-cell table:number-columns-repeated="23"/>
        </table:table-row>
        <table:table-row table:style-name="ro1">
          <table:table-cell office:value-type="float" office:value="0.7486909" calcext:value-type="float">
            <text:p>0.7486909</text:p>
          </table:table-cell>
          <table:table-cell office:value-type="float" office:value="1.595785" calcext:value-type="float">
            <text:p>1.595785</text:p>
          </table:table-cell>
          <table:table-cell office:value-type="float" office:value="0.0605635" calcext:value-type="float">
            <text:p>0.0605635</text:p>
          </table:table-cell>
          <table:table-cell office:value-type="float" office:value="0.7486909" calcext:value-type="float">
            <text:p>0.7486909</text:p>
          </table:table-cell>
          <table:table-cell office:value-type="float" office:value="2.125502" calcext:value-type="float">
            <text:p>2.125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68944" calcext:value-type="float">
            <text:p>0.006968944</text:p>
          </table:table-cell>
          <table:table-cell table:number-columns-repeated="23"/>
        </table:table-row>
        <table:table-row table:style-name="ro1">
          <table:table-cell office:value-type="float" office:value="0.2486382" calcext:value-type="float">
            <text:p>0.2486382</text:p>
          </table:table-cell>
          <table:table-cell office:value-type="float" office:value="3.006874" calcext:value-type="float">
            <text:p>3.006874</text:p>
          </table:table-cell>
          <table:table-cell office:value-type="float" office:value="0.0543563" calcext:value-type="float">
            <text:p>0.0543563</text:p>
          </table:table-cell>
          <table:table-cell office:value-type="float" office:value="0.2486382" calcext:value-type="float">
            <text:p>0.2486382</text:p>
          </table:table-cell>
          <table:table-cell office:value-type="float" office:value="3.004737" calcext:value-type="float">
            <text:p>3.0047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907581" calcext:value-type="float">
            <text:p>0.006907581</text:p>
          </table:table-cell>
          <table:table-cell table:number-columns-repeated="23"/>
        </table:table-row>
        <table:table-row table:style-name="ro1">
          <table:table-cell office:value-type="float" office:value="0.1907576" calcext:value-type="float">
            <text:p>0.1907576</text:p>
          </table:table-cell>
          <table:table-cell office:value-type="float" office:value="3.1633" calcext:value-type="float">
            <text:p>3.1633</text:p>
          </table:table-cell>
          <table:table-cell office:value-type="float" office:value="0.02967128" calcext:value-type="float">
            <text:p>0.02967128</text:p>
          </table:table-cell>
          <table:table-cell office:value-type="float" office:value="0.1907576" calcext:value-type="float">
            <text:p>0.1907576</text:p>
          </table:table-cell>
          <table:table-cell office:value-type="float" office:value="3.041316" calcext:value-type="float">
            <text:p>3.041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78136" calcext:value-type="float">
            <text:p>0.006878136</text:p>
          </table:table-cell>
          <table:table-cell table:number-columns-repeated="23"/>
        </table:table-row>
        <table:table-row table:style-name="ro1">
          <table:table-cell office:value-type="float" office:value="0.007336878" calcext:value-type="float">
            <text:p>0.007336878</text:p>
          </table:table-cell>
          <table:table-cell office:value-type="float" office:value="3.677001" calcext:value-type="float">
            <text:p>3.677001</text:p>
          </table:table-cell>
          <table:table-cell office:value-type="float" office:value="0.0057138" calcext:value-type="float">
            <text:p>0.0057138</text:p>
          </table:table-cell>
          <table:table-cell office:value-type="float" office:value="0.007336878" calcext:value-type="float">
            <text:p>0.007336878</text:p>
          </table:table-cell>
          <table:table-cell office:value-type="float" office:value="2.84496" calcext:value-type="float">
            <text:p>2.844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874652" calcext:value-type="float">
            <text:p>0.006874652</text:p>
          </table:table-cell>
          <table:table-cell table:number-columns-repeated="23"/>
        </table:table-row>
        <table:table-row table:style-name="ro1">
          <table:table-cell office:value-type="float" office:value="0.8983058" calcext:value-type="float">
            <text:p>0.8983058</text:p>
          </table:table-cell>
          <table:table-cell office:value-type="float" office:value="1.177772" calcext:value-type="float">
            <text:p>1.177772</text:p>
          </table:table-cell>
          <table:table-cell office:value-type="float" office:value="0.06123879" calcext:value-type="float">
            <text:p>0.06123879</text:p>
          </table:table-cell>
          <table:table-cell office:value-type="float" office:value="0.8983058" calcext:value-type="float">
            <text:p>0.8983058</text:p>
          </table:table-cell>
          <table:table-cell office:value-type="float" office:value="1.749305" calcext:value-type="float">
            <text:p>1.749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65075" calcext:value-type="float">
            <text:p>0.006765075</text:p>
          </table:table-cell>
          <table:table-cell table:number-columns-repeated="23"/>
        </table:table-row>
        <table:table-row table:style-name="ro1">
          <table:table-cell office:value-type="float" office:value="0.2527832" calcext:value-type="float">
            <text:p>0.2527832</text:p>
          </table:table-cell>
          <table:table-cell office:value-type="float" office:value="2.980212" calcext:value-type="float">
            <text:p>2.980212</text:p>
          </table:table-cell>
          <table:table-cell office:value-type="float" office:value="0.009491359" calcext:value-type="float">
            <text:p>0.009491359</text:p>
          </table:table-cell>
          <table:table-cell office:value-type="float" office:value="0.2527832" calcext:value-type="float">
            <text:p>0.2527832</text:p>
          </table:table-cell>
          <table:table-cell office:value-type="float" office:value="2.983713" calcext:value-type="float">
            <text:p>2.9837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64616" calcext:value-type="float">
            <text:p>0.006764616</text:p>
          </table:table-cell>
          <table:table-cell table:number-columns-repeated="23"/>
        </table:table-row>
        <table:table-row table:style-name="ro1">
          <table:table-cell office:value-type="float" office:value="0.1858048" calcext:value-type="float">
            <text:p>0.1858048</text:p>
          </table:table-cell>
          <table:table-cell office:value-type="float" office:value="3.175036" calcext:value-type="float">
            <text:p>3.175036</text:p>
          </table:table-cell>
          <table:table-cell office:value-type="float" office:value="0.0228151" calcext:value-type="float">
            <text:p>0.0228151</text:p>
          </table:table-cell>
          <table:table-cell office:value-type="float" office:value="0.1858048" calcext:value-type="float">
            <text:p>0.1858048</text:p>
          </table:table-cell>
          <table:table-cell office:value-type="float" office:value="3.04161" calcext:value-type="float">
            <text:p>3.04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38366" calcext:value-type="float">
            <text:p>0.006738366</text:p>
          </table:table-cell>
          <table:table-cell table:number-columns-repeated="23"/>
        </table:table-row>
        <table:table-row table:style-name="ro1">
          <table:table-cell office:value-type="float" office:value="0.9523848" calcext:value-type="float">
            <text:p>0.9523848</text:p>
          </table:table-cell>
          <table:table-cell office:value-type="float" office:value="1.028979" calcext:value-type="float">
            <text:p>1.028979</text:p>
          </table:table-cell>
          <table:table-cell office:value-type="float" office:value="0.06862389" calcext:value-type="float">
            <text:p>0.06862389</text:p>
          </table:table-cell>
          <table:table-cell office:value-type="float" office:value="0.9523848" calcext:value-type="float">
            <text:p>0.9523848</text:p>
          </table:table-cell>
          <table:table-cell office:value-type="float" office:value="1.603689" calcext:value-type="float">
            <text:p>1.603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720362" calcext:value-type="float">
            <text:p>0.006720362</text:p>
          </table:table-cell>
          <table:table-cell table:number-columns-repeated="23"/>
        </table:table-row>
        <table:table-row table:style-name="ro1">
          <table:table-cell office:value-type="float" office:value="0.2277661" calcext:value-type="float">
            <text:p>0.2277661</text:p>
          </table:table-cell>
          <table:table-cell office:value-type="float" office:value="3.060042" calcext:value-type="float">
            <text:p>3.060042</text:p>
          </table:table-cell>
          <table:table-cell office:value-type="float" office:value="0.03549948" calcext:value-type="float">
            <text:p>0.03549948</text:p>
          </table:table-cell>
          <table:table-cell office:value-type="float" office:value="0.2277661" calcext:value-type="float">
            <text:p>0.2277661</text:p>
          </table:table-cell>
          <table:table-cell office:value-type="float" office:value="3.016506" calcext:value-type="float">
            <text:p>3.016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9625" calcext:value-type="float">
            <text:p>0.00669625</text:p>
          </table:table-cell>
          <table:table-cell table:number-columns-repeated="23"/>
        </table:table-row>
        <table:table-row table:style-name="ro1">
          <table:table-cell office:value-type="float" office:value="0.5668965" calcext:value-type="float">
            <text:p>0.5668965</text:p>
          </table:table-cell>
          <table:table-cell office:value-type="float" office:value="2.090198" calcext:value-type="float">
            <text:p>2.090198</text:p>
          </table:table-cell>
          <table:table-cell office:value-type="float" office:value="0.002310887" calcext:value-type="float">
            <text:p>0.002310887</text:p>
          </table:table-cell>
          <table:table-cell office:value-type="float" office:value="0.5668965" calcext:value-type="float">
            <text:p>0.5668965</text:p>
          </table:table-cell>
          <table:table-cell office:value-type="float" office:value="2.498487" calcext:value-type="float">
            <text:p>2.4984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69572" calcext:value-type="float">
            <text:p>0.006669572</text:p>
          </table:table-cell>
          <table:table-cell table:number-columns-repeated="23"/>
        </table:table-row>
        <table:table-row table:style-name="ro1">
          <table:table-cell office:value-type="float" office:value="0.6094543" calcext:value-type="float">
            <text:p>0.6094543</text:p>
          </table:table-cell>
          <table:table-cell office:value-type="float" office:value="1.97206" calcext:value-type="float">
            <text:p>1.97206</text:p>
          </table:table-cell>
          <table:table-cell office:value-type="float" office:value="0.007405876" calcext:value-type="float">
            <text:p>0.007405876</text:p>
          </table:table-cell>
          <table:table-cell office:value-type="float" office:value="0.6094543" calcext:value-type="float">
            <text:p>0.6094543</text:p>
          </table:table-cell>
          <table:table-cell office:value-type="float" office:value="2.414654" calcext:value-type="float">
            <text:p>2.414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59005" calcext:value-type="float">
            <text:p>0.006659005</text:p>
          </table:table-cell>
          <table:table-cell table:number-columns-repeated="23"/>
        </table:table-row>
        <table:table-row table:style-name="ro1">
          <table:table-cell office:value-type="float" office:value="0.7673605" calcext:value-type="float">
            <text:p>0.7673605</text:p>
          </table:table-cell>
          <table:table-cell office:value-type="float" office:value="1.527751" calcext:value-type="float">
            <text:p>1.527751</text:p>
          </table:table-cell>
          <table:table-cell office:value-type="float" office:value="0.0007826215" calcext:value-type="float">
            <text:p>0.0007826215</text:p>
          </table:table-cell>
          <table:table-cell office:value-type="float" office:value="0.7673605" calcext:value-type="float">
            <text:p>0.7673605</text:p>
          </table:table-cell>
          <table:table-cell office:value-type="float" office:value="2.060146" calcext:value-type="float">
            <text:p>2.060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615821" calcext:value-type="float">
            <text:p>0.006615821</text:p>
          </table:table-cell>
          <table:table-cell table:number-columns-repeated="23"/>
        </table:table-row>
        <table:table-row table:style-name="ro1">
          <table:table-cell office:value-type="float" office:value="0.6987043" calcext:value-type="float">
            <text:p>0.6987043</text:p>
          </table:table-cell>
          <table:table-cell office:value-type="float" office:value="1.732611" calcext:value-type="float">
            <text:p>1.732611</text:p>
          </table:table-cell>
          <table:table-cell office:value-type="float" office:value="0.04747914" calcext:value-type="float">
            <text:p>0.04747914</text:p>
          </table:table-cell>
          <table:table-cell office:value-type="float" office:value="0.6987043" calcext:value-type="float">
            <text:p>0.6987043</text:p>
          </table:table-cell>
          <table:table-cell office:value-type="float" office:value="2.236359" calcext:value-type="float">
            <text:p>2.236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8864" calcext:value-type="float">
            <text:p>0.00658864</text:p>
          </table:table-cell>
          <table:table-cell table:number-columns-repeated="23"/>
        </table:table-row>
        <table:table-row table:style-name="ro1">
          <table:table-cell office:value-type="float" office:value="0.8246674" calcext:value-type="float">
            <text:p>0.8246674</text:p>
          </table:table-cell>
          <table:table-cell office:value-type="float" office:value="1.370462" calcext:value-type="float">
            <text:p>1.370462</text:p>
          </table:table-cell>
          <table:table-cell office:value-type="float" office:value="0.01056102" calcext:value-type="float">
            <text:p>0.01056102</text:p>
          </table:table-cell>
          <table:table-cell office:value-type="float" office:value="0.8246674" calcext:value-type="float">
            <text:p>0.8246674</text:p>
          </table:table-cell>
          <table:table-cell office:value-type="float" office:value="1.923057" calcext:value-type="float">
            <text:p>1.9230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51375" calcext:value-type="float">
            <text:p>0.006551375</text:p>
          </table:table-cell>
          <table:table-cell table:number-columns-repeated="23"/>
        </table:table-row>
        <table:table-row table:style-name="ro1">
          <table:table-cell office:value-type="float" office:value="0.2243043" calcext:value-type="float">
            <text:p>0.2243043</text:p>
          </table:table-cell>
          <table:table-cell office:value-type="float" office:value="3.067338" calcext:value-type="float">
            <text:p>3.067338</text:p>
          </table:table-cell>
          <table:table-cell office:value-type="float" office:value="0.02791097" calcext:value-type="float">
            <text:p>0.02791097</text:p>
          </table:table-cell>
          <table:table-cell office:value-type="float" office:value="0.2243043" calcext:value-type="float">
            <text:p>0.2243043</text:p>
          </table:table-cell>
          <table:table-cell office:value-type="float" office:value="3.016506" calcext:value-type="float">
            <text:p>3.016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530002" calcext:value-type="float">
            <text:p>0.006530002</text:p>
          </table:table-cell>
          <table:table-cell table:number-columns-repeated="23"/>
        </table:table-row>
        <table:table-row table:style-name="ro1">
          <table:table-cell office:value-type="float" office:value="0.915234" calcext:value-type="float">
            <text:p>0.915234</text:p>
          </table:table-cell>
          <table:table-cell office:value-type="float" office:value="1.132048" calcext:value-type="float">
            <text:p>1.132048</text:p>
          </table:table-cell>
          <table:table-cell office:value-type="float" office:value="0.06739439" calcext:value-type="float">
            <text:p>0.06739439</text:p>
          </table:table-cell>
          <table:table-cell office:value-type="float" office:value="0.915234" calcext:value-type="float">
            <text:p>0.915234</text:p>
          </table:table-cell>
          <table:table-cell office:value-type="float" office:value="1.705686" calcext:value-type="float">
            <text:p>1.70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498937" calcext:value-type="float">
            <text:p>0.006498937</text:p>
          </table:table-cell>
          <table:table-cell table:number-columns-repeated="23"/>
        </table:table-row>
        <table:table-row table:style-name="ro1">
          <table:table-cell office:value-type="float" office:value="0.7610579" calcext:value-type="float">
            <text:p>0.7610579</text:p>
          </table:table-cell>
          <table:table-cell office:value-type="float" office:value="1.565773" calcext:value-type="float">
            <text:p>1.565773</text:p>
          </table:table-cell>
          <table:table-cell office:value-type="float" office:value="0.07919302" calcext:value-type="float">
            <text:p>0.07919302</text:p>
          </table:table-cell>
          <table:table-cell office:value-type="float" office:value="0.7610579" calcext:value-type="float">
            <text:p>0.7610579</text:p>
          </table:table-cell>
          <table:table-cell office:value-type="float" office:value="2.102349" calcext:value-type="float">
            <text:p>2.102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97717" calcext:value-type="float">
            <text:p>0.006397717</text:p>
          </table:table-cell>
          <table:table-cell table:number-columns-repeated="23"/>
        </table:table-row>
        <table:table-row table:style-name="ro1">
          <table:table-cell office:value-type="float" office:value="0.3206862" calcext:value-type="float">
            <text:p>0.3206862</text:p>
          </table:table-cell>
          <table:table-cell office:value-type="float" office:value="2.789886" calcext:value-type="float">
            <text:p>2.789886</text:p>
          </table:table-cell>
          <table:table-cell office:value-type="float" office:value="0.01612719" calcext:value-type="float">
            <text:p>0.01612719</text:p>
          </table:table-cell>
          <table:table-cell office:value-type="float" office:value="0.3206862" calcext:value-type="float">
            <text:p>0.3206862</text:p>
          </table:table-cell>
          <table:table-cell office:value-type="float" office:value="2.909597" calcext:value-type="float">
            <text:p>2.909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76787" calcext:value-type="float">
            <text:p>0.006376787</text:p>
          </table:table-cell>
          <table:table-cell table:number-columns-repeated="23"/>
        </table:table-row>
        <table:table-row table:style-name="ro1">
          <table:table-cell office:value-type="float" office:value="0.5481312" calcext:value-type="float">
            <text:p>0.5481312</text:p>
          </table:table-cell>
          <table:table-cell office:value-type="float" office:value="2.144915" calcext:value-type="float">
            <text:p>2.144915</text:p>
          </table:table-cell>
          <table:table-cell office:value-type="float" office:value="0.008595745" calcext:value-type="float">
            <text:p>0.008595745</text:p>
          </table:table-cell>
          <table:table-cell office:value-type="float" office:value="0.5481312" calcext:value-type="float">
            <text:p>0.5481312</text:p>
          </table:table-cell>
          <table:table-cell office:value-type="float" office:value="2.537376" calcext:value-type="float">
            <text:p>2.5373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342854" calcext:value-type="float">
            <text:p>0.006342854</text:p>
          </table:table-cell>
          <table:table-cell table:number-columns-repeated="23"/>
        </table:table-row>
        <table:table-row table:style-name="ro1">
          <table:table-cell office:value-type="float" office:value="0.5304072" calcext:value-type="float">
            <text:p>0.5304072</text:p>
          </table:table-cell>
          <table:table-cell office:value-type="float" office:value="2.201052" calcext:value-type="float">
            <text:p>2.201052</text:p>
          </table:table-cell>
          <table:table-cell office:value-type="float" office:value="0.02926633" calcext:value-type="float">
            <text:p>0.02926633</text:p>
          </table:table-cell>
          <table:table-cell office:value-type="float" office:value="0.5304072" calcext:value-type="float">
            <text:p>0.5304072</text:p>
          </table:table-cell>
          <table:table-cell office:value-type="float" office:value="2.578814" calcext:value-type="float">
            <text:p>2.5788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9373" calcext:value-type="float">
            <text:p>0.00629373</text:p>
          </table:table-cell>
          <table:table-cell table:number-columns-repeated="23"/>
        </table:table-row>
        <table:table-row table:style-name="ro1">
          <table:table-cell office:value-type="float" office:value="0.09001597" calcext:value-type="float">
            <text:p>0.09001597</text:p>
          </table:table-cell>
          <table:table-cell office:value-type="float" office:value="3.440594" calcext:value-type="float">
            <text:p>3.440594</text:p>
          </table:table-cell>
          <table:table-cell office:value-type="float" office:value="0.003303687" calcext:value-type="float">
            <text:p>0.003303687</text:p>
          </table:table-cell>
          <table:table-cell office:value-type="float" office:value="0.09001597" calcext:value-type="float">
            <text:p>0.09001597</text:p>
          </table:table-cell>
          <table:table-cell office:value-type="float" office:value="3.043934" calcext:value-type="float">
            <text:p>3.04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27933" calcext:value-type="float">
            <text:p>0.006227933</text:p>
          </table:table-cell>
          <table:table-cell table:number-columns-repeated="23"/>
        </table:table-row>
        <table:table-row table:style-name="ro1">
          <table:table-cell office:value-type="float" office:value="0.1659778" calcext:value-type="float">
            <text:p>0.1659778</text:p>
          </table:table-cell>
          <table:table-cell office:value-type="float" office:value="3.235337" calcext:value-type="float">
            <text:p>3.235337</text:p>
          </table:table-cell>
          <table:table-cell office:value-type="float" office:value="0.03419383" calcext:value-type="float">
            <text:p>0.03419383</text:p>
          </table:table-cell>
          <table:table-cell office:value-type="float" office:value="0.1659778" calcext:value-type="float">
            <text:p>0.1659778</text:p>
          </table:table-cell>
          <table:table-cell office:value-type="float" office:value="3.055809" calcext:value-type="float">
            <text:p>3.055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209971" calcext:value-type="float">
            <text:p>0.006209971</text:p>
          </table:table-cell>
          <table:table-cell table:number-columns-repeated="23"/>
        </table:table-row>
        <table:table-row table:style-name="ro1">
          <table:table-cell office:value-type="float" office:value="0.8797564" calcext:value-type="float">
            <text:p>0.8797564</text:p>
          </table:table-cell>
          <table:table-cell office:value-type="float" office:value="1.218331" calcext:value-type="float">
            <text:p>1.218331</text:p>
          </table:table-cell>
          <table:table-cell office:value-type="float" office:value="0.01550825" calcext:value-type="float">
            <text:p>0.01550825</text:p>
          </table:table-cell>
          <table:table-cell office:value-type="float" office:value="0.8797564" calcext:value-type="float">
            <text:p>0.8797564</text:p>
          </table:table-cell>
          <table:table-cell office:value-type="float" office:value="1.783076" calcext:value-type="float">
            <text:p>1.7830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86436" calcext:value-type="float">
            <text:p>0.006186436</text:p>
          </table:table-cell>
          <table:table-cell table:number-columns-repeated="23"/>
        </table:table-row>
        <table:table-row table:style-name="ro1">
          <table:table-cell office:value-type="float" office:value="0.1675148" calcext:value-type="float">
            <text:p>0.1675148</text:p>
          </table:table-cell>
          <table:table-cell office:value-type="float" office:value="3.220879" calcext:value-type="float">
            <text:p>3.220879</text:p>
          </table:table-cell>
          <table:table-cell office:value-type="float" office:value="0.005250732" calcext:value-type="float">
            <text:p>0.005250732</text:p>
          </table:table-cell>
          <table:table-cell office:value-type="float" office:value="0.1675148" calcext:value-type="float">
            <text:p>0.1675148</text:p>
          </table:table-cell>
          <table:table-cell office:value-type="float" office:value="3.043934" calcext:value-type="float">
            <text:p>3.04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83579" calcext:value-type="float">
            <text:p>0.006183579</text:p>
          </table:table-cell>
          <table:table-cell table:number-columns-repeated="23"/>
        </table:table-row>
        <table:table-row table:style-name="ro1">
          <table:table-cell office:value-type="float" office:value="0.1958756" calcext:value-type="float">
            <text:p>0.1958756</text:p>
          </table:table-cell>
          <table:table-cell office:value-type="float" office:value="3.152412" calcext:value-type="float">
            <text:p>3.152412</text:p>
          </table:table-cell>
          <table:table-cell office:value-type="float" office:value="0.04054514" calcext:value-type="float">
            <text:p>0.04054514</text:p>
          </table:table-cell>
          <table:table-cell office:value-type="float" office:value="0.1958756" calcext:value-type="float">
            <text:p>0.1958756</text:p>
          </table:table-cell>
          <table:table-cell office:value-type="float" office:value="3.042229" calcext:value-type="float">
            <text:p>3.042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50195" calcext:value-type="float">
            <text:p>0.006050195</text:p>
          </table:table-cell>
          <table:table-cell table:number-columns-repeated="23"/>
        </table:table-row>
        <table:table-row table:style-name="ro1">
          <table:table-cell office:value-type="float" office:value="0.07244266" calcext:value-type="float">
            <text:p>0.07244266</text:p>
          </table:table-cell>
          <table:table-cell office:value-type="float" office:value="3.49295" calcext:value-type="float">
            <text:p>3.49295</text:p>
          </table:table-cell>
          <table:table-cell office:value-type="float" office:value="0.009645373" calcext:value-type="float">
            <text:p>0.009645373</text:p>
          </table:table-cell>
          <table:table-cell office:value-type="float" office:value="0.07244266" calcext:value-type="float">
            <text:p>0.07244266</text:p>
          </table:table-cell>
          <table:table-cell office:value-type="float" office:value="3.033503" calcext:value-type="float">
            <text:p>3.033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25828" calcext:value-type="float">
            <text:p>0.006025828</text:p>
          </table:table-cell>
          <table:table-cell table:number-columns-repeated="23"/>
        </table:table-row>
        <table:table-row table:style-name="ro1">
          <table:table-cell office:value-type="float" office:value="0.7957337" calcext:value-type="float">
            <text:p>0.7957337</text:p>
          </table:table-cell>
          <table:table-cell office:value-type="float" office:value="1.465639" calcext:value-type="float">
            <text:p>1.465639</text:p>
          </table:table-cell>
          <table:table-cell office:value-type="float" office:value="0.06713673" calcext:value-type="float">
            <text:p>0.06713673</text:p>
          </table:table-cell>
          <table:table-cell office:value-type="float" office:value="0.7957337" calcext:value-type="float">
            <text:p>0.7957337</text:p>
          </table:table-cell>
          <table:table-cell office:value-type="float" office:value="2.0144" calcext:value-type="float">
            <text:p>2.0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21806" calcext:value-type="float">
            <text:p>0.006021806</text:p>
          </table:table-cell>
          <table:table-cell table:number-columns-repeated="23"/>
        </table:table-row>
        <table:table-row table:style-name="ro1">
          <table:table-cell office:value-type="float" office:value="0.5121614" calcext:value-type="float">
            <text:p>0.5121614</text:p>
          </table:table-cell>
          <table:table-cell office:value-type="float" office:value="2.263557" calcext:value-type="float">
            <text:p>2.263557</text:p>
          </table:table-cell>
          <table:table-cell office:value-type="float" office:value="0.06719996" calcext:value-type="float">
            <text:p>0.06719996</text:p>
          </table:table-cell>
          <table:table-cell office:value-type="float" office:value="0.5121614" calcext:value-type="float">
            <text:p>0.5121614</text:p>
          </table:table-cell>
          <table:table-cell office:value-type="float" office:value="2.626382" calcext:value-type="float">
            <text:p>2.626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012459" calcext:value-type="float">
            <text:p>0.006012459</text:p>
          </table:table-cell>
          <table:table-cell table:number-columns-repeated="23"/>
        </table:table-row>
        <table:table-row table:style-name="ro1">
          <table:table-cell office:value-type="float" office:value="0.179203" calcext:value-type="float">
            <text:p>0.179203</text:p>
          </table:table-cell>
          <table:table-cell office:value-type="float" office:value="3.190202" calcext:value-type="float">
            <text:p>3.190202</text:p>
          </table:table-cell>
          <table:table-cell office:value-type="float" office:value="0.0124511" calcext:value-type="float">
            <text:p>0.0124511</text:p>
          </table:table-cell>
          <table:table-cell office:value-type="float" office:value="0.179203" calcext:value-type="float">
            <text:p>0.179203</text:p>
          </table:table-cell>
          <table:table-cell office:value-type="float" office:value="3.041199" calcext:value-type="float">
            <text:p>3.041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69858" calcext:value-type="float">
            <text:p>0.005969858</text:p>
          </table:table-cell>
          <table:table-cell table:number-columns-repeated="23"/>
        </table:table-row>
        <table:table-row table:style-name="ro1">
          <table:table-cell office:value-type="float" office:value="0.09569744" calcext:value-type="float">
            <text:p>0.09569744</text:p>
          </table:table-cell>
          <table:table-cell office:value-type="float" office:value="3.432524" calcext:value-type="float">
            <text:p>3.432524</text:p>
          </table:table-cell>
          <table:table-cell office:value-type="float" office:value="0.0257858" calcext:value-type="float">
            <text:p>0.0257858</text:p>
          </table:table-cell>
          <table:table-cell office:value-type="float" office:value="0.09569744" calcext:value-type="float">
            <text:p>0.09569744</text:p>
          </table:table-cell>
          <table:table-cell office:value-type="float" office:value="3.055501" calcext:value-type="float">
            <text:p>3.0555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918456" calcext:value-type="float">
            <text:p>0.005918456</text:p>
          </table:table-cell>
          <table:table-cell table:number-columns-repeated="23"/>
        </table:table-row>
        <table:table-row table:style-name="ro1">
          <table:table-cell office:value-type="float" office:value="0.7263072" calcext:value-type="float">
            <text:p>0.7263072</text:p>
          </table:table-cell>
          <table:table-cell office:value-type="float" office:value="1.657709" calcext:value-type="float">
            <text:p>1.657709</text:p>
          </table:table-cell>
          <table:table-cell office:value-type="float" office:value="0.05723806" calcext:value-type="float">
            <text:p>0.05723806</text:p>
          </table:table-cell>
          <table:table-cell office:value-type="float" office:value="0.7263072" calcext:value-type="float">
            <text:p>0.7263072</text:p>
          </table:table-cell>
          <table:table-cell office:value-type="float" office:value="2.176669" calcext:value-type="float">
            <text:p>2.1766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1019" calcext:value-type="float">
            <text:p>0.00581019</text:p>
          </table:table-cell>
          <table:table-cell table:number-columns-repeated="23"/>
        </table:table-row>
        <table:table-row table:style-name="ro1">
          <table:table-cell office:value-type="float" office:value="0.3837994" calcext:value-type="float">
            <text:p>0.3837994</text:p>
          </table:table-cell>
          <table:table-cell office:value-type="float" office:value="2.61483" calcext:value-type="float">
            <text:p>2.61483</text:p>
          </table:table-cell>
          <table:table-cell office:value-type="float" office:value="0.02762826" calcext:value-type="float">
            <text:p>0.02762826</text:p>
          </table:table-cell>
          <table:table-cell office:value-type="float" office:value="0.3837994" calcext:value-type="float">
            <text:p>0.3837994</text:p>
          </table:table-cell>
          <table:table-cell office:value-type="float" office:value="2.826728" calcext:value-type="float">
            <text:p>2.826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0957" calcext:value-type="float">
            <text:p>0.00580957</text:p>
          </table:table-cell>
          <table:table-cell table:number-columns-repeated="23"/>
        </table:table-row>
        <table:table-row table:style-name="ro1">
          <table:table-cell office:value-type="float" office:value="0.3882867" calcext:value-type="float">
            <text:p>0.3882867</text:p>
          </table:table-cell>
          <table:table-cell office:value-type="float" office:value="2.594567" calcext:value-type="float">
            <text:p>2.594567</text:p>
          </table:table-cell>
          <table:table-cell office:value-type="float" office:value="0.004108349" calcext:value-type="float">
            <text:p>0.004108349</text:p>
          </table:table-cell>
          <table:table-cell office:value-type="float" office:value="0.3882867" calcext:value-type="float">
            <text:p>0.3882867</text:p>
          </table:table-cell>
          <table:table-cell office:value-type="float" office:value="2.811026" calcext:value-type="float">
            <text:p>2.8110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0957" calcext:value-type="float">
            <text:p>0.00580957</text:p>
          </table:table-cell>
          <table:table-cell table:number-columns-repeated="23"/>
        </table:table-row>
        <table:table-row table:style-name="ro1">
          <table:table-cell office:value-type="float" office:value="0.5866838" calcext:value-type="float">
            <text:p>0.5866838</text:p>
          </table:table-cell>
          <table:table-cell office:value-type="float" office:value="2.034187" calcext:value-type="float">
            <text:p>2.034187</text:p>
          </table:table-cell>
          <table:table-cell office:value-type="float" office:value="0.001104992" calcext:value-type="float">
            <text:p>0.001104992</text:p>
          </table:table-cell>
          <table:table-cell office:value-type="float" office:value="0.5866838" calcext:value-type="float">
            <text:p>0.5866838</text:p>
          </table:table-cell>
          <table:table-cell office:value-type="float" office:value="2.458667" calcext:value-type="float">
            <text:p>2.458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800541" calcext:value-type="float">
            <text:p>0.005800541</text:p>
          </table:table-cell>
          <table:table-cell table:number-columns-repeated="23"/>
        </table:table-row>
        <table:table-row table:style-name="ro1">
          <table:table-cell office:value-type="float" office:value="0.2106716" calcext:value-type="float">
            <text:p>0.2106716</text:p>
          </table:table-cell>
          <table:table-cell office:value-type="float" office:value="3.104458" calcext:value-type="float">
            <text:p>3.104458</text:p>
          </table:table-cell>
          <table:table-cell office:value-type="float" office:value="0.02313021" calcext:value-type="float">
            <text:p>0.02313021</text:p>
          </table:table-cell>
          <table:table-cell office:value-type="float" office:value="0.2106716" calcext:value-type="float">
            <text:p>0.2106716</text:p>
          </table:table-cell>
          <table:table-cell office:value-type="float" office:value="3.025341" calcext:value-type="float">
            <text:p>3.025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98351" calcext:value-type="float">
            <text:p>0.005798351</text:p>
          </table:table-cell>
          <table:table-cell table:number-columns-repeated="23"/>
        </table:table-row>
        <table:table-row table:style-name="ro1">
          <table:table-cell office:value-type="float" office:value="0.735112" calcext:value-type="float">
            <text:p>0.735112</text:p>
          </table:table-cell>
          <table:table-cell office:value-type="float" office:value="1.63286" calcext:value-type="float">
            <text:p>1.63286</text:p>
          </table:table-cell>
          <table:table-cell office:value-type="float" office:value="0.05665294" calcext:value-type="float">
            <text:p>0.05665294</text:p>
          </table:table-cell>
          <table:table-cell office:value-type="float" office:value="0.735112" calcext:value-type="float">
            <text:p>0.735112</text:p>
          </table:table-cell>
          <table:table-cell office:value-type="float" office:value="2.156025" calcext:value-type="float">
            <text:p>2.156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721985" calcext:value-type="float">
            <text:p>0.005721985</text:p>
          </table:table-cell>
          <table:table-cell table:number-columns-repeated="23"/>
        </table:table-row>
        <table:table-row table:style-name="ro1">
          <table:table-cell office:value-type="float" office:value="0.1040257" calcext:value-type="float">
            <text:p>0.1040257</text:p>
          </table:table-cell>
          <table:table-cell office:value-type="float" office:value="3.405197" calcext:value-type="float">
            <text:p>3.405197</text:p>
          </table:table-cell>
          <table:table-cell office:value-type="float" office:value="0.0156605" calcext:value-type="float">
            <text:p>0.0156605</text:p>
          </table:table-cell>
          <table:table-cell office:value-type="float" office:value="0.1040257" calcext:value-type="float">
            <text:p>0.1040257</text:p>
          </table:table-cell>
          <table:table-cell office:value-type="float" office:value="3.054649" calcext:value-type="float">
            <text:p>3.054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65126" calcext:value-type="float">
            <text:p>0.005665126</text:p>
          </table:table-cell>
          <table:table-cell table:number-columns-repeated="23"/>
        </table:table-row>
        <table:table-row table:style-name="ro1">
          <table:table-cell office:value-type="float" office:value="0.8700908" calcext:value-type="float">
            <text:p>0.8700908</text:p>
          </table:table-cell>
          <table:table-cell office:value-type="float" office:value="1.251263" calcext:value-type="float">
            <text:p>1.251263</text:p>
          </table:table-cell>
          <table:table-cell office:value-type="float" office:value="0.03980968" calcext:value-type="float">
            <text:p>0.03980968</text:p>
          </table:table-cell>
          <table:table-cell office:value-type="float" office:value="0.8700908" calcext:value-type="float">
            <text:p>0.8700908</text:p>
          </table:table-cell>
          <table:table-cell office:value-type="float" office:value="1.816785" calcext:value-type="float">
            <text:p>1.8167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63228" calcext:value-type="float">
            <text:p>0.005663228</text:p>
          </table:table-cell>
          <table:table-cell table:number-columns-repeated="23"/>
        </table:table-row>
        <table:table-row table:style-name="ro1">
          <table:table-cell office:value-type="float" office:value="0.8602674" calcext:value-type="float">
            <text:p>0.8602674</text:p>
          </table:table-cell>
          <table:table-cell office:value-type="float" office:value="1.275005" calcext:value-type="float">
            <text:p>1.275005</text:p>
          </table:table-cell>
          <table:table-cell office:value-type="float" office:value="0.02517352" calcext:value-type="float">
            <text:p>0.02517352</text:p>
          </table:table-cell>
          <table:table-cell office:value-type="float" office:value="0.8602674" calcext:value-type="float">
            <text:p>0.8602674</text:p>
          </table:table-cell>
          <table:table-cell office:value-type="float" office:value="1.837331" calcext:value-type="float">
            <text:p>1.837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40673" calcext:value-type="float">
            <text:p>0.005640673</text:p>
          </table:table-cell>
          <table:table-cell table:number-columns-repeated="23"/>
        </table:table-row>
        <table:table-row table:style-name="ro1">
          <table:table-cell office:value-type="float" office:value="0.9764245" calcext:value-type="float">
            <text:p>0.9764245</text:p>
          </table:table-cell>
          <table:table-cell office:value-type="float" office:value="0.9567378" calcext:value-type="float">
            <text:p>0.9567378</text:p>
          </table:table-cell>
          <table:table-cell office:value-type="float" office:value="0.04413066" calcext:value-type="float">
            <text:p>0.04413066</text:p>
          </table:table-cell>
          <table:table-cell office:value-type="float" office:value="0.9764245" calcext:value-type="float">
            <text:p>0.9764245</text:p>
          </table:table-cell>
          <table:table-cell office:value-type="float" office:value="1.527786" calcext:value-type="float">
            <text:p>1.527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28931" calcext:value-type="float">
            <text:p>0.005628931</text:p>
          </table:table-cell>
          <table:table-cell table:number-columns-repeated="23"/>
        </table:table-row>
        <table:table-row table:style-name="ro1">
          <table:table-cell office:value-type="float" office:value="0.9728155" calcext:value-type="float">
            <text:p>0.9728155</text:p>
          </table:table-cell>
          <table:table-cell office:value-type="float" office:value="0.9596438" calcext:value-type="float">
            <text:p>0.9596438</text:p>
          </table:table-cell>
          <table:table-cell office:value-type="float" office:value="0.01359692" calcext:value-type="float">
            <text:p>0.01359692</text:p>
          </table:table-cell>
          <table:table-cell office:value-type="float" office:value="0.9728155" calcext:value-type="float">
            <text:p>0.9728155</text:p>
          </table:table-cell>
          <table:table-cell office:value-type="float" office:value="1.527786" calcext:value-type="float">
            <text:p>1.527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16947" calcext:value-type="float">
            <text:p>0.005616947</text:p>
          </table:table-cell>
          <table:table-cell table:number-columns-repeated="23"/>
        </table:table-row>
        <table:table-row table:style-name="ro1">
          <table:table-cell office:value-type="float" office:value="0.2073423" calcext:value-type="float">
            <text:p>0.2073423</text:p>
          </table:table-cell>
          <table:table-cell office:value-type="float" office:value="3.111763" calcext:value-type="float">
            <text:p>3.111763</text:p>
          </table:table-cell>
          <table:table-cell office:value-type="float" office:value="0.01684584" calcext:value-type="float">
            <text:p>0.01684584</text:p>
          </table:table-cell>
          <table:table-cell office:value-type="float" office:value="0.2073423" calcext:value-type="float">
            <text:p>0.2073423</text:p>
          </table:table-cell>
          <table:table-cell office:value-type="float" office:value="3.025341" calcext:value-type="float">
            <text:p>3.025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93384" calcext:value-type="float">
            <text:p>0.005593384</text:p>
          </table:table-cell>
          <table:table-cell table:number-columns-repeated="23"/>
        </table:table-row>
        <table:table-row table:style-name="ro1">
          <table:table-cell office:value-type="float" office:value="0.2126055" calcext:value-type="float">
            <text:p>0.2126055</text:p>
          </table:table-cell>
          <table:table-cell office:value-type="float" office:value="3.093769" calcext:value-type="float">
            <text:p>3.093769</text:p>
          </table:table-cell>
          <table:table-cell office:value-type="float" office:value="0.008061519" calcext:value-type="float">
            <text:p>0.008061519</text:p>
          </table:table-cell>
          <table:table-cell office:value-type="float" office:value="0.2126055" calcext:value-type="float">
            <text:p>0.2126055</text:p>
          </table:table-cell>
          <table:table-cell office:value-type="float" office:value="3.018028" calcext:value-type="float">
            <text:p>3.018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74038" calcext:value-type="float">
            <text:p>0.005574038</text:p>
          </table:table-cell>
          <table:table-cell table:number-columns-repeated="23"/>
        </table:table-row>
        <table:table-row table:style-name="ro1">
          <table:table-cell office:value-type="float" office:value="0.915234" calcext:value-type="float">
            <text:p>0.915234</text:p>
          </table:table-cell>
          <table:table-cell office:value-type="float" office:value="1.132048" calcext:value-type="float">
            <text:p>1.132048</text:p>
          </table:table-cell>
          <table:table-cell office:value-type="float" office:value="0.06739439" calcext:value-type="float">
            <text:p>0.06739439</text:p>
          </table:table-cell>
          <table:table-cell office:value-type="float" office:value="0.915234" calcext:value-type="float">
            <text:p>0.915234</text:p>
          </table:table-cell>
          <table:table-cell office:value-type="float" office:value="1.705686" calcext:value-type="float">
            <text:p>1.705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540605" calcext:value-type="float">
            <text:p>0.00554060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5:34.408274159</dc:date>
    <meta:editing-duration>PT41S</meta:editing-duration>
    <meta:editing-cycles>1</meta:editing-cycles>
    <meta:document-statistic meta:table-count="1" meta:cell-count="16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style-name="ch1">
        <chart:legend chart:legend-position="end" svg:x="13.751cm" svg:y="4.203cm" style:legend-expansion="high" chart:style-name="ch2"/>
        <chart:plot-area chart:style-name="ch3" table:cell-range-address="best_pop.A3:best_pop.B202" svg:x="0.32cm" svg:y="0.18cm" svg:width="13.111cm" svg:height="8.645cm">
          <chartooo:coordinate-region svg:x="1.047cm" svg:y="0.379cm" svg:width="12.14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997">
                <text:p>0.9999997</text:p>
                <draw:g>
                  <svg:desc>best_pop.A3:best_pop.A202</svg:desc>
                </draw:g>
              </table:table-cell>
              <table:table-cell office:value-type="float" office:value="0.8905969">
                <text:p>0.8905969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19213E-016">
                <text:p>1.419213E-016</text:p>
              </table:table-cell>
              <table:table-cell office:value-type="float" office:value="3.73179">
                <text:p>3.73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76745">
                <text:p>0.4076745</text:p>
              </table:table-cell>
              <table:table-cell office:value-type="float" office:value="2.540604">
                <text:p>2.540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96661">
                <text:p>0.3996661</text:p>
              </table:table-cell>
              <table:table-cell office:value-type="float" office:value="2.576871">
                <text:p>2.576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17157">
                <text:p>0.4617157</text:p>
              </table:table-cell>
              <table:table-cell office:value-type="float" office:value="2.387287">
                <text:p>2.387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63233">
                <text:p>0.9263233</text:p>
              </table:table-cell>
              <table:table-cell office:value-type="float" office:value="1.086202">
                <text:p>1.086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50021">
                <text:p>0.04050021</text:p>
              </table:table-cell>
              <table:table-cell office:value-type="float" office:value="3.604166">
                <text:p>3.604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62715">
                <text:p>0.8162715</text:p>
              </table:table-cell>
              <table:table-cell office:value-type="float" office:value="1.399792">
                <text:p>1.399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33496">
                <text:p>0.8433496</text:p>
              </table:table-cell>
              <table:table-cell office:value-type="float" office:value="1.352975">
                <text:p>1.352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430091">
                <text:p>0.08430091</text:p>
              </table:table-cell>
              <table:table-cell office:value-type="float" office:value="3.459746">
                <text:p>3.459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7301">
                <text:p>0.3747301</text:p>
              </table:table-cell>
              <table:table-cell office:value-type="float" office:value="2.632053">
                <text:p>2.632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74932">
                <text:p>0.5174932</text:p>
              </table:table-cell>
              <table:table-cell office:value-type="float" office:value="2.230342">
                <text:p>2.230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67124">
                <text:p>0.2967124</text:p>
              </table:table-cell>
              <table:table-cell office:value-type="float" office:value="2.855296">
                <text:p>2.855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97027">
                <text:p>0.3097027</text:p>
              </table:table-cell>
              <table:table-cell office:value-type="float" office:value="2.831893">
                <text:p>2.8318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34802">
                <text:p>0.2834802</text:p>
              </table:table-cell>
              <table:table-cell office:value-type="float" office:value="2.890892">
                <text:p>2.890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07316">
                <text:p>0.4207316</text:p>
              </table:table-cell>
              <table:table-cell office:value-type="float" office:value="2.519277">
                <text:p>2.519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5281">
                <text:p>0.355281</text:p>
              </table:table-cell>
              <table:table-cell office:value-type="float" office:value="2.702794">
                <text:p>2.702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88584">
                <text:p>0.6188584</text:p>
              </table:table-cell>
              <table:table-cell office:value-type="float" office:value="1.944902">
                <text:p>1.944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42206">
                <text:p>0.7842206</text:p>
              </table:table-cell>
              <table:table-cell office:value-type="float" office:value="1.481852">
                <text:p>1.481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8383">
                <text:p>0.508383</text:p>
              </table:table-cell>
              <table:table-cell office:value-type="float" office:value="2.278272">
                <text:p>2.278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317873">
                <text:p>0.6317873</text:p>
              </table:table-cell>
              <table:table-cell office:value-type="float" office:value="1.908179">
                <text:p>1.9081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1949">
                <text:p>0.3641949</text:p>
              </table:table-cell>
              <table:table-cell office:value-type="float" office:value="2.661572">
                <text:p>2.661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96156">
                <text:p>0.9196156</text:p>
              </table:table-cell>
              <table:table-cell office:value-type="float" office:value="1.108134">
                <text:p>1.108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80716">
                <text:p>0.7780716</text:p>
              </table:table-cell>
              <table:table-cell office:value-type="float" office:value="1.515055">
                <text:p>1.515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03653">
                <text:p>0.9603653</text:p>
              </table:table-cell>
              <table:table-cell office:value-type="float" office:value="0.9921108">
                <text:p>0.9921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30517">
                <text:p>0.4530517</text:p>
              </table:table-cell>
              <table:table-cell office:value-type="float" office:value="2.414029">
                <text:p>2.414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68566">
                <text:p>0.7068566</text:p>
              </table:table-cell>
              <table:table-cell office:value-type="float" office:value="1.710156">
                <text:p>1.710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54225">
                <text:p>0.6254225</text:p>
              </table:table-cell>
              <table:table-cell office:value-type="float" office:value="1.937236">
                <text:p>1.937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796577">
                <text:p>0.04796577</text:p>
              </table:table-cell>
              <table:table-cell office:value-type="float" office:value="3.574365">
                <text:p>3.574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71812">
                <text:p>0.4871812</text:p>
              </table:table-cell>
              <table:table-cell office:value-type="float" office:value="2.317791">
                <text:p>2.317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9153">
                <text:p>0.329153</text:p>
              </table:table-cell>
              <table:table-cell office:value-type="float" office:value="2.780679">
                <text:p>2.780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31391">
                <text:p>0.4431391</text:p>
              </table:table-cell>
              <table:table-cell office:value-type="float" office:value="2.446157">
                <text:p>2.446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413413">
                <text:p>0.9413413</text:p>
              </table:table-cell>
              <table:table-cell office:value-type="float" office:value="1.046046">
                <text:p>1.046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56951">
                <text:p>0.6056951</text:p>
              </table:table-cell>
              <table:table-cell office:value-type="float" office:value="2.003403">
                <text:p>2.003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15899">
                <text:p>0.9815899</text:p>
              </table:table-cell>
              <table:table-cell office:value-type="float" office:value="0.9525877">
                <text:p>0.9525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22685">
                <text:p>0.2722685</text:p>
              </table:table-cell>
              <table:table-cell office:value-type="float" office:value="2.927643">
                <text:p>2.927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724725">
                <text:p>0.9724725</text:p>
              </table:table-cell>
              <table:table-cell office:value-type="float" office:value="0.977427">
                <text:p>0.977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09109">
                <text:p>0.809109</text:p>
              </table:table-cell>
              <table:table-cell office:value-type="float" office:value="1.427428">
                <text:p>1.42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595534">
                <text:p>0.07595534</text:p>
              </table:table-cell>
              <table:table-cell office:value-type="float" office:value="3.489399">
                <text:p>3.489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40479">
                <text:p>0.6540479</text:p>
              </table:table-cell>
              <table:table-cell office:value-type="float" office:value="1.845751">
                <text:p>1.845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35157">
                <text:p>0.01635157</text:p>
              </table:table-cell>
              <table:table-cell office:value-type="float" office:value="3.670149">
                <text:p>3.6701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11143">
                <text:p>0.3611143</text:p>
              </table:table-cell>
              <table:table-cell office:value-type="float" office:value="2.670985">
                <text:p>2.670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61813">
                <text:p>0.5261813</text:p>
              </table:table-cell>
              <table:table-cell office:value-type="float" office:value="2.206551">
                <text:p>2.2065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5749">
                <text:p>0.3465749</text:p>
              </table:table-cell>
              <table:table-cell office:value-type="float" office:value="2.71215">
                <text:p>2.71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482137">
                <text:p>0.8482137</text:p>
              </table:table-cell>
              <table:table-cell office:value-type="float" office:value="1.30385">
                <text:p>1.30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21185">
                <text:p>0.1421185</text:p>
              </table:table-cell>
              <table:table-cell office:value-type="float" office:value="3.296316">
                <text:p>3.296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99052">
                <text:p>0.2299052</text:p>
              </table:table-cell>
              <table:table-cell office:value-type="float" office:value="3.045201">
                <text:p>3.045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42451">
                <text:p>0.5542451</text:p>
              </table:table-cell>
              <table:table-cell office:value-type="float" office:value="2.126244">
                <text:p>2.126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12356">
                <text:p>0.1712356</text:p>
              </table:table-cell>
              <table:table-cell office:value-type="float" office:value="3.215138">
                <text:p>3.215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16934">
                <text:p>0.5416934</text:p>
              </table:table-cell>
              <table:table-cell office:value-type="float" office:value="2.170662">
                <text:p>2.170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5401">
                <text:p>0.9955401</text:p>
              </table:table-cell>
              <table:table-cell office:value-type="float" office:value="0.9197096">
                <text:p>0.9197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87383">
                <text:p>0.8487383</text:p>
              </table:table-cell>
              <table:table-cell office:value-type="float" office:value="1.303368">
                <text:p>1.303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11035">
                <text:p>0.3411035</text:p>
              </table:table-cell>
              <table:table-cell office:value-type="float" office:value="2.727743">
                <text:p>2.7277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746368">
                <text:p>0.6746368</text:p>
              </table:table-cell>
              <table:table-cell office:value-type="float" office:value="1.795459">
                <text:p>1.79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70607">
                <text:p>0.5370607</text:p>
              </table:table-cell>
              <table:table-cell office:value-type="float" office:value="2.177295">
                <text:p>2.177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121129">
                <text:p>0.3121129</text:p>
              </table:table-cell>
              <table:table-cell office:value-type="float" office:value="2.812204">
                <text:p>2.812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909403">
                <text:p>0.06909403</text:p>
              </table:table-cell>
              <table:table-cell office:value-type="float" office:value="3.504146">
                <text:p>3.5041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5035">
                <text:p>0.805035</text:p>
              </table:table-cell>
              <table:table-cell office:value-type="float" office:value="1.43539">
                <text:p>1.435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059803">
                <text:p>0.9059803</text:p>
              </table:table-cell>
              <table:table-cell office:value-type="float" office:value="1.155132">
                <text:p>1.155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81424">
                <text:p>0.6481424</text:p>
              </table:table-cell>
              <table:table-cell office:value-type="float" office:value="1.871731">
                <text:p>1.871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85915">
                <text:p>0.6685915</text:p>
              </table:table-cell>
              <table:table-cell office:value-type="float" office:value="1.816531">
                <text:p>1.816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02674">
                <text:p>0.8602674</text:p>
              </table:table-cell>
              <table:table-cell office:value-type="float" office:value="1.275005">
                <text:p>1.2750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948579">
                <text:p>0.8948579</text:p>
              </table:table-cell>
              <table:table-cell office:value-type="float" office:value="1.206417">
                <text:p>1.2064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828019">
                <text:p>0.6828019</text:p>
              </table:table-cell>
              <table:table-cell office:value-type="float" office:value="1.794389">
                <text:p>1.794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29397">
                <text:p>0.4229397</text:p>
              </table:table-cell>
              <table:table-cell office:value-type="float" office:value="2.499137">
                <text:p>2.4991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16459">
                <text:p>0.4516459</text:p>
              </table:table-cell>
              <table:table-cell office:value-type="float" office:value="2.433872">
                <text:p>2.4338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26892">
                <text:p>0.1226892</text:p>
              </table:table-cell>
              <table:table-cell office:value-type="float" office:value="3.349339">
                <text:p>3.349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187009">
                <text:p>0.7187009</text:p>
              </table:table-cell>
              <table:table-cell office:value-type="float" office:value="1.665684">
                <text:p>1.665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73741">
                <text:p>0.4773741</text:p>
              </table:table-cell>
              <table:table-cell office:value-type="float" office:value="2.342756">
                <text:p>2.3427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03724">
                <text:p>0.0203724</text:p>
              </table:table-cell>
              <table:table-cell office:value-type="float" office:value="3.639845">
                <text:p>3.639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55713">
                <text:p>0.9555713</text:p>
              </table:table-cell>
              <table:table-cell office:value-type="float" office:value="1.005596">
                <text:p>1.005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81396">
                <text:p>0.1981396</text:p>
              </table:table-cell>
              <table:table-cell office:value-type="float" office:value="3.132251">
                <text:p>3.132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96644">
                <text:p>0.7396644</text:p>
              </table:table-cell>
              <table:table-cell office:value-type="float" office:value="1.61328">
                <text:p>1.613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83143">
                <text:p>0.4283143</text:p>
              </table:table-cell>
              <table:table-cell office:value-type="float" office:value="2.480149">
                <text:p>2.480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94543">
                <text:p>0.6094543</text:p>
              </table:table-cell>
              <table:table-cell office:value-type="float" office:value="1.97206">
                <text:p>1.97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97564">
                <text:p>0.8797564</text:p>
              </table:table-cell>
              <table:table-cell office:value-type="float" office:value="1.218331">
                <text:p>1.2183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62118">
                <text:p>0.7962118</text:p>
              </table:table-cell>
              <table:table-cell office:value-type="float" office:value="1.452567">
                <text:p>1.452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6692">
                <text:p>0.136692</text:p>
              </table:table-cell>
              <table:table-cell office:value-type="float" office:value="3.313465">
                <text:p>3.313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34011">
                <text:p>0.2934011</text:p>
              </table:table-cell>
              <table:table-cell office:value-type="float" office:value="2.872537">
                <text:p>2.8725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933046">
                <text:p>0.6933046</text:p>
              </table:table-cell>
              <table:table-cell office:value-type="float" office:value="1.736695">
                <text:p>1.7366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78363">
                <text:p>0.1478363</text:p>
              </table:table-cell>
              <table:table-cell office:value-type="float" office:value="3.280424">
                <text:p>3.280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33977">
                <text:p>0.5933977</text:p>
              </table:table-cell>
              <table:table-cell office:value-type="float" office:value="2.020301">
                <text:p>2.0203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007">
                <text:p>0.156007</text:p>
              </table:table-cell>
              <table:table-cell office:value-type="float" office:value="3.25302">
                <text:p>3.25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37357">
                <text:p>0.7637357</text:p>
              </table:table-cell>
              <table:table-cell office:value-type="float" office:value="1.537974">
                <text:p>1.5379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359741">
                <text:p>0.3359741</text:p>
              </table:table-cell>
              <table:table-cell office:value-type="float" office:value="2.760516">
                <text:p>2.7605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624524">
                <text:p>0.2624524</text:p>
              </table:table-cell>
              <table:table-cell office:value-type="float" office:value="2.952798">
                <text:p>2.952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26646">
                <text:p>0.4726646</text:p>
              </table:table-cell>
              <table:table-cell office:value-type="float" office:value="2.371895">
                <text:p>2.371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27832">
                <text:p>0.2527832</text:p>
              </table:table-cell>
              <table:table-cell office:value-type="float" office:value="2.980212">
                <text:p>2.980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84269">
                <text:p>0.8884269</text:p>
              </table:table-cell>
              <table:table-cell office:value-type="float" office:value="1.210639">
                <text:p>1.2106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66131">
                <text:p>0.9366131</text:p>
              </table:table-cell>
              <table:table-cell office:value-type="float" office:value="1.062142">
                <text:p>1.0621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24967">
                <text:p>0.8224967</text:p>
              </table:table-cell>
              <table:table-cell office:value-type="float" office:value="1.374241">
                <text:p>1.374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22685">
                <text:p>0.2722685</text:p>
              </table:table-cell>
              <table:table-cell office:value-type="float" office:value="2.927643">
                <text:p>2.927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624524">
                <text:p>0.2624524</text:p>
              </table:table-cell>
              <table:table-cell office:value-type="float" office:value="2.952798">
                <text:p>2.952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74175">
                <text:p>0.4374175</text:p>
              </table:table-cell>
              <table:table-cell office:value-type="float" office:value="2.466236">
                <text:p>2.4662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73246">
                <text:p>0.02973246</text:p>
              </table:table-cell>
              <table:table-cell office:value-type="float" office:value="3.614468">
                <text:p>3.614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91228">
                <text:p>0.5991228</text:p>
              </table:table-cell>
              <table:table-cell office:value-type="float" office:value="2.013414">
                <text:p>2.013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6880798">
                <text:p>0.006880798</text:p>
              </table:table-cell>
              <table:table-cell office:value-type="float" office:value="3.682305">
                <text:p>3.682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648534">
                <text:p>0.8648534</text:p>
              </table:table-cell>
              <table:table-cell office:value-type="float" office:value="1.255982">
                <text:p>1.2559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26892">
                <text:p>0.1226892</text:p>
              </table:table-cell>
              <table:table-cell office:value-type="float" office:value="3.349339">
                <text:p>3.349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35802">
                <text:p>0.1335802</text:p>
              </table:table-cell>
              <table:table-cell office:value-type="float" office:value="3.328687">
                <text:p>3.3286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33749">
                <text:p>0.6433749</text:p>
              </table:table-cell>
              <table:table-cell office:value-type="float" office:value="1.877155">
                <text:p>1.877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866431">
                <text:p>0.6866431</text:p>
              </table:table-cell>
              <table:table-cell office:value-type="float" office:value="1.754647">
                <text:p>1.7546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69505">
                <text:p>0.4969505</text:p>
              </table:table-cell>
              <table:table-cell office:value-type="float" office:value="2.299551">
                <text:p>2.299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84206">
                <text:p>0.684206</text:p>
              </table:table-cell>
              <table:table-cell office:value-type="float" office:value="1.761969">
                <text:p>1.7619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27886">
                <text:p>0.1527886</text:p>
              </table:table-cell>
              <table:table-cell office:value-type="float" office:value="3.270403">
                <text:p>3.270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503058">
                <text:p>0.7503058</text:p>
              </table:table-cell>
              <table:table-cell office:value-type="float" office:value="1.578337">
                <text:p>1.578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882867">
                <text:p>0.3882867</text:p>
              </table:table-cell>
              <table:table-cell office:value-type="float" office:value="2.594567">
                <text:p>2.5945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271898">
                <text:p>0.7271898</text:p>
              </table:table-cell>
              <table:table-cell office:value-type="float" office:value="1.656787">
                <text:p>1.656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443324">
                <text:p>0.06443324</text:p>
              </table:table-cell>
              <table:table-cell office:value-type="float" office:value="3.532104">
                <text:p>3.532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106532">
                <text:p>0.9106532</text:p>
              </table:table-cell>
              <table:table-cell office:value-type="float" office:value="1.151083">
                <text:p>1.1510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969505">
                <text:p>0.4969505</text:p>
              </table:table-cell>
              <table:table-cell office:value-type="float" office:value="2.299551">
                <text:p>2.2995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905481">
                <text:p>0.7905481</text:p>
              </table:table-cell>
              <table:table-cell office:value-type="float" office:value="1.470694">
                <text:p>1.470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83728">
                <text:p>0.1083728</text:p>
              </table:table-cell>
              <table:table-cell office:value-type="float" office:value="3.392549">
                <text:p>3.392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44451">
                <text:p>0.5144451</text:p>
              </table:table-cell>
              <table:table-cell office:value-type="float" office:value="2.261331">
                <text:p>2.2613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84013">
                <text:p>0.2484013</text:p>
              </table:table-cell>
              <table:table-cell office:value-type="float" office:value="3.007013">
                <text:p>3.007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158688">
                <text:p>0.7158688</text:p>
              </table:table-cell>
              <table:table-cell office:value-type="float" office:value="1.687976">
                <text:p>1.687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700908">
                <text:p>0.8700908</text:p>
              </table:table-cell>
              <table:table-cell office:value-type="float" office:value="1.251263">
                <text:p>1.2512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60447">
                <text:p>0.660447</text:p>
              </table:table-cell>
              <table:table-cell office:value-type="float" office:value="1.839804">
                <text:p>1.8398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095562">
                <text:p>0.05095562</text:p>
              </table:table-cell>
              <table:table-cell office:value-type="float" office:value="3.560898">
                <text:p>3.5608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87578">
                <text:p>0.3387578</text:p>
              </table:table-cell>
              <table:table-cell office:value-type="float" office:value="2.75251">
                <text:p>2.752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71524">
                <text:p>0.2071524</text:p>
              </table:table-cell>
              <table:table-cell office:value-type="float" office:value="3.126243">
                <text:p>3.126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70156">
                <text:p>0.2870156</text:p>
              </table:table-cell>
              <table:table-cell office:value-type="float" office:value="2.884315">
                <text:p>2.8843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5112">
                <text:p>0.735112</text:p>
              </table:table-cell>
              <table:table-cell office:value-type="float" office:value="1.63286">
                <text:p>1.63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649498">
                <text:p>0.6649498</text:p>
              </table:table-cell>
              <table:table-cell office:value-type="float" office:value="1.829128">
                <text:p>1.829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13383">
                <text:p>0.1613383</text:p>
              </table:table-cell>
              <table:table-cell office:value-type="float" office:value="3.238618">
                <text:p>3.2386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87349">
                <text:p>0.2387349</text:p>
              </table:table-cell>
              <table:table-cell office:value-type="float" office:value="3.026948">
                <text:p>3.0269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3441">
                <text:p>0.9893441</text:p>
              </table:table-cell>
              <table:table-cell office:value-type="float" office:value="0.9246227">
                <text:p>0.9246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87349">
                <text:p>0.2387349</text:p>
              </table:table-cell>
              <table:table-cell office:value-type="float" office:value="3.026948">
                <text:p>3.0269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983058">
                <text:p>0.8983058</text:p>
              </table:table-cell>
              <table:table-cell office:value-type="float" office:value="1.177772">
                <text:p>1.1777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96704">
                <text:p>0.6396704</text:p>
              </table:table-cell>
              <table:table-cell office:value-type="float" office:value="1.899127">
                <text:p>1.899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1142">
                <text:p>0.221142</text:p>
              </table:table-cell>
              <table:table-cell office:value-type="float" office:value="3.078327">
                <text:p>3.078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81312">
                <text:p>0.5481312</text:p>
              </table:table-cell>
              <table:table-cell office:value-type="float" office:value="2.144915">
                <text:p>2.144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9724567">
                <text:p>0.09724567</text:p>
              </table:table-cell>
              <table:table-cell office:value-type="float" office:value="3.427504">
                <text:p>3.4275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183">
                <text:p>0.3183</text:p>
              </table:table-cell>
              <table:table-cell office:value-type="float" office:value="2.794059">
                <text:p>2.794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667228">
                <text:p>0.5667228</text:p>
              </table:table-cell>
              <table:table-cell office:value-type="float" office:value="2.090413">
                <text:p>2.090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529436E-016">
                <text:p>2.529436E-016</text:p>
              </table:table-cell>
              <table:table-cell office:value-type="float" office:value="3.707929">
                <text:p>3.7079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14887">
                <text:p>0.5614887</text:p>
              </table:table-cell>
              <table:table-cell office:value-type="float" office:value="2.118491">
                <text:p>2.1184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64178">
                <text:p>0.8364178</text:p>
              </table:table-cell>
              <table:table-cell office:value-type="float" office:value="1.361001">
                <text:p>1.361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34413">
                <text:p>0.7434413</text:p>
              </table:table-cell>
              <table:table-cell office:value-type="float" office:value="1.598434">
                <text:p>1.598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743083">
                <text:p>0.5743083</text:p>
              </table:table-cell>
              <table:table-cell office:value-type="float" office:value="2.074066">
                <text:p>2.074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712765">
                <text:p>0.7712765</text:p>
              </table:table-cell>
              <table:table-cell office:value-type="float" office:value="1.521805">
                <text:p>1.521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12503">
                <text:p>0.3812503</text:p>
              </table:table-cell>
              <table:table-cell office:value-type="float" office:value="2.621675">
                <text:p>2.621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18838">
                <text:p>0.8318838</text:p>
              </table:table-cell>
              <table:table-cell office:value-type="float" office:value="1.363684">
                <text:p>1.363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08099">
                <text:p>0.9508099</text:p>
              </table:table-cell>
              <table:table-cell office:value-type="float" office:value="1.030281">
                <text:p>1.0302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31509">
                <text:p>0.4731509</text:p>
              </table:table-cell>
              <table:table-cell office:value-type="float" office:value="2.364721">
                <text:p>2.3647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24353">
                <text:p>0.1124353</text:p>
              </table:table-cell>
              <table:table-cell office:value-type="float" office:value="3.380237">
                <text:p>3.3802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76482">
                <text:p>0.7576482</text:p>
              </table:table-cell>
              <table:table-cell office:value-type="float" office:value="1.570887">
                <text:p>1.5708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998405">
                <text:p>0.9998405</text:p>
              </table:table-cell>
              <table:table-cell office:value-type="float" office:value="0.8907217">
                <text:p>0.89072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968874">
                <text:p>0.01968874</text:p>
              </table:table-cell>
              <table:table-cell office:value-type="float" office:value="3.645502">
                <text:p>3.6455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685844">
                <text:p>0.05685844</text:p>
              </table:table-cell>
              <table:table-cell office:value-type="float" office:value="3.535727">
                <text:p>3.5357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029526">
                <text:p>0.1029526</text:p>
              </table:table-cell>
              <table:table-cell office:value-type="float" office:value="3.40934">
                <text:p>3.409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124353">
                <text:p>0.1124353</text:p>
              </table:table-cell>
              <table:table-cell office:value-type="float" office:value="3.380237">
                <text:p>3.3802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973246">
                <text:p>0.02973246</text:p>
              </table:table-cell>
              <table:table-cell office:value-type="float" office:value="3.614468">
                <text:p>3.6144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844527">
                <text:p>0.5844527</text:p>
              </table:table-cell>
              <table:table-cell office:value-type="float" office:value="2.057675">
                <text:p>2.0576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32635">
                <text:p>0.432635</text:p>
              </table:table-cell>
              <table:table-cell office:value-type="float" office:value="2.46862">
                <text:p>2.468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69724">
                <text:p>0.2169724</text:p>
              </table:table-cell>
              <table:table-cell office:value-type="float" office:value="3.090686">
                <text:p>3.0906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486909">
                <text:p>0.7486909</text:p>
              </table:table-cell>
              <table:table-cell office:value-type="float" office:value="1.595785">
                <text:p>1.5957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86382">
                <text:p>0.2486382</text:p>
              </table:table-cell>
              <table:table-cell office:value-type="float" office:value="3.006874">
                <text:p>3.0068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07576">
                <text:p>0.1907576</text:p>
              </table:table-cell>
              <table:table-cell office:value-type="float" office:value="3.1633">
                <text:p>3.16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336878">
                <text:p>0.007336878</text:p>
              </table:table-cell>
              <table:table-cell office:value-type="float" office:value="3.677001">
                <text:p>3.677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983058">
                <text:p>0.8983058</text:p>
              </table:table-cell>
              <table:table-cell office:value-type="float" office:value="1.177772">
                <text:p>1.1777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527832">
                <text:p>0.2527832</text:p>
              </table:table-cell>
              <table:table-cell office:value-type="float" office:value="2.980212">
                <text:p>2.9802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58048">
                <text:p>0.1858048</text:p>
              </table:table-cell>
              <table:table-cell office:value-type="float" office:value="3.175036">
                <text:p>3.175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523848">
                <text:p>0.9523848</text:p>
              </table:table-cell>
              <table:table-cell office:value-type="float" office:value="1.028979">
                <text:p>1.0289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77661">
                <text:p>0.2277661</text:p>
              </table:table-cell>
              <table:table-cell office:value-type="float" office:value="3.060042">
                <text:p>3.0600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68965">
                <text:p>0.5668965</text:p>
              </table:table-cell>
              <table:table-cell office:value-type="float" office:value="2.090198">
                <text:p>2.090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094543">
                <text:p>0.6094543</text:p>
              </table:table-cell>
              <table:table-cell office:value-type="float" office:value="1.97206">
                <text:p>1.97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73605">
                <text:p>0.7673605</text:p>
              </table:table-cell>
              <table:table-cell office:value-type="float" office:value="1.527751">
                <text:p>1.527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87043">
                <text:p>0.6987043</text:p>
              </table:table-cell>
              <table:table-cell office:value-type="float" office:value="1.732611">
                <text:p>1.7326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246674">
                <text:p>0.8246674</text:p>
              </table:table-cell>
              <table:table-cell office:value-type="float" office:value="1.370462">
                <text:p>1.3704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43043">
                <text:p>0.2243043</text:p>
              </table:table-cell>
              <table:table-cell office:value-type="float" office:value="3.067338">
                <text:p>3.067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5234">
                <text:p>0.915234</text:p>
              </table:table-cell>
              <table:table-cell office:value-type="float" office:value="1.132048">
                <text:p>1.132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10579">
                <text:p>0.7610579</text:p>
              </table:table-cell>
              <table:table-cell office:value-type="float" office:value="1.565773">
                <text:p>1.5657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06862">
                <text:p>0.3206862</text:p>
              </table:table-cell>
              <table:table-cell office:value-type="float" office:value="2.789886">
                <text:p>2.7898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481312">
                <text:p>0.5481312</text:p>
              </table:table-cell>
              <table:table-cell office:value-type="float" office:value="2.144915">
                <text:p>2.1449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304072">
                <text:p>0.5304072</text:p>
              </table:table-cell>
              <table:table-cell office:value-type="float" office:value="2.201052">
                <text:p>2.201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9001597">
                <text:p>0.09001597</text:p>
              </table:table-cell>
              <table:table-cell office:value-type="float" office:value="3.440594">
                <text:p>3.4405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59778">
                <text:p>0.1659778</text:p>
              </table:table-cell>
              <table:table-cell office:value-type="float" office:value="3.235337">
                <text:p>3.2353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797564">
                <text:p>0.8797564</text:p>
              </table:table-cell>
              <table:table-cell office:value-type="float" office:value="1.218331">
                <text:p>1.2183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75148">
                <text:p>0.1675148</text:p>
              </table:table-cell>
              <table:table-cell office:value-type="float" office:value="3.220879">
                <text:p>3.220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958756">
                <text:p>0.1958756</text:p>
              </table:table-cell>
              <table:table-cell office:value-type="float" office:value="3.152412">
                <text:p>3.152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44266">
                <text:p>0.07244266</text:p>
              </table:table-cell>
              <table:table-cell office:value-type="float" office:value="3.49295">
                <text:p>3.492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957337">
                <text:p>0.7957337</text:p>
              </table:table-cell>
              <table:table-cell office:value-type="float" office:value="1.465639">
                <text:p>1.4656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121614">
                <text:p>0.5121614</text:p>
              </table:table-cell>
              <table:table-cell office:value-type="float" office:value="2.263557">
                <text:p>2.263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79203">
                <text:p>0.179203</text:p>
              </table:table-cell>
              <table:table-cell office:value-type="float" office:value="3.190202">
                <text:p>3.190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9569744">
                <text:p>0.09569744</text:p>
              </table:table-cell>
              <table:table-cell office:value-type="float" office:value="3.432524">
                <text:p>3.432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63072">
                <text:p>0.7263072</text:p>
              </table:table-cell>
              <table:table-cell office:value-type="float" office:value="1.657709">
                <text:p>1.657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837994">
                <text:p>0.3837994</text:p>
              </table:table-cell>
              <table:table-cell office:value-type="float" office:value="2.61483">
                <text:p>2.61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82867">
                <text:p>0.3882867</text:p>
              </table:table-cell>
              <table:table-cell office:value-type="float" office:value="2.594567">
                <text:p>2.594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866838">
                <text:p>0.5866838</text:p>
              </table:table-cell>
              <table:table-cell office:value-type="float" office:value="2.034187">
                <text:p>2.034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106716">
                <text:p>0.2106716</text:p>
              </table:table-cell>
              <table:table-cell office:value-type="float" office:value="3.104458">
                <text:p>3.1044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5112">
                <text:p>0.735112</text:p>
              </table:table-cell>
              <table:table-cell office:value-type="float" office:value="1.63286">
                <text:p>1.632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40257">
                <text:p>0.1040257</text:p>
              </table:table-cell>
              <table:table-cell office:value-type="float" office:value="3.405197">
                <text:p>3.405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700908">
                <text:p>0.8700908</text:p>
              </table:table-cell>
              <table:table-cell office:value-type="float" office:value="1.251263">
                <text:p>1.2512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602674">
                <text:p>0.8602674</text:p>
              </table:table-cell>
              <table:table-cell office:value-type="float" office:value="1.275005">
                <text:p>1.2750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64245">
                <text:p>0.9764245</text:p>
              </table:table-cell>
              <table:table-cell office:value-type="float" office:value="0.9567378">
                <text:p>0.9567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28155">
                <text:p>0.9728155</text:p>
              </table:table-cell>
              <table:table-cell office:value-type="float" office:value="0.9596438">
                <text:p>0.95964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73423">
                <text:p>0.2073423</text:p>
              </table:table-cell>
              <table:table-cell office:value-type="float" office:value="3.111763">
                <text:p>3.1117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26055">
                <text:p>0.2126055</text:p>
              </table:table-cell>
              <table:table-cell office:value-type="float" office:value="3.093769">
                <text:p>3.0937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15234">
                <text:p>0.915234</text:p>
              </table:table-cell>
              <table:table-cell office:value-type="float" office:value="1.132048">
                <text:p>1.132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